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337cm" fo:min-width="3.628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afd095" draw:textarea-horizontal-align="justify" draw:textarea-vertical-align="middle" draw:auto-grow-height="false" fo:min-height="1.337cm" fo:min-width="3.628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972cm" fo:min-width="2.675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1.40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standard">
      <style:graphic-properties draw:fill="solid" draw:fill-color="#ffffa6" draw:textarea-horizontal-align="justify" draw:textarea-vertical-align="middle" draw:auto-grow-height="false" fo:min-height="1.338cm" fo:min-width="3.31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9" style:family="graphic" style:parent-style-name="standard">
      <style:graphic-properties draw:fill="solid" draw:fill-color="#b4c7dc" draw:textarea-horizontal-align="justify" draw:textarea-vertical-align="middle" draw:auto-grow-height="false" fo:min-height="1.337cm" fo:min-width="2.992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1.40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3" style:family="graphic" style:parent-style-name="standard">
      <style:graphic-properties draw:fill="solid" draw:fill-color="#eeeeee" draw:textarea-horizontal-align="justify" draw:textarea-vertical-align="middle" draw:auto-grow-height="false" fo:min-height="6.1cm" fo:min-width="2.675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2.993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43" style:family="graphic" style:parent-style-name="standard">
      <style:graphic-properties draw:fill="solid" draw:fill-color="#afd095" draw:textarea-horizontal-align="justify" draw:textarea-vertical-align="middle" draw:auto-grow-height="false" fo:min-height="0.701cm" fo:min-width="4.58cm" style:writing-mode="lr-tb" loext:decorative="fals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0.701cm" fo:min-width="5.532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marker-end="Arrowheads_20_53" draw:marker-end-width="0.3cm" draw:fill="none" draw:textarea-vertical-align="middle" loext:decorative="false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3.309cm" style:writing-mode="lr-tb" loext:decorative="fals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0.701cm" fo:min-width="3.309cm" style:writing-mode="lr-tb" loext:decorative="false"/>
      <style:paragraph-properties style:writing-mode="lr-tb"/>
    </style:style>
    <style:style style:name="gr48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52" style:family="graphic" style:parent-style-name="standard">
      <style:graphic-properties draw:fill="solid" draw:fill-color="#ffa6a6" draw:textarea-horizontal-align="justify" draw:textarea-vertical-align="middle" draw:auto-grow-height="false" fo:min-height="1.338cm" fo:min-width="3.309cm" style:writing-mode="lr-tb" loext:decorative="false"/>
      <style:paragraph-properties style:writing-mode="lr-tb"/>
    </style:style>
    <style:style style:name="gr53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57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59" style:family="graphic" style:parent-style-name="standard">
      <style:graphic-properties draw:fill="solid" draw:fill-color="#bf819e" draw:textarea-horizontal-align="justify" draw:textarea-vertical-align="middle" draw:auto-grow-height="false" fo:min-height="1.338cm" fo:min-width="3.309cm" style:writing-mode="lr-tb" loext:decorative="false"/>
      <style:paragraph-properties style:writing-mode="lr-tb"/>
    </style:style>
    <style:style style:name="gr60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4.195cm" fo:min-width="2.675cm" style:writing-mode="lr-tb" loext:decorative="false"/>
      <style:paragraph-properties style:writing-mode="lr-tb"/>
    </style:style>
    <style:style style:name="gr62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69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70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71" draw:marker-end-width="0.3cm" draw:fill="none" draw:textarea-vertical-align="middle" loext:decorative="false"/>
    </style:style>
    <style:style style:name="gr69" style:family="graphic" style:parent-style-name="objectwithoutfill">
      <style:graphic-properties draw:marker-end="Arrowheads_20_72" draw:marker-end-width="0.3cm" draw:fill="none" draw:textarea-vertical-align="middle" loext:decorative="false"/>
    </style:style>
    <style:style style:name="gr70" style:family="graphic" style:parent-style-name="objectwithoutfill">
      <style:graphic-properties draw:marker-end="Arrowheads_20_73" draw:marker-end-width="0.3cm" draw:fill="none" draw:textarea-vertical-align="middle" loext:decorative="false"/>
    </style:style>
    <style:style style:name="gr71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72" style:family="graphic" style:parent-style-name="objectwithoutfill">
      <style:graphic-properties draw:marker-end="Arrowheads_20_75" draw:marker-end-width="0.3cm" draw:fill="none" draw:textarea-vertical-align="middle" loext:decorative="false"/>
    </style:style>
    <style:style style:name="gr73" style:family="graphic" style:parent-style-name="standard">
      <style:graphic-properties draw:fill="solid" draw:fill-color="#afd095"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74" style:family="graphic" style:parent-style-name="objectwithoutfill">
      <style:graphic-properties draw:marker-end="Arrowheads_20_76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78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79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83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84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85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86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87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90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91" draw:marker-end-width="0.3cm" draw:fill="none" draw:textarea-vertical-align="middle" loext:decorative="false"/>
    </style:style>
    <style:style style:name="gr88" style:family="graphic" style:parent-style-name="standard">
      <style:graphic-properties draw:fill="solid" draw:fill-color="#eeeeee" draw:textarea-horizontal-align="justify" draw:textarea-vertical-align="middle" draw:auto-grow-height="false" fo:min-height="2.608cm" fo:min-width="2.675cm" style:writing-mode="lr-tb" loext:decorative="false"/>
      <style:paragraph-properties style:writing-mode="lr-tb"/>
    </style:style>
    <style:style style:name="gr89" style:family="graphic" style:parent-style-name="objectwithoutfill">
      <style:graphic-properties draw:marker-end="Arrowheads_20_92" draw:marker-end-width="0.3cm" draw:fill="none" draw:textarea-vertical-align="middle" loext:decorative="false"/>
    </style:style>
    <style:style style:name="gr90" style:family="graphic" style:parent-style-name="standard">
      <style:graphic-properties draw:fill="solid" draw:fill-color="#ffe994" draw:textarea-horizontal-align="justify" draw:textarea-vertical-align="middle" draw:auto-grow-height="false" fo:min-height="1.338cm" fo:min-width="3.31cm" style:writing-mode="lr-tb" loext:decorative="false"/>
      <style:paragraph-properties style:writing-mode="lr-tb"/>
    </style:style>
    <style:style style:name="gr91" style:family="graphic" style:parent-style-name="objectwithoutfill">
      <style:graphic-properties draw:marker-end="Arrowheads_20_94" draw:marker-end-width="0.3cm" draw:fill="none" draw:textarea-vertical-align="middle" loext:decorative="false"/>
    </style:style>
    <style:style style:name="gr92" style:family="graphic" style:parent-style-name="standard">
      <style:graphic-properties draw:fill="solid" draw:fill-color="#729fcf" draw:textarea-horizontal-align="justify" draw:textarea-vertical-align="middle" draw:auto-grow-height="false" fo:min-height="0.702cm" fo:min-width="3.309cm" style:writing-mode="lr-tb" loext:decorative="false"/>
      <style:paragraph-properties style:writing-mode="lr-tb"/>
    </style:style>
    <style:style style:name="gr93" style:family="graphic" style:parent-style-name="objectwithoutfill">
      <style:graphic-properties draw:marker-end="Arrowheads_20_95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96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97" draw:marker-end-width="0.3cm" draw:fill="none" draw:textarea-vertical-align="middle" loext:decorative="false"/>
    </style:style>
    <style:style style:name="gr96" style:family="graphic" style:parent-style-name="objectwithoutfill">
      <style:graphic-properties draw:marker-end="Arrowheads_20_98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00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101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102" draw:marker-end-width="0.3cm" draw:fill="none" draw:textarea-vertical-align="middle" loext:decorative="false"/>
    </style:style>
    <style:style style:name="gr100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101" style:family="graphic" style:parent-style-name="objectwithoutfill">
      <style:graphic-properties draw:marker-end="Arrowheads_20_103" draw:marker-end-width="0.3cm" draw:fill="none" draw:textarea-vertical-align="middle" loext:decorative="false"/>
    </style:style>
    <style:style style:name="gr102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6.167cm" style:writing-mode="lr-tb" loext:decorative="false"/>
      <style:paragraph-properties style:writing-mode="lr-tb"/>
    </style:style>
    <style:style style:name="gr103" style:family="graphic" style:parent-style-name="objectwithoutfill">
      <style:graphic-properties draw:marker-end="Arrowheads_20_104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105" draw:marker-end-width="0.3cm" draw:fill="none" draw:textarea-vertical-align="middle" loext:decorative="false"/>
    </style:style>
    <style:style style:name="gr105" style:family="graphic" style:parent-style-name="objectwithoutfill">
      <style:graphic-properties draw:marker-end="Arrowheads_20_106" draw:marker-end-width="0.3cm" draw:fill="none" draw:textarea-vertical-align="middle" loext:decorative="false"/>
    </style:style>
    <style:style style:name="gr106" style:family="graphic" style:parent-style-name="objectwithoutfill">
      <style:graphic-properties draw:marker-end="Arrowheads_20_107" draw:marker-end-width="0.3cm" draw:fill="none" draw:textarea-vertical-align="middle" loext:decorative="false"/>
    </style:style>
    <style:style style:name="gr107" style:family="graphic" style:parent-style-name="objectwithoutfill">
      <style:graphic-properties draw:marker-end="Arrowheads_20_108" draw:marker-end-width="0.3cm" draw:fill="none" draw:textarea-vertical-align="middle" loext:decorative="false"/>
    </style:style>
    <style:style style:name="gr108" style:family="graphic" style:parent-style-name="objectwithoutfill">
      <style:graphic-properties draw:marker-end="Arrowheads_20_109" draw:marker-end-width="0.3cm" draw:fill="none" draw:textarea-vertical-align="middle" loext:decorative="false"/>
    </style:style>
    <style:style style:name="gr109" style:family="graphic" style:parent-style-name="objectwithoutfill">
      <style:graphic-properties draw:marker-end="Arrowheads_20_110" draw:marker-end-width="0.3cm" draw:fill="none" draw:textarea-vertical-align="middle" loext:decorative="false"/>
    </style:style>
    <style:style style:name="gr110" style:family="graphic" style:parent-style-name="objectwithoutfill">
      <style:graphic-properties draw:marker-end="Arrowheads_20_111" draw:marker-end-width="0.3cm" draw:fill="none" draw:textarea-vertical-align="middle" loext:decorative="false"/>
    </style:style>
    <style:style style:name="gr111" style:family="graphic" style:parent-style-name="objectwithoutfill">
      <style:graphic-properties draw:marker-end="Arrowheads_20_112" draw:marker-end-width="0.3cm" draw:fill="none" draw:textarea-vertical-align="middle" loext:decorative="false"/>
    </style:style>
    <style:style style:name="gr112" style:family="graphic" style:parent-style-name="objectwithoutfill">
      <style:graphic-properties draw:marker-end="Arrowheads_20_113" draw:marker-end-width="0.3cm" draw:fill="none" draw:textarea-vertical-align="middle" loext:decorative="false"/>
    </style:style>
    <style:style style:name="gr113" style:family="graphic" style:parent-style-name="objectwithoutfill">
      <style:graphic-properties draw:marker-end="Arrowheads_20_114" draw:marker-end-width="0.3cm" draw:fill="none" draw:textarea-vertical-align="middle" loext:decorative="false"/>
    </style:style>
    <style:style style:name="gr114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115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116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117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118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119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2.04cm" style:writing-mode="lr-tb" loext:decorative="false"/>
      <style:paragraph-properties style:writing-mode="lr-tb"/>
    </style:style>
    <style:style style:name="gr120" style:family="graphic" style:parent-style-name="objectwithoutfill">
      <style:graphic-properties draw:marker-end="Arrowheads_20_115" draw:marker-end-width="0.3cm" draw:fill="none" draw:textarea-vertical-align="middle" loext:decorative="false"/>
    </style:style>
    <style:style style:name="gr121" style:family="graphic" style:parent-style-name="objectwithoutfill">
      <style:graphic-properties draw:marker-end="Arrowheads_20_116" draw:marker-end-width="0.3cm" draw:fill="none" draw:textarea-vertical-align="middle" loext:decorative="false"/>
    </style:style>
    <style:style style:name="gr122" style:family="graphic" style:parent-style-name="objectwithoutfill">
      <style:graphic-properties draw:marker-end="Arrowheads_20_117" draw:marker-end-width="0.3cm" draw:fill="none" draw:textarea-vertical-align="middle" loext:decorative="false"/>
    </style:style>
    <style:style style:name="gr123" style:family="graphic" style:parent-style-name="objectwithoutfill">
      <style:graphic-properties draw:marker-end="Arrowheads_20_118" draw:marker-end-width="0.3cm" draw:fill="none" draw:textarea-vertical-align="middle" loext:decorative="false"/>
    </style:style>
    <style:style style:name="gr124" style:family="graphic" style:parent-style-name="objectwithoutfill">
      <style:graphic-properties draw:marker-end="Arrowheads_20_119" draw:marker-end-width="0.3cm" draw:fill="none" draw:textarea-vertical-align="middle" loext:decorative="false"/>
    </style:style>
    <style:style style:name="gr125" style:family="graphic" style:parent-style-name="objectwithoutfill">
      <style:graphic-properties draw:marker-end="Arrowheads_20_120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121" draw:marker-end-width="0.3cm" draw:fill="none" draw:textarea-vertical-align="middle" loext:decorative="false"/>
    </style:style>
    <style:style style:name="gr127" style:family="graphic" style:parent-style-name="objectwithoutfill">
      <style:graphic-properties draw:marker-end="Arrowheads_20_122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123" draw:marker-end-width="0.3cm" draw:fill="none" draw:textarea-vertical-align="middle" loext:decorative="false"/>
    </style:style>
    <style:style style:name="gr129" style:family="graphic" style:parent-style-name="objectwithoutfill">
      <style:graphic-properties draw:marker-end="Arrowheads_20_124" draw:marker-end-width="0.3cm" draw:fill="none" draw:textarea-vertical-align="middle" loext:decorative="false"/>
    </style:style>
    <style:style style:name="gr130" style:family="graphic" style:parent-style-name="objectwithoutfill">
      <style:graphic-properties draw:marker-end="Arrowheads_20_125" draw:marker-end-width="0.3cm" draw:fill="none" draw:textarea-vertical-align="middle" loext:decorative="false"/>
    </style:style>
    <style:style style:name="gr131" style:family="graphic" style:parent-style-name="objectwithoutfill">
      <style:graphic-properties draw:marker-end="Arrowheads_20_126" draw:marker-end-width="0.3cm" draw:fill="none" draw:textarea-vertical-align="middle" loext:decorative="false"/>
    </style:style>
    <style:style style:name="gr132" style:family="graphic" style:parent-style-name="objectwithoutfill">
      <style:graphic-properties draw:marker-end="Arrowheads_20_127" draw:marker-end-width="0.3cm" draw:fill="none" draw:textarea-vertical-align="middle" loext:decorative="false"/>
    </style:style>
    <style:style style:name="gr133" style:family="graphic" style:parent-style-name="objectwithoutfill">
      <style:graphic-properties draw:marker-end="Arrowheads_20_128" draw:marker-end-width="0.3cm" draw:fill="none" draw:textarea-vertical-align="middle" loext:decorative="false"/>
    </style:style>
    <style:style style:name="gr134" style:family="graphic" style:parent-style-name="objectwithoutfill">
      <style:graphic-properties draw:marker-end="Arrowheads_20_129" draw:marker-end-width="0.3cm" draw:fill="none" draw:textarea-vertical-align="middle" loext:decorative="false"/>
    </style:style>
    <style:style style:name="gr135" style:family="graphic" style:parent-style-name="objectwithoutfill">
      <style:graphic-properties draw:marker-end="Arrowheads_20_130" draw:marker-end-width="0.3cm" draw:fill="none" draw:textarea-vertical-align="middle" loext:decorative="false"/>
    </style:style>
    <style:style style:name="gr136" style:family="graphic" style:parent-style-name="objectwithoutfill">
      <style:graphic-properties draw:marker-end="Arrowheads_20_131" draw:marker-end-width="0.3cm" draw:fill="none" draw:textarea-vertical-align="middle" loext:decorative="false"/>
    </style:style>
    <style:style style:name="gr137" style:family="graphic" style:parent-style-name="standard">
      <style:graphic-properties draw:fill="solid" draw:fill-color="#b4c7dc" draw:textarea-horizontal-align="justify" draw:textarea-vertical-align="middle" draw:auto-grow-height="false" fo:min-height="0.702cm" fo:min-width="2.992cm" style:writing-mode="lr-tb" loext:decorative="false"/>
      <style:paragraph-properties style:writing-mode="lr-tb"/>
    </style:style>
    <style:style style:name="gr138" style:family="graphic" style:parent-style-name="objectwithoutfill">
      <style:graphic-properties draw:marker-end="Arrowheads_20_132" draw:marker-end-width="0.3cm" draw:fill="none" draw:textarea-vertical-align="middle" loext:decorative="false"/>
    </style:style>
    <style:style style:name="gr139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2.992cm" style:writing-mode="lr-tb" loext:decorative="false"/>
      <style:paragraph-properties style:writing-mode="lr-tb"/>
    </style:style>
    <style:style style:name="gr140" style:family="graphic" style:parent-style-name="objectwithoutfill">
      <style:graphic-properties draw:marker-end="Arrowheads_20_133" draw:marker-end-width="0.3cm" draw:fill="none" draw:textarea-vertical-align="middle" loext:decorative="false"/>
    </style:style>
    <style:style style:name="gr141" style:family="graphic" style:parent-style-name="objectwithoutfill">
      <style:graphic-properties draw:marker-end="Arrowheads_20_134" draw:marker-end-width="0.3cm" draw:fill="none" draw:textarea-vertical-align="middle" loext:decorative="false"/>
    </style:style>
    <style:style style:name="gr142" style:family="graphic" style:parent-style-name="objectwithoutfill">
      <style:graphic-properties draw:marker-end="Arrowheads_20_135" draw:marker-end-width="0.3cm" draw:fill="none" draw:textarea-vertical-align="middle" loext:decorative="false"/>
    </style:style>
    <style:style style:name="gr143" style:family="graphic" style:parent-style-name="standard">
      <style:graphic-properties draw:fill="solid" draw:fill-color="#eeeeee" draw:textarea-horizontal-align="justify" draw:textarea-vertical-align="middle" draw:auto-grow-height="false" fo:min-height="5.465cm" fo:min-width="2.675cm" style:writing-mode="lr-tb" loext:decorative="false"/>
      <style:paragraph-properties style:writing-mode="lr-tb"/>
    </style:style>
    <style:style style:name="gr144" style:family="graphic" style:parent-style-name="objectwithoutfill">
      <style:graphic-properties draw:marker-end="Arrowheads_20_136" draw:marker-end-width="0.3cm" draw:fill="none" draw:textarea-vertical-align="middle" loext:decorative="false"/>
    </style:style>
    <style:style style:name="gr145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8.073cm" style:writing-mode="lr-tb" loext:decorative="false"/>
      <style:paragraph-properties style:writing-mode="lr-tb"/>
    </style:style>
    <style:style style:name="gr146" style:family="graphic" style:parent-style-name="objectwithoutfill">
      <style:graphic-properties draw:marker-end="Arrowheads_20_137" draw:marker-end-width="0.3cm" draw:fill="none" draw:textarea-vertical-align="middle" loext:decorative="false"/>
    </style:style>
    <style:style style:name="gr147" style:family="graphic" style:parent-style-name="objectwithoutfill">
      <style:graphic-properties draw:marker-end="Arrowheads_20_138" draw:marker-end-width="0.3cm" draw:fill="none" draw:textarea-vertical-align="middle" loext:decorative="false"/>
    </style:style>
    <style:style style:name="gr148" style:family="graphic" style:parent-style-name="objectwithoutfill">
      <style:graphic-properties draw:marker-end="Arrowheads_20_139" draw:marker-end-width="0.3cm" draw:fill="none" draw:textarea-vertical-align="middle" loext:decorative="false"/>
    </style:style>
    <style:style style:name="gr149" style:family="graphic" style:parent-style-name="objectwithoutfill">
      <style:graphic-properties draw:marker-end="Arrowheads_20_140" draw:marker-end-width="0.3cm" draw:fill="none" draw:textarea-vertical-align="middle" loext:decorative="false"/>
    </style:style>
    <style:style style:name="gr150" style:family="graphic" style:parent-style-name="objectwithoutfill">
      <style:graphic-properties draw:marker-end="Arrowheads_20_141" draw:marker-end-width="0.3cm" draw:fill="none" draw:textarea-vertical-align="middle" loext:decorative="false"/>
    </style:style>
    <style:style style:name="gr151" style:family="graphic" style:parent-style-name="objectwithoutfill">
      <style:graphic-properties draw:marker-end="Arrowheads_20_142" draw:marker-end-width="0.3cm" draw:fill="none" draw:textarea-vertical-align="middle" loext:decorative="false"/>
    </style:style>
    <style:style style:name="gr152" style:family="graphic" style:parent-style-name="objectwithoutfill">
      <style:graphic-properties draw:marker-end="Arrowheads_20_143" draw:marker-end-width="0.3cm" draw:fill="none" draw:textarea-vertical-align="middle" loext:decorative="false"/>
    </style:style>
    <style:style style:name="gr153" style:family="graphic" style:parent-style-name="objectwithoutfill">
      <style:graphic-properties draw:marker-end="Arrowheads_20_144" draw:marker-end-width="0.3cm" draw:fill="none" draw:textarea-vertical-align="middle" loext:decorative="false"/>
    </style:style>
    <style:style style:name="gr154" style:family="graphic" style:parent-style-name="objectwithoutfill">
      <style:graphic-properties draw:marker-end="Arrowheads_20_145" draw:marker-end-width="0.3cm" draw:fill="none" draw:textarea-vertical-align="middle" loext:decorative="false"/>
    </style:style>
    <style:style style:name="gr155" style:family="graphic" style:parent-style-name="objectwithoutfill">
      <style:graphic-properties draw:marker-end="Arrowheads_20_146" draw:marker-end-width="0.3cm" draw:fill="none" draw:textarea-vertical-align="middle" loext:decorative="false"/>
    </style:style>
    <style:style style:name="gr156" style:family="graphic" style:parent-style-name="objectwithoutfill">
      <style:graphic-properties draw:marker-end="Arrowheads_20_147" draw:marker-end-width="0.3cm" draw:fill="none" draw:textarea-vertical-align="middle" loext:decorative="false"/>
    </style:style>
    <style:style style:name="gr157" style:family="graphic" style:parent-style-name="objectwithoutfill">
      <style:graphic-properties draw:marker-end="Arrowheads_20_148" draw:marker-end-width="0.3cm" draw:fill="none" draw:textarea-vertical-align="middle" loext:decorative="false"/>
    </style:style>
    <style:style style:name="gr158" style:family="graphic" style:parent-style-name="objectwithoutfill">
      <style:graphic-properties draw:marker-end="Arrowheads_20_149" draw:marker-end-width="0.3cm" draw:fill="none" draw:textarea-vertical-align="middle" loext:decorative="false"/>
    </style:style>
    <style:style style:name="gr159" style:family="graphic" style:parent-style-name="objectwithoutfill">
      <style:graphic-properties draw:marker-end="Arrowheads_20_150" draw:marker-end-width="0.3cm" draw:fill="none" draw:textarea-vertical-align="middle" loext:decorative="false"/>
    </style:style>
    <style:style style:name="gr160" style:family="graphic" style:parent-style-name="objectwithoutfill">
      <style:graphic-properties draw:marker-end="Arrowheads_20_151" draw:marker-end-width="0.3cm" draw:fill="none" draw:textarea-vertical-align="middle" loext:decorative="false"/>
    </style:style>
    <style:style style:name="gr161" style:family="graphic" style:parent-style-name="objectwithoutfill">
      <style:graphic-properties draw:marker-end="Arrowheads_20_152" draw:marker-end-width="0.3cm" draw:fill="none" draw:textarea-vertical-align="middle" loext:decorative="false"/>
    </style:style>
    <style:style style:name="gr162" style:family="graphic" style:parent-style-name="objectwithoutfill">
      <style:graphic-properties draw:marker-end="Arrowheads_20_153" draw:marker-end-width="0.3cm" draw:fill="none" draw:textarea-vertical-align="middle" loext:decorative="false"/>
    </style:style>
    <style:style style:name="gr163" style:family="graphic" style:parent-style-name="objectwithoutfill">
      <style:graphic-properties draw:marker-end="Arrowheads_20_154" draw:marker-end-width="0.3cm" draw:fill="none" draw:textarea-vertical-align="middle" loext:decorative="false"/>
    </style:style>
    <style:style style:name="gr164" style:family="graphic" style:parent-style-name="objectwithoutfill">
      <style:graphic-properties draw:marker-end="Arrowheads_20_155" draw:marker-end-width="0.3cm" draw:fill="none" draw:textarea-vertical-align="middle" loext:decorative="false"/>
    </style:style>
    <style:style style:name="gr165" style:family="graphic" style:parent-style-name="objectwithoutfill">
      <style:graphic-properties draw:marker-end="Arrowheads_20_156" draw:marker-end-width="0.3cm" draw:fill="none" draw:textarea-vertical-align="middle" loext:decorative="false"/>
    </style:style>
    <style:style style:name="gr166" style:family="graphic" style:parent-style-name="objectwithoutfill">
      <style:graphic-properties draw:marker-end="Arrowheads_20_157" draw:marker-end-width="0.3cm" draw:fill="none" draw:textarea-vertical-align="middle" loext:decorative="false"/>
    </style:style>
    <style:style style:name="gr167" style:family="graphic" style:parent-style-name="objectwithoutfill">
      <style:graphic-properties draw:marker-end="Arrowheads_20_158" draw:marker-end-width="0.3cm" draw:fill="none" draw:textarea-vertical-align="middle" loext:decorative="false"/>
    </style:style>
    <style:style style:name="gr168" style:family="graphic" style:parent-style-name="objectwithoutfill">
      <style:graphic-properties draw:marker-end="Arrowheads_20_159" draw:marker-end-width="0.3cm" draw:fill="none" draw:textarea-vertical-align="middle" loext:decorative="false"/>
    </style:style>
    <style:style style:name="gr169" style:family="graphic" style:parent-style-name="objectwithoutfill">
      <style:graphic-properties draw:marker-end="Arrowheads_20_160" draw:marker-end-width="0.3cm" draw:fill="none" draw:textarea-vertical-align="middle" loext:decorative="false"/>
    </style:style>
    <style:style style:name="gr170" style:family="graphic" style:parent-style-name="objectwithoutfill">
      <style:graphic-properties draw:marker-end="Arrowheads_20_161" draw:marker-end-width="0.3cm" draw:fill="none" draw:textarea-vertical-align="middle" loext:decorative="false"/>
    </style:style>
    <style:style style:name="gr171" style:family="graphic" style:parent-style-name="objectwithoutfill">
      <style:graphic-properties draw:marker-end="Arrowheads_20_162" draw:marker-end-width="0.3cm" draw:fill="none" draw:textarea-vertical-align="middle" loext:decorative="false"/>
    </style:style>
    <style:style style:name="gr172" style:family="graphic" style:parent-style-name="objectwithoutfill">
      <style:graphic-properties draw:marker-end="Arrowheads_20_163" draw:marker-end-width="0.3cm" draw:fill="none" draw:textarea-vertical-align="middle" loext:decorative="false"/>
    </style:style>
    <style:style style:name="gr173" style:family="graphic" style:parent-style-name="objectwithoutfill">
      <style:graphic-properties draw:marker-end="Arrowheads_20_164" draw:marker-end-width="0.3cm" draw:fill="none" draw:textarea-vertical-align="middle" loext:decorative="false"/>
    </style:style>
    <style:style style:name="gr174" style:family="graphic" style:parent-style-name="objectwithoutfill">
      <style:graphic-properties draw:marker-end="Arrowheads_20_165" draw:marker-end-width="0.3cm" draw:fill="none" draw:textarea-vertical-align="middle" loext:decorative="false"/>
    </style:style>
    <style:style style:name="gr175" style:family="graphic" style:parent-style-name="objectwithoutfill">
      <style:graphic-properties draw:marker-end="Arrowheads_20_167" draw:marker-end-width="0.3cm" draw:fill="none" draw:textarea-vertical-align="middle" loext:decorative="false"/>
    </style:style>
    <style:style style:name="gr176" style:family="graphic" style:parent-style-name="objectwithoutfill">
      <style:graphic-properties draw:marker-end="Arrowheads_20_168" draw:marker-end-width="0.3cm" draw:fill="none" draw:textarea-vertical-align="middle" loext:decorative="false"/>
    </style:style>
    <style:style style:name="gr177" style:family="graphic" style:parent-style-name="objectwithoutfill">
      <style:graphic-properties draw:marker-end="Arrowheads_20_169" draw:marker-end-width="0.3cm" draw:fill="none" draw:textarea-vertical-align="middle" loext:decorative="false"/>
    </style:style>
    <style:style style:name="gr178" style:family="graphic" style:parent-style-name="objectwithoutfill">
      <style:graphic-properties draw:marker-end="Arrowheads_20_170" draw:marker-end-width="0.3cm" draw:fill="none" draw:textarea-vertical-align="middle" loext:decorative="false"/>
    </style:style>
    <style:style style:name="gr179" style:family="graphic" style:parent-style-name="objectwithoutfill">
      <style:graphic-properties draw:marker-end="Arrowheads_20_171" draw:marker-end-width="0.3cm" draw:fill="none" draw:textarea-vertical-align="middle" loext:decorative="false"/>
    </style:style>
    <style:style style:name="gr180" style:family="graphic" style:parent-style-name="objectwithoutfill">
      <style:graphic-properties draw:marker-end="Arrowheads_20_172" draw:marker-end-width="0.3cm" draw:fill="none" draw:textarea-vertical-align="middle" loext:decorative="false"/>
    </style:style>
    <style:style style:name="gr181" style:family="graphic" style:parent-style-name="objectwithoutfill">
      <style:graphic-properties draw:marker-end="Arrowheads_20_173" draw:marker-end-width="0.3cm" draw:fill="none" draw:textarea-vertical-align="middle" loext:decorative="false"/>
    </style:style>
    <style:style style:name="gr182" style:family="graphic" style:parent-style-name="objectwithoutfill">
      <style:graphic-properties draw:marker-end="Arrowheads_20_174" draw:marker-end-width="0.3cm" draw:fill="none" draw:textarea-vertical-align="middle" loext:decorative="false"/>
    </style:style>
    <style:style style:name="gr183" style:family="graphic" style:parent-style-name="objectwithoutfill">
      <style:graphic-properties draw:marker-end="Arrowheads_20_175" draw:marker-end-width="0.3cm" draw:fill="none" draw:textarea-vertical-align="middle" loext:decorative="false"/>
    </style:style>
    <style:style style:name="gr184" style:family="graphic" style:parent-style-name="objectwithoutfill">
      <style:graphic-properties draw:marker-end="Arrowheads_20_176" draw:marker-end-width="0.3cm" draw:fill="none" draw:textarea-vertical-align="middle" loext:decorative="false"/>
    </style:style>
    <style:style style:name="gr185" style:family="graphic" style:parent-style-name="objectwithoutfill">
      <style:graphic-properties draw:marker-end="Arrowheads_20_177" draw:marker-end-width="0.3cm" draw:fill="none" draw:textarea-vertical-align="middle" loext:decorative="false"/>
    </style:style>
    <style:style style:name="gr186" style:family="graphic" style:parent-style-name="objectwithoutfill">
      <style:graphic-properties draw:marker-end="Arrowheads_20_178" draw:marker-end-width="0.3cm" draw:fill="none" draw:textarea-vertical-align="middle" loext:decorative="false"/>
    </style:style>
    <style:style style:name="gr187" style:family="graphic" style:parent-style-name="objectwithoutfill">
      <style:graphic-properties draw:marker-end="Arrowheads_20_179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180" draw:marker-end-width="0.3cm" draw:fill="none" draw:textarea-vertical-align="middle" loext:decorative="false"/>
    </style:style>
    <style:style style:name="gr189" style:family="graphic" style:parent-style-name="standard">
      <style:graphic-properties draw:fill="solid" draw:fill-color="#eeeeee" draw:textarea-horizontal-align="justify" draw:textarea-vertical-align="middle" draw:auto-grow-height="false" fo:min-height="1.973cm" fo:min-width="2.675cm" style:writing-mode="lr-tb" loext:decorative="false"/>
      <style:paragraph-properties style:writing-mode="lr-tb"/>
    </style:style>
    <style:style style:name="gr190" style:family="graphic" style:parent-style-name="objectwithoutfill">
      <style:graphic-properties draw:marker-end="Arrowheads_20_181" draw:marker-end-width="0.3cm" draw:fill="none" draw:textarea-vertical-align="middle" loext:decorative="false"/>
    </style:style>
    <style:style style:name="gr191" style:family="graphic" style:parent-style-name="objectwithoutfill">
      <style:graphic-properties draw:marker-end="Arrowheads_20_182" draw:marker-end-width="0.3cm" draw:fill="none" draw:textarea-vertical-align="middle" loext:decorative="false"/>
    </style:style>
    <style:style style:name="gr192" style:family="graphic" style:parent-style-name="objectwithoutfill">
      <style:graphic-properties draw:marker-end="Arrowheads_20_183" draw:marker-end-width="0.3cm" draw:fill="none" draw:textarea-vertical-align="middle" loext:decorative="false"/>
    </style:style>
    <style:style style:name="gr193" style:family="graphic" style:parent-style-name="objectwithoutfill">
      <style:graphic-properties draw:marker-end="Arrowheads_20_184" draw:marker-end-width="0.3cm" draw:fill="none" draw:textarea-vertical-align="middle" loext:decorative="false"/>
    </style:style>
    <style:style style:name="gr194" style:family="graphic" style:parent-style-name="objectwithoutfill">
      <style:graphic-properties draw:marker-end="Arrowheads_20_185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186" draw:marker-end-width="0.3cm" draw:fill="none" draw:textarea-vertical-align="middle" loext:decorative="false"/>
    </style:style>
    <style:style style:name="gr196" style:family="graphic" style:parent-style-name="objectwithoutfill">
      <style:graphic-properties draw:marker-end="Arrowheads_20_188" draw:marker-end-width="0.3cm" draw:fill="none" draw:textarea-vertical-align="middle" loext:decorative="false"/>
    </style:style>
    <style:style style:name="gr197" style:family="graphic" style:parent-style-name="objectwithoutfill">
      <style:graphic-properties draw:marker-end="Arrowheads_20_189" draw:marker-end-width="0.3cm" draw:fill="none" draw:textarea-vertical-align="middle" loext:decorative="false"/>
    </style:style>
    <style:style style:name="gr198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5.85cm" style:writing-mode="lr-tb" loext:decorative="false"/>
      <style:paragraph-properties style:writing-mode="lr-tb"/>
    </style:style>
    <style:style style:name="gr199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5.85cm" style:writing-mode="lr-tb" loext:decorative="false"/>
      <style:paragraph-properties style:writing-mode="lr-tb"/>
    </style:style>
    <style:style style:name="gr200" style:family="graphic" style:parent-style-name="objectwithoutfill">
      <style:graphic-properties draw:marker-end="Arrowheads_20_190" draw:marker-end-width="0.3cm" draw:fill="none" draw:textarea-vertical-align="middle" loext:decorative="false"/>
    </style:style>
    <style:style style:name="gr201" style:family="graphic" style:parent-style-name="objectwithoutfill">
      <style:graphic-properties draw:marker-end="Arrowheads_20_191" draw:marker-end-width="0.3cm" draw:fill="none" draw:textarea-vertical-align="middle" loext:decorative="false"/>
    </style:style>
    <style:style style:name="gr202" style:family="graphic" style:parent-style-name="objectwithoutfill">
      <style:graphic-properties draw:marker-end="Arrowheads_20_192" draw:marker-end-width="0.3cm" draw:fill="none" draw:textarea-vertical-align="middle" loext:decorative="false"/>
    </style:style>
    <style:style style:name="gr203" style:family="graphic" style:parent-style-name="objectwithoutfill">
      <style:graphic-properties draw:marker-end="Arrowheads_20_194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Arrowheads_20_195" draw:marker-end-width="0.3cm" draw:fill="none" draw:textarea-vertical-align="middle" loext:decorative="false"/>
    </style:style>
    <style:style style:name="gr205" style:family="graphic" style:parent-style-name="objectwithoutfill">
      <style:graphic-properties draw:marker-end="Arrowheads_20_196" draw:marker-end-width="0.3cm" draw:fill="none" draw:textarea-vertical-align="middle" loext:decorative="false"/>
    </style:style>
    <style:style style:name="gr206" style:family="graphic" style:parent-style-name="objectwithoutfill">
      <style:graphic-properties draw:marker-end="Arrowheads_20_197" draw:marker-end-width="0.3cm" draw:fill="none" draw:textarea-vertical-align="middle" loext:decorative="false"/>
    </style:style>
    <style:style style:name="gr207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2.675cm" style:writing-mode="lr-tb" loext:decorative="false"/>
      <style:paragraph-properties style:writing-mode="lr-tb"/>
    </style:style>
    <style:style style:name="gr208" style:family="graphic" style:parent-style-name="objectwithoutfill">
      <style:graphic-properties draw:marker-end="Arrowheads_20_198" draw:marker-end-width="0.3cm" draw:fill="none" draw:textarea-vertical-align="middle" loext:decorative="false"/>
    </style:style>
    <style:style style:name="gr209" style:family="graphic" style:parent-style-name="objectwithoutfill">
      <style:graphic-properties draw:marker-end="Arrowheads_20_199" draw:marker-end-width="0.3cm" draw:fill="none" draw:textarea-vertical-align="middle" loext:decorative="false"/>
    </style:style>
    <style:style style:name="gr210" style:family="graphic" style:parent-style-name="objectwithoutfill">
      <style:graphic-properties draw:marker-end="Arrowheads_20_200" draw:marker-end-width="0.3cm" draw:fill="none" draw:textarea-vertical-align="middle" loext:decorative="false"/>
    </style:style>
    <style:style style:name="gr211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945cm" style:writing-mode="lr-tb" loext:decorative="false"/>
      <style:paragraph-properties style:writing-mode="lr-tb"/>
    </style:style>
    <style:style style:name="gr212" style:family="graphic" style:parent-style-name="objectwithoutfill">
      <style:graphic-properties draw:marker-end="Arrowheads_20_201" draw:marker-end-width="0.3cm" draw:fill="none" draw:textarea-vertical-align="middle" loext:decorative="false"/>
    </style:style>
    <style:style style:name="gr213" style:family="graphic" style:parent-style-name="objectwithoutfill">
      <style:graphic-properties draw:marker-end="Arrowheads_20_202" draw:marker-end-width="0.3cm" draw:fill="none" draw:textarea-vertical-align="middle" loext:decorative="false"/>
    </style:style>
    <style:style style:name="gr214" style:family="graphic" style:parent-style-name="objectwithoutfill">
      <style:graphic-properties draw:marker-end="Arrowheads_20_203" draw:marker-end-width="0.3cm" draw:fill="none" draw:textarea-vertical-align="middle" loext:decorative="false"/>
    </style:style>
    <style:style style:name="gr215" style:family="graphic" style:parent-style-name="objectwithoutfill">
      <style:graphic-properties draw:marker-end="Arrowheads_20_204" draw:marker-end-width="0.3cm" draw:fill="none" draw:textarea-vertical-align="middle" loext:decorative="false"/>
    </style:style>
    <style:style style:name="gr216" style:family="graphic" style:parent-style-name="objectwithoutfill">
      <style:graphic-properties draw:marker-end="Arrowheads_20_205" draw:marker-end-width="0.3cm" draw:fill="none" draw:textarea-vertical-align="middle" loext:decorative="false"/>
    </style:style>
    <style:style style:name="gr217" style:family="graphic" style:parent-style-name="objectwithoutfill">
      <style:graphic-properties draw:marker-end="Arrowheads_20_206" draw:marker-end-width="0.3cm" draw:fill="none" draw:textarea-vertical-align="middle" loext:decorative="false"/>
    </style:style>
    <style:style style:name="gr218" style:family="graphic" style:parent-style-name="objectwithoutfill">
      <style:graphic-properties draw:marker-end="Arrowheads_20_207" draw:marker-end-width="0.3cm" draw:fill="none" draw:textarea-vertical-align="middle" loext:decorative="false"/>
    </style:style>
    <style:style style:name="gr219" style:family="graphic" style:parent-style-name="objectwithoutfill">
      <style:graphic-properties draw:marker-end="Arrowheads_20_208" draw:marker-end-width="0.3cm" draw:fill="none" draw:textarea-vertical-align="middle" loext:decorative="false"/>
    </style:style>
    <style:style style:name="gr220" style:family="graphic" style:parent-style-name="objectwithoutfill">
      <style:graphic-properties draw:marker-end="Arrowheads_20_209" draw:marker-end-width="0.3cm" draw:fill="none" draw:textarea-vertical-align="middle" loext:decorative="false"/>
    </style:style>
    <style:style style:name="gr221" style:family="graphic" style:parent-style-name="objectwithoutfill">
      <style:graphic-properties draw:marker-end="Arrowheads_20_210" draw:marker-end-width="0.3cm" draw:fill="none" draw:textarea-vertical-align="middle" loext:decorative="false"/>
    </style:style>
    <style:style style:name="gr222" style:family="graphic" style:parent-style-name="objectwithoutfill">
      <style:graphic-properties draw:marker-end="Arrowheads_20_211" draw:marker-end-width="0.3cm" draw:fill="none" draw:textarea-vertical-align="middle" loext:decorative="false"/>
    </style:style>
    <style:style style:name="gr223" style:family="graphic" style:parent-style-name="objectwithoutfill">
      <style:graphic-properties draw:marker-end="Arrowheads_20_212" draw:marker-end-width="0.3cm" draw:fill="none" draw:textarea-vertical-align="middle" loext:decorative="false"/>
    </style:style>
    <style:style style:name="gr224" style:family="graphic" style:parent-style-name="objectwithoutfill">
      <style:graphic-properties draw:marker-end="Arrowheads_20_213" draw:marker-end-width="0.3cm" draw:fill="none" draw:textarea-vertical-align="middle" loext:decorative="false"/>
    </style:style>
    <style:style style:name="gr225" style:family="graphic" style:parent-style-name="objectwithoutfill">
      <style:graphic-properties draw:marker-end="Arrowheads_20_214" draw:marker-end-width="0.3cm" draw:fill="none" draw:textarea-vertical-align="middle" loext:decorative="false"/>
    </style:style>
    <style:style style:name="gr226" style:family="graphic" style:parent-style-name="standard">
      <style:graphic-properties draw:fill="solid" draw:fill-color="#eeeeee" draw:textarea-horizontal-align="justify" draw:textarea-vertical-align="middle" draw:auto-grow-height="false" fo:min-height="6.735cm" fo:min-width="2.675cm" style:writing-mode="lr-tb" loext:decorative="false"/>
      <style:paragraph-properties style:writing-mode="lr-tb"/>
    </style:style>
    <style:style style:name="gr227" style:family="graphic" style:parent-style-name="objectwithoutfill">
      <style:graphic-properties draw:marker-end="Arrowheads_20_215" draw:marker-end-width="0.3cm" draw:fill="none" draw:textarea-vertical-align="middle" loext:decorative="false"/>
    </style:style>
    <style:style style:name="gr228" style:family="graphic" style:parent-style-name="objectwithoutfill">
      <style:graphic-properties draw:marker-end="Arrowheads_20_216" draw:marker-end-width="0.3cm" draw:fill="none" draw:textarea-vertical-align="middle" loext:decorative="false"/>
    </style:style>
    <style:style style:name="gr229" style:family="graphic" style:parent-style-name="objectwithoutfill">
      <style:graphic-properties draw:marker-end="Arrowheads_20_217" draw:marker-end-width="0.3cm" draw:fill="none" draw:textarea-vertical-align="middle" loext:decorative="false"/>
    </style:style>
    <style:style style:name="gr230" style:family="graphic" style:parent-style-name="objectwithoutfill">
      <style:graphic-properties draw:marker-end="Arrowheads_20_218" draw:marker-end-width="0.3cm" draw:fill="none" draw:textarea-vertical-align="middle" loext:decorative="false"/>
    </style:style>
    <style:style style:name="gr231" style:family="graphic" style:parent-style-name="objectwithoutfill">
      <style:graphic-properties draw:marker-end="Arrowheads_20_219" draw:marker-end-width="0.3cm" draw:fill="none" draw:textarea-vertical-align="middle" loext:decorative="false"/>
    </style:style>
    <style:style style:name="gr232" style:family="graphic" style:parent-style-name="objectwithoutfill">
      <style:graphic-properties draw:marker-end="Arrowheads_20_220" draw:marker-end-width="0.3cm" draw:fill="none" draw:textarea-vertical-align="middle" loext:decorative="false"/>
    </style:style>
    <style:style style:name="gr233" style:family="graphic" style:parent-style-name="objectwithoutfill">
      <style:graphic-properties draw:marker-end="Arrowheads_20_221" draw:marker-end-width="0.3cm" draw:fill="none" draw:textarea-vertical-align="middle" loext:decorative="false"/>
    </style:style>
    <style:style style:name="gr234" style:family="graphic" style:parent-style-name="objectwithoutfill">
      <style:graphic-properties draw:marker-end="Arrowheads_20_222" draw:marker-end-width="0.3cm" draw:fill="none" draw:textarea-vertical-align="middle" loext:decorative="false"/>
    </style:style>
    <style:style style:name="gr235" style:family="graphic" style:parent-style-name="objectwithoutfill">
      <style:graphic-properties draw:marker-end="Arrowheads_20_223" draw:marker-end-width="0.3cm" draw:fill="none" draw:textarea-vertical-align="middle" loext:decorative="false"/>
    </style:style>
    <style:style style:name="gr236" style:family="graphic" style:parent-style-name="objectwithoutfill">
      <style:graphic-properties draw:marker-end="Arrowheads_20_224" draw:marker-end-width="0.3cm" draw:fill="none" draw:textarea-vertical-align="middle" loext:decorative="false"/>
    </style:style>
    <style:style style:name="gr237" style:family="graphic" style:parent-style-name="objectwithoutfill">
      <style:graphic-properties draw:marker-end="Arrowheads_20_225" draw:marker-end-width="0.3cm" draw:fill="none" draw:textarea-vertical-align="middle" loext:decorative="false"/>
    </style:style>
    <style:style style:name="gr238" style:family="graphic" style:parent-style-name="objectwithoutfill">
      <style:graphic-properties draw:marker-end="Arrowheads_20_226" draw:marker-end-width="0.3cm" draw:fill="none" draw:textarea-vertical-align="middle" loext:decorative="false"/>
    </style:style>
    <style:style style:name="gr239" style:family="graphic" style:parent-style-name="objectwithoutfill">
      <style:graphic-properties draw:marker-end="Arrowheads_20_227" draw:marker-end-width="0.3cm" draw:fill="none" draw:textarea-vertical-align="middle" loext:decorative="false"/>
    </style:style>
    <style:style style:name="gr240" style:family="graphic" style:parent-style-name="objectwithoutfill">
      <style:graphic-properties draw:marker-end="Arrowheads_20_228" draw:marker-end-width="0.3cm" draw:fill="none" draw:textarea-vertical-align="middle" loext:decorative="false"/>
    </style:style>
    <style:style style:name="gr241" style:family="graphic" style:parent-style-name="objectwithoutfill">
      <style:graphic-properties draw:marker-end="Arrowheads_20_229" draw:marker-end-width="0.3cm" draw:fill="none" draw:textarea-vertical-align="middle" loext:decorative="false"/>
    </style:style>
    <style:style style:name="gr242" style:family="graphic" style:parent-style-name="objectwithoutfill">
      <style:graphic-properties draw:marker-end="Arrowheads_20_230" draw:marker-end-width="0.3cm" draw:fill="none" draw:textarea-vertical-align="middle" loext:decorative="false"/>
    </style:style>
    <style:style style:name="gr243" style:family="graphic" style:parent-style-name="objectwithoutfill">
      <style:graphic-properties draw:marker-end="Arrowheads_20_231" draw:marker-end-width="0.3cm" draw:fill="none" draw:textarea-vertical-align="middle" loext:decorative="false"/>
    </style:style>
    <style:style style:name="gr244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gr245" style:family="graphic" style:parent-style-name="objectwithoutfill">
      <style:graphic-properties draw:marker-end="Arrowheads_20_232" draw:marker-end-width="0.3cm" draw:fill="none" draw:textarea-vertical-align="middle" loext:decorative="false"/>
    </style:style>
    <style:style style:name="gr246" style:family="graphic" style:parent-style-name="objectwithoutfill">
      <style:graphic-properties draw:marker-end="Arrowheads_20_233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4c7dc"/>
      <style:paragraph-properties fo:text-align="center" style:writing-mode="lr-tb"/>
    </style:style>
    <style:style style:name="P3" style:family="paragraph">
      <loext:graphic-properties draw:fill="solid" draw:fill-color="#eeeeee"/>
      <style:paragraph-properties fo:text-align="center" style:writing-mode="lr-tb"/>
    </style:style>
    <style:style style:name="P4" style:family="paragraph">
      <loext:graphic-properties draw:fill="solid" draw:fill-color="#afd095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a6"/>
      <style:paragraph-properties fo:text-align="center" style:writing-mode="lr-tb"/>
    </style:style>
    <style:style style:name="P7" style:family="paragraph">
      <loext:graphic-properties draw:fill="solid" draw:fill-color="#ffa6a6"/>
      <style:paragraph-properties fo:text-align="center" style:writing-mode="lr-tb"/>
    </style:style>
    <style:style style:name="P8" style:family="paragraph">
      <loext:graphic-properties draw:fill="solid" draw:fill-color="#bf819e"/>
      <style:paragraph-properties fo:text-align="center" style:writing-mode="lr-tb"/>
    </style:style>
    <style:style style:name="P9" style:family="paragraph">
      <loext:graphic-properties draw:fill="solid" draw:fill-color="#ffe994"/>
      <style:paragraph-properties fo:text-align="center" style:writing-mode="lr-tb"/>
    </style:style>
    <style:style style:name="P10" style:family="paragraph">
      <loext:graphic-properties draw:fill="solid" draw:fill-color="#729fcf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81cm" svg:height="1.27cm" svg:x="42.911cm" svg:y="9.89cm">
          <text:p text:style-name="P1">RD BUS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128cm" svg:height="1.587cm" svg:x="21.32cm" svg:y="21.003cm">
          <text:p text:style-name="P1">RD_REGA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128cm" svg:height="1.587cm" svg:x="26.4cm" svg:y="21.003cm">
          <text:p text:style-name="P1">RD_REGB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128cm" svg:height="1.587cm" svg:x="64.818cm" svg:y="49.578cm">
          <text:p text:style-name="P1">RD_REG2A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128cm" svg:height="1.587cm" svg:x="69.898cm" svg:y="49.578cm">
          <text:p text:style-name="P1">RD_REG2B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128cm" svg:height="1.587cm" svg:x="105.775cm" svg:y="21.32cm">
          <text:p text:style-name="P1">DB BUS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175cm" svg:height="2.222cm" svg:x="101.648cm" svg:y="21.003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04.823cm" svg:y1="22.114cm" svg:x2="105.775cm" svg:y2="22.113cm" draw:start-shape="id1" draw:start-glue-point="1" draw:end-shape="id2" draw:end-glue-point="3" svg:d="M104823 22114c714 0 238-1 952-1" svg:viewBox="0 0 953 2">
          <text:p/>
        </draw:connector>
        <draw:custom-shape draw:style-name="gr6" draw:text-style-name="P3" xml:id="id3" draw:id="id3" draw:layer="layout" svg:width="1.905cm" svg:height="0.953cm" svg:x="96.25cm" svg:y="20.368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98.155cm" svg:y1="20.844cm" svg:x2="101.649cm" svg:y2="21.639cm" draw:start-shape="id3" draw:start-glue-point="1" draw:end-shape="id1" draw:end-glue-point="4" svg:d="M98155 20844c2619 0 872 795 3494 795" svg:viewBox="0 0 3495 796">
          <text:p/>
        </draw:connector>
        <draw:custom-shape draw:style-name="gr4" draw:text-style-name="P3" xml:id="id4" draw:id="id4" draw:layer="layout" svg:width="3.175cm" svg:height="2.222cm" svg:x="96.25cm" svg:y="22.59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99.425cm" svg:y1="23.701cm" svg:x2="101.649cm" svg:y2="22.589cm" draw:start-shape="id4" draw:start-glue-point="1" draw:end-shape="id1" draw:end-glue-point="5" svg:d="M99425 23701c1666 0 555-1112 2224-1112" svg:viewBox="0 0 2225 1113">
          <text:p/>
        </draw:connector>
        <draw:custom-shape draw:style-name="gr4" draw:text-style-name="P3" xml:id="id5" draw:id="id5" draw:layer="layout" svg:width="3.175cm" svg:height="2.222cm" svg:x="91.488cm" svg:y="19.733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94.663cm" svg:y1="20.844cm" svg:x2="96.25cm" svg:y2="20.844cm" draw:start-shape="id5" draw:start-glue-point="1" draw:end-shape="id3" draw:end-glue-point="3" svg:d="M94663 20844h1587" svg:viewBox="0 0 1588 1">
          <text:p/>
        </draw:connector>
        <draw:connector draw:style-name="gr10" draw:text-style-name="P5" draw:layer="layout" draw:type="curve" svg:x1="44.816cm" svg:y1="11.16cm" svg:x2="96.251cm" svg:y2="24.176cm" draw:start-shape="id6" draw:start-glue-point="2" draw:end-shape="id4" draw:end-glue-point="5" svg:d="M44816 11160c0 8678 17145 13016 51435 13016" svg:viewBox="0 0 51436 13017">
          <text:p/>
        </draw:connector>
        <draw:connector draw:style-name="gr11" draw:text-style-name="P5" draw:layer="layout" draw:type="curve" svg:x1="44.816cm" svg:y1="11.16cm" svg:x2="21.32cm" svg:y2="21.796cm" draw:start-shape="id6" draw:start-glue-point="2" draw:end-shape="id7" draw:end-glue-point="3" svg:d="M44816 11160c0 7381-11999 6150-18061 6964s-6186 3672-5435 3672" svg:viewBox="0 0 23817 10637">
          <text:p/>
        </draw:connector>
        <draw:connector draw:style-name="gr12" draw:text-style-name="P5" draw:layer="layout" draw:type="curve" svg:x1="44.816cm" svg:y1="11.16cm" svg:x2="64.818cm" svg:y2="50.371cm" draw:start-shape="id6" draw:start-glue-point="2" draw:end-shape="id8" draw:end-glue-point="3" svg:d="M44816 11160c0 26141 6667 39211 20002 39211" svg:viewBox="0 0 20003 39212">
          <text:p/>
        </draw:connector>
        <draw:connector draw:style-name="gr13" draw:text-style-name="P5" draw:layer="layout" draw:type="curve" svg:x1="25.448cm" svg:y1="21.796cm" svg:x2="26.4cm" svg:y2="21.796cm" draw:start-shape="id7" draw:start-glue-point="1" draw:end-shape="id9" draw:end-glue-point="3" svg:d="M25448 21796h952" svg:viewBox="0 0 953 1">
          <text:p/>
        </draw:connector>
        <draw:connector draw:style-name="gr14" draw:text-style-name="P5" draw:layer="layout" draw:type="curve" svg:x1="68.946cm" svg:y1="50.371cm" svg:x2="69.898cm" svg:y2="50.371cm" draw:start-shape="id8" draw:start-glue-point="1" draw:end-shape="id10" draw:end-glue-point="3" svg:d="M68946 50371h952" svg:viewBox="0 0 953 1">
          <text:p/>
        </draw:connector>
        <draw:custom-shape draw:style-name="gr15" draw:text-style-name="P6" xml:id="id11" draw:id="id11" draw:layer="layout" svg:width="3.81cm" svg:height="1.588cm" svg:x="84.82cm" svg:y="19.732cm">
          <text:p text:style-name="P1">RAM_A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curve" svg:x1="88.63cm" svg:y1="20.526cm" svg:x2="91.489cm" svg:y2="20.369cm" draw:start-shape="id11" draw:start-glue-point="1" draw:end-shape="id5" draw:end-glue-point="4" svg:d="M88630 20526c2143 0 714-157 2859-157" svg:viewBox="0 0 2860 158">
          <text:p/>
        </draw:connector>
        <draw:connector draw:style-name="gr17" draw:text-style-name="P5" draw:layer="layout" draw:type="curve" svg:x1="88.63cm" svg:y1="31.955cm" svg:x2="91.489cm" svg:y2="21.319cm" draw:start-shape="id12" draw:start-glue-point="1" draw:end-shape="id5" draw:end-glue-point="5" svg:d="M88630 31955c2143 0 714-10636 2859-10636" svg:viewBox="0 0 2860 10637">
          <text:p/>
        </draw:connector>
        <draw:custom-shape draw:style-name="gr4" draw:text-style-name="P3" xml:id="id13" draw:id="id13" draw:layer="layout" svg:width="3.175cm" svg:height="2.222cm" svg:x="80.058cm" svg:y="19.415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type="curve" svg:x1="83.233cm" svg:y1="20.526cm" svg:x2="84.82cm" svg:y2="20.526cm" draw:start-shape="id13" draw:start-glue-point="1" draw:end-shape="id11" draw:end-glue-point="3" svg:d="M83233 20526h1587" svg:viewBox="0 0 1588 1">
          <text:p/>
        </draw:connector>
        <draw:custom-shape draw:style-name="gr19" draw:text-style-name="P2" xml:id="id14" draw:id="id14" draw:layer="layout" svg:width="3.492cm" svg:height="1.587cm" svg:x="72.755cm" svg:y="12.43cm">
          <text:p text:style-name="P1">DB BUS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curve" svg:x1="76.247cm" svg:y1="13.223cm" svg:x2="80.059cm" svg:y2="21.001cm" draw:start-shape="id14" draw:start-glue-point="1" draw:end-shape="id13" draw:end-glue-point="5" svg:d="M76247 13223c2857 0 952 7778 3812 7778" svg:viewBox="0 0 3813 7779">
          <text:p/>
        </draw:connector>
        <draw:custom-shape draw:style-name="gr21" draw:text-style-name="P3" xml:id="id15" draw:id="id15" draw:layer="layout" svg:width="1.905cm" svg:height="0.952cm" svg:x="74.978cm" svg:y="18.14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draw:type="curve" svg:x1="76.883cm" svg:y1="18.621cm" svg:x2="80.059cm" svg:y2="20.051cm" draw:start-shape="id15" draw:start-glue-point="1" draw:end-shape="id13" draw:end-glue-point="4" svg:d="M76883 18621c2380 0 793 1430 3176 1430" svg:viewBox="0 0 3177 1431">
          <text:p/>
        </draw:connector>
        <draw:custom-shape draw:style-name="gr23" draw:text-style-name="P3" xml:id="id16" draw:id="id16" draw:layer="layout" svg:width="3.175cm" svg:height="6.35cm" svg:x="70.533cm" svg:y="15.288cm">
          <draw:glue-point draw:id="4" svg:x="-4.998cm" svg:y="-1cm"/>
          <draw:glue-point draw:id="5" svg:x="-4.998cm" svg:y="0cm"/>
          <draw:glue-point draw:id="6" svg:x="-4.998cm" svg:y="1cm"/>
          <draw:glue-point draw:id="7" svg:x="-4.998cm" svg:y="2cm"/>
          <draw:glue-point draw:id="8" svg:x="-4.998cm" svg:y="3cm"/>
          <draw:glue-point draw:id="9" svg:x="-4.998cm" svg:y="4cm"/>
          <draw:glue-point draw:id="10" svg:x="-4.998cm" svg:y="-2cm"/>
          <draw:glue-point draw:id="11" svg:x="-4.998cm" svg:y="-3cm"/>
          <draw:glue-point draw:id="12" svg:x="-4.998cm" svg:y="-4cm"/>
          <text:p text:style-name="P1">MUX9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draw:type="curve" svg:x1="73.708cm" svg:y1="18.463cm" svg:x2="74.978cm" svg:y2="18.621cm" draw:start-shape="id16" draw:start-glue-point="1" draw:end-shape="id15" draw:end-glue-point="3" svg:d="M73708 18463c951 0 316 158 1270 158" svg:viewBox="0 0 1271 159">
          <text:p/>
        </draw:connector>
        <draw:custom-shape draw:style-name="gr21" draw:text-style-name="P3" xml:id="id17" draw:id="id17" draw:layer="layout" svg:width="1.905cm" svg:height="0.952cm" svg:x="63.548cm" svg:y="19.097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18" draw:id="id18" draw:layer="layout" svg:width="1.905cm" svg:height="0.952cm" svg:x="63.548cm" svg:y="20.05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19" draw:id="id19" draw:layer="layout" svg:width="1.905cm" svg:height="0.952cm" svg:x="63.548cm" svg:y="21.002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20" draw:id="id20" draw:layer="layout" svg:width="1.905cm" svg:height="0.952cm" svg:x="63.548cm" svg:y="21.955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curve" svg:x1="65.453cm" svg:y1="19.573cm" svg:x2="70.534cm" svg:y2="19.098cm" draw:start-shape="id17" draw:start-glue-point="1" draw:end-shape="id16" draw:end-glue-point="6" svg:d="M65453 19573c3808 0 1268-475 5081-475" svg:viewBox="0 0 5082 476">
          <text:p/>
        </draw:connector>
        <draw:connector draw:style-name="gr26" draw:text-style-name="P5" draw:layer="layout" draw:type="curve" svg:x1="65.453cm" svg:y1="20.526cm" svg:x2="70.534cm" svg:y2="19.733cm" draw:start-shape="id18" draw:start-glue-point="1" draw:end-shape="id16" draw:end-glue-point="7" svg:d="M65453 20526c3808 0 1268-793 5081-793" svg:viewBox="0 0 5082 794">
          <text:p/>
        </draw:connector>
        <draw:connector draw:style-name="gr27" draw:text-style-name="P5" draw:layer="layout" draw:type="curve" svg:x1="65.453cm" svg:y1="21.478cm" svg:x2="70.534cm" svg:y2="20.368cm" draw:start-shape="id19" draw:start-glue-point="1" draw:end-shape="id16" draw:end-glue-point="8" svg:d="M65453 21478c3808 0 1268-1110 5081-1110" svg:viewBox="0 0 5082 1111">
          <text:p/>
        </draw:connector>
        <draw:connector draw:style-name="gr28" draw:text-style-name="P5" draw:layer="layout" draw:type="curve" svg:x1="65.453cm" svg:y1="22.431cm" svg:x2="70.534cm" svg:y2="21.003cm" draw:start-shape="id20" draw:start-glue-point="1" draw:end-shape="id16" draw:end-glue-point="9" svg:d="M65453 22431c3808 0 1268-1428 5081-1428" svg:viewBox="0 0 5082 1429">
          <text:p/>
        </draw:connector>
        <draw:connector draw:style-name="gr29" draw:text-style-name="P5" draw:layer="layout" draw:type="curve" svg:x1="53.704cm" svg:y1="41.163cm" svg:x2="63.548cm" svg:y2="19.573cm" draw:start-shape="id21" draw:start-glue-point="1" draw:end-shape="id17" draw:end-glue-point="3" svg:d="M53704 41163c7381 0 2460-21590 9844-21590" svg:viewBox="0 0 9845 21591">
          <text:p/>
        </draw:connector>
        <draw:connector draw:style-name="gr30" draw:text-style-name="P5" draw:layer="layout" draw:type="curve" svg:x1="53.704cm" svg:y1="41.163cm" svg:x2="63.548cm" svg:y2="20.526cm" draw:start-shape="id21" draw:start-glue-point="1" draw:end-shape="id18" draw:end-glue-point="3" svg:d="M53704 41163c7381 0 2460-20637 9844-20637" svg:viewBox="0 0 9845 20638">
          <text:p/>
        </draw:connector>
        <draw:connector draw:style-name="gr31" draw:text-style-name="P5" draw:layer="layout" draw:type="curve" svg:x1="53.704cm" svg:y1="41.163cm" svg:x2="63.548cm" svg:y2="21.478cm" draw:start-shape="id21" draw:start-glue-point="1" draw:end-shape="id19" draw:end-glue-point="3" svg:d="M53704 41163c7381 0 2460-19685 9844-19685" svg:viewBox="0 0 9845 19686">
          <text:p/>
        </draw:connector>
        <draw:connector draw:style-name="gr32" draw:text-style-name="P5" draw:layer="layout" draw:type="curve" svg:x1="53.704cm" svg:y1="41.163cm" svg:x2="63.548cm" svg:y2="22.431cm" draw:start-shape="id21" draw:start-glue-point="1" draw:end-shape="id20" draw:end-glue-point="3" svg:d="M53704 41163c7381 0 2460-18732 9844-18732" svg:viewBox="0 0 9845 18733">
          <text:p/>
        </draw:connector>
        <draw:connector draw:style-name="gr33" draw:text-style-name="P5" draw:layer="layout" draw:type="curve" svg:x1="30.211cm" svg:y1="32.274cm" svg:x2="70.534cm" svg:y2="15.923cm" draw:start-shape="id22" draw:start-glue-point="1" draw:end-shape="id16" draw:end-glue-point="12" svg:d="M30211 32274c30240 0 10079-16351 40323-16351" svg:viewBox="0 0 40324 16352">
          <text:p/>
        </draw:connector>
        <draw:connector draw:style-name="gr34" draw:text-style-name="P5" draw:layer="layout" draw:type="curve" svg:x1="65.452cm" svg:y1="8.144cm" svg:x2="70.534cm" svg:y2="16.558cm" draw:start-shape="id23" draw:start-glue-point="1" draw:end-shape="id16" draw:end-glue-point="11" svg:d="M65452 8144c3810 0 1269 8414 5082 8414" svg:viewBox="0 0 5083 8415">
          <text:p/>
        </draw:connector>
        <draw:connector draw:style-name="gr35" draw:text-style-name="P5" draw:layer="layout" draw:type="curve" svg:x1="65.452cm" svg:y1="8.144cm" svg:x2="70.534cm" svg:y2="17.193cm" draw:start-shape="id23" draw:start-glue-point="1" draw:end-shape="id16" draw:end-glue-point="10" svg:d="M65452 8144c3810 0 1269 9049 5082 9049" svg:viewBox="0 0 5083 9050">
          <text:p/>
        </draw:connector>
        <draw:connector draw:style-name="gr36" draw:text-style-name="P5" draw:layer="layout" draw:type="curve" svg:x1="62.596cm" svg:y1="12.271cm" svg:x2="70.534cm" svg:y2="17.828cm" draw:start-shape="id24" draw:start-glue-point="1" draw:end-shape="id16" draw:end-glue-point="4" svg:d="M62596 12271c5952 0 1983 5557 7938 5557" svg:viewBox="0 0 7939 5558">
          <text:p/>
        </draw:connector>
        <draw:connector draw:style-name="gr37" draw:text-style-name="P5" draw:layer="layout" draw:type="curve" svg:x1="65.452cm" svg:y1="8.144cm" svg:x2="70.534cm" svg:y2="18.463cm" draw:start-shape="id23" draw:start-glue-point="1" draw:end-shape="id16" draw:end-glue-point="5" svg:d="M65452 8144c3810 0 1269 10319 5082 10319" svg:viewBox="0 0 5083 10320">
          <text:p/>
        </draw:connector>
        <draw:custom-shape draw:style-name="gr15" draw:text-style-name="P6" xml:id="id12" draw:id="id12" draw:layer="layout" svg:width="3.81cm" svg:height="1.588cm" svg:x="84.82cm" svg:y="31.161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4" draw:text-style-name="P3" xml:id="id25" draw:id="id25" draw:layer="layout" svg:width="3.175cm" svg:height="2.222cm" svg:x="80.058cm" svg:y="30.844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type="curve" svg:x1="83.233cm" svg:y1="31.955cm" svg:x2="84.82cm" svg:y2="31.955cm" draw:start-shape="id25" draw:start-glue-point="1" draw:end-shape="id12" draw:end-glue-point="3" svg:d="M83233 31955h1587" svg:viewBox="0 0 1588 1">
          <text:p/>
        </draw:connector>
        <draw:custom-shape draw:style-name="gr21" draw:text-style-name="P3" xml:id="id26" draw:id="id26" draw:layer="layout" svg:width="1.905cm" svg:height="0.952cm" svg:x="74.978cm" svg:y="29.574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draw:type="curve" svg:x1="76.883cm" svg:y1="30.05cm" svg:x2="80.059cm" svg:y2="31.48cm" draw:start-shape="id26" draw:start-glue-point="1" draw:end-shape="id25" draw:end-glue-point="4" svg:d="M76883 30050c2380 0 793 1430 3176 1430" svg:viewBox="0 0 3177 1431">
          <text:p/>
        </draw:connector>
        <draw:connector draw:style-name="gr24" draw:text-style-name="P5" draw:layer="layout" draw:type="curve" svg:x1="73.708cm" svg:y1="29.893cm" svg:x2="74.978cm" svg:y2="30.05cm" draw:start-shape="id27" draw:start-glue-point="1" draw:end-shape="id26" draw:end-glue-point="3" svg:d="M73708 29893c951 0 316 157 1270 157" svg:viewBox="0 0 1271 158">
          <text:p/>
        </draw:connector>
        <draw:custom-shape draw:style-name="gr21" draw:text-style-name="P3" xml:id="id28" draw:id="id28" draw:layer="layout" svg:width="1.905cm" svg:height="0.952cm" svg:x="63.548cm" svg:y="30.527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29" draw:id="id29" draw:layer="layout" svg:width="1.905cm" svg:height="0.952cm" svg:x="63.548cm" svg:y="31.48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30" draw:id="id30" draw:layer="layout" svg:width="1.905cm" svg:height="0.952cm" svg:x="63.548cm" svg:y="32.432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31" draw:id="id31" draw:layer="layout" svg:width="1.905cm" svg:height="0.952cm" svg:x="63.548cm" svg:y="33.385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curve" svg:x1="65.453cm" svg:y1="31.003cm" svg:x2="70.534cm" svg:y2="30.528cm" draw:start-shape="id28" draw:start-glue-point="1" svg:d="M65453 31003c4186 0 1646-475 5081-475" svg:viewBox="0 0 5082 476">
          <text:p/>
        </draw:connector>
        <draw:connector draw:style-name="gr26" draw:text-style-name="P5" draw:layer="layout" draw:type="curve" svg:x1="65.453cm" svg:y1="31.956cm" svg:x2="70.534cm" svg:y2="31.161cm" draw:start-shape="id29" draw:start-glue-point="1" svg:d="M65453 31956c4186 0 1646-795 5081-795" svg:viewBox="0 0 5082 796">
          <text:p/>
        </draw:connector>
        <draw:connector draw:style-name="gr27" draw:text-style-name="P5" draw:layer="layout" draw:type="curve" svg:x1="65.453cm" svg:y1="32.908cm" svg:x2="70.534cm" svg:y2="31.796cm" draw:start-shape="id30" draw:start-glue-point="1" svg:d="M65453 32908c4186 0 1646-1112 5081-1112" svg:viewBox="0 0 5082 1113">
          <text:p/>
        </draw:connector>
        <draw:connector draw:style-name="gr28" draw:text-style-name="P5" draw:layer="layout" draw:type="curve" svg:x1="65.453cm" svg:y1="33.861cm" svg:x2="70.534cm" svg:y2="32.431cm" draw:start-shape="id31" draw:start-glue-point="1" svg:d="M65453 33861c4186 0 1646-1430 5081-1430" svg:viewBox="0 0 5082 1431">
          <text:p/>
        </draw:connector>
        <draw:connector draw:style-name="gr29" draw:text-style-name="P5" draw:layer="layout" draw:type="curve" svg:x1="53.704cm" svg:y1="41.163cm" svg:x2="63.548cm" svg:y2="31.003cm" draw:start-shape="id21" draw:start-glue-point="1" draw:end-shape="id28" draw:end-glue-point="3" svg:d="M53704 41163c7381 0 2460-10160 9844-10160" svg:viewBox="0 0 9845 10161">
          <text:p/>
        </draw:connector>
        <draw:connector draw:style-name="gr30" draw:text-style-name="P5" draw:layer="layout" draw:type="curve" svg:x1="53.704cm" svg:y1="41.163cm" svg:x2="63.548cm" svg:y2="31.956cm" draw:start-shape="id21" draw:start-glue-point="1" draw:end-shape="id29" draw:end-glue-point="3" svg:d="M53704 41163c7381 0 2460-9207 9844-9207" svg:viewBox="0 0 9845 9208">
          <text:p/>
        </draw:connector>
        <draw:connector draw:style-name="gr31" draw:text-style-name="P5" draw:layer="layout" draw:type="curve" svg:x1="53.704cm" svg:y1="41.163cm" svg:x2="63.548cm" svg:y2="32.908cm" draw:start-shape="id21" draw:start-glue-point="1" draw:end-shape="id30" draw:end-glue-point="3" svg:d="M53704 41163c7381 0 2460-8255 9844-8255" svg:viewBox="0 0 9845 8256">
          <text:p/>
        </draw:connector>
        <draw:connector draw:style-name="gr32" draw:text-style-name="P5" draw:layer="layout" draw:type="curve" svg:x1="53.704cm" svg:y1="41.163cm" svg:x2="63.548cm" svg:y2="33.861cm" draw:start-shape="id21" draw:start-glue-point="1" draw:end-shape="id31" draw:end-glue-point="3" svg:d="M53704 41163c7381 0 2460-7302 9844-7302" svg:viewBox="0 0 9845 7303">
          <text:p/>
        </draw:connector>
        <draw:connector draw:style-name="gr33" draw:text-style-name="P5" draw:layer="layout" draw:type="curve" svg:x1="30.211cm" svg:y1="32.274cm" svg:x2="70.534cm" svg:y2="27.353cm" draw:start-shape="id22" draw:start-glue-point="1" draw:end-shape="id27" draw:end-glue-point="12" svg:d="M30211 32274c30240 0 10079-4921 40323-4921" svg:viewBox="0 0 40324 4922">
          <text:p/>
        </draw:connector>
        <draw:connector draw:style-name="gr34" draw:text-style-name="P5" draw:layer="layout" draw:type="curve" svg:x1="65.452cm" svg:y1="8.144cm" svg:x2="70.534cm" svg:y2="27.988cm" draw:start-shape="id23" draw:start-glue-point="1" draw:end-shape="id27" draw:end-glue-point="11" svg:d="M65452 8144c3810 0 1269 19844 5082 19844" svg:viewBox="0 0 5083 19845">
          <text:p/>
        </draw:connector>
        <draw:connector draw:style-name="gr35" draw:text-style-name="P5" draw:layer="layout" draw:type="curve" svg:x1="62.596cm" svg:y1="13.699cm" svg:x2="70.534cm" svg:y2="28.623cm" draw:start-shape="id32" draw:start-glue-point="1" draw:end-shape="id27" draw:end-glue-point="10" svg:d="M62596 13699c5952 0 1983 14924 7938 14924" svg:viewBox="0 0 7939 14925">
          <text:p/>
        </draw:connector>
        <draw:connector draw:style-name="gr36" draw:text-style-name="P5" draw:layer="layout" draw:type="curve" svg:x1="62.596cm" svg:y1="13.699cm" svg:x2="70.534cm" svg:y2="29.258cm" draw:start-shape="id32" draw:start-glue-point="1" draw:end-shape="id27" draw:end-glue-point="4" svg:d="M62596 13699c5952 0 1983 15559 7938 15559" svg:viewBox="0 0 7939 15560">
          <text:p/>
        </draw:connector>
        <draw:connector draw:style-name="gr37" draw:text-style-name="P5" draw:layer="layout" draw:type="curve" svg:x1="65.452cm" svg:y1="8.144cm" svg:x2="70.534cm" svg:y2="29.893cm" draw:start-shape="id23" draw:start-glue-point="1" svg:d="M65452 8144c4186 0 1646 21749 5082 21749" svg:viewBox="0 0 5083 21750">
          <text:p/>
        </draw:connector>
        <draw:custom-shape draw:style-name="gr23" draw:text-style-name="P3" xml:id="id27" draw:id="id27" draw:layer="layout" svg:width="3.175cm" svg:height="6.35cm" svg:x="70.533cm" svg:y="26.718cm">
          <draw:glue-point draw:id="4" svg:x="-4.998cm" svg:y="-1cm"/>
          <draw:glue-point draw:id="5" svg:x="-4.998cm" svg:y="0cm"/>
          <draw:glue-point draw:id="6" svg:x="-4.998cm" svg:y="1cm"/>
          <draw:glue-point draw:id="7" svg:x="-4.998cm" svg:y="2cm"/>
          <draw:glue-point draw:id="8" svg:x="-4.998cm" svg:y="3cm"/>
          <draw:glue-point draw:id="9" svg:x="-4.998cm" svg:y="4cm"/>
          <draw:glue-point draw:id="10" svg:x="-4.998cm" svg:y="-2cm"/>
          <draw:glue-point draw:id="11" svg:x="-4.998cm" svg:y="-3cm"/>
          <draw:glue-point draw:id="12" svg:x="-4.998cm" svg:y="-4cm"/>
          <text:p text:style-name="P1">MUX9</text:p>
          <draw:enhanced-geometry svg:viewBox="0 0 21600 21600" draw:type="rectangle" draw:enhanced-path="M 0 0 L 21600 0 21600 21600 0 21600 0 0 Z N"/>
        </draw:custom-shape>
        <draw:custom-shape draw:style-name="gr38" draw:text-style-name="P3" xml:id="id33" draw:id="id33" draw:layer="layout" svg:width="3.493cm" svg:height="0.952cm" svg:x="55.61cm" svg:y="41.64cm">
          <text:p text:style-name="P1">DLAT_A</text:p>
          <draw:enhanced-geometry svg:viewBox="0 0 21600 21600" draw:type="rectangle" draw:enhanced-path="M 0 0 L 21600 0 21600 21600 0 21600 0 0 Z N"/>
        </draw:custom-shape>
        <draw:custom-shape draw:style-name="gr38" draw:text-style-name="P3" xml:id="id34" draw:id="id34" draw:layer="layout" svg:width="3.493cm" svg:height="0.952cm" svg:x="55.61cm" svg:y="42.593cm">
          <text:p text:style-name="P1">DLAT_B</text:p>
          <draw:enhanced-geometry svg:viewBox="0 0 21600 21600" draw:type="rectangle" draw:enhanced-path="M 0 0 L 21600 0 21600 21600 0 21600 0 0 Z N"/>
        </draw:custom-shape>
        <draw:custom-shape draw:style-name="gr38" draw:text-style-name="P3" xml:id="id35" draw:id="id35" draw:layer="layout" svg:width="3.493cm" svg:height="0.952cm" svg:x="55.61cm" svg:y="43.545cm">
          <text:p text:style-name="P1">DLAT_C</text:p>
          <draw:enhanced-geometry svg:viewBox="0 0 21600 21600" draw:type="rectangle" draw:enhanced-path="M 0 0 L 21600 0 21600 21600 0 21600 0 0 Z N"/>
        </draw:custom-shape>
        <draw:custom-shape draw:style-name="gr38" draw:text-style-name="P3" xml:id="id36" draw:id="id36" draw:layer="layout" svg:width="3.493cm" svg:height="0.952cm" svg:x="55.61cm" svg:y="44.498cm">
          <text:p text:style-name="P1">DLAT_D</text:p>
          <draw:enhanced-geometry svg:viewBox="0 0 21600 21600" draw:type="rectangle" draw:enhanced-path="M 0 0 L 21600 0 21600 21600 0 21600 0 0 Z N"/>
        </draw:custom-shape>
        <draw:connector draw:style-name="gr39" draw:text-style-name="P5" draw:layer="layout" draw:type="curve" svg:x1="53.704cm" svg:y1="41.163cm" svg:x2="55.61cm" svg:y2="42.116cm" draw:start-shape="id21" draw:start-glue-point="1" draw:end-shape="id33" draw:end-glue-point="3" svg:d="M53704 41163c1428 0 475 953 1906 953" svg:viewBox="0 0 1907 954">
          <text:p/>
        </draw:connector>
        <draw:connector draw:style-name="gr40" draw:text-style-name="P5" draw:layer="layout" draw:type="curve" svg:x1="53.704cm" svg:y1="41.163cm" svg:x2="55.61cm" svg:y2="43.069cm" draw:start-shape="id21" draw:start-glue-point="1" draw:end-shape="id34" draw:end-glue-point="3" svg:d="M53704 41163c1428 0 475 1906 1906 1906" svg:viewBox="0 0 1907 1907">
          <text:p/>
        </draw:connector>
        <draw:connector draw:style-name="gr41" draw:text-style-name="P5" draw:layer="layout" draw:type="curve" svg:x1="53.704cm" svg:y1="41.163cm" svg:x2="55.61cm" svg:y2="44.021cm" draw:start-shape="id21" draw:start-glue-point="1" draw:end-shape="id35" draw:end-glue-point="3" svg:d="M53704 41163c1428 0 475 2858 1906 2858" svg:viewBox="0 0 1907 2859">
          <text:p/>
        </draw:connector>
        <draw:connector draw:style-name="gr42" draw:text-style-name="P5" draw:layer="layout" draw:type="curve" svg:x1="53.704cm" svg:y1="41.163cm" svg:x2="55.61cm" svg:y2="44.974cm" draw:start-shape="id21" draw:start-glue-point="1" draw:end-shape="id36" draw:end-glue-point="3" svg:d="M53704 41163c1428 0 475 3811 1906 3811" svg:viewBox="0 0 1907 3812">
          <text:p/>
        </draw:connector>
        <draw:custom-shape draw:style-name="gr43" draw:text-style-name="P4" xml:id="id38" draw:id="id38" draw:layer="layout" svg:width="5.08cm" svg:height="0.951cm" svg:x="102.599cm" svg:y="56.881cm">
          <text:p text:style-name="P1">PIN_AXDT</text:p>
          <draw:enhanced-geometry svg:viewBox="0 0 21600 21600" draw:type="rectangle" draw:enhanced-path="M 0 0 L 21600 0 21600 21600 0 21600 0 0 Z N"/>
        </draw:custom-shape>
        <draw:custom-shape draw:style-name="gr44" draw:text-style-name="P3" xml:id="id37" draw:id="id37" draw:layer="layout" svg:width="6.032cm" svg:height="0.951cm" svg:x="95.298cm" svg:y="56.881cm">
          <text:p text:style-name="P1">AXDT_SR[31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3cm" svg:y1="57.356cm" svg:x2="102.599cm" svg:y2="57.356cm" draw:start-shape="id37" draw:start-glue-point="1" draw:end-shape="id38" draw:end-glue-point="3" svg:d="M101330 57356h1269" svg:viewBox="0 0 1270 1">
          <text:p/>
        </draw:connector>
        <draw:custom-shape draw:style-name="gr46" draw:text-style-name="P3" xml:id="id39" draw:id="id39" draw:layer="layout" svg:width="3.809cm" svg:height="0.952cm" svg:x="88.311cm" svg:y="57.833cm">
          <text:p text:style-name="P1">REGEF</text:p>
          <draw:enhanced-geometry svg:viewBox="0 0 21600 21600" draw:type="rectangle" draw:enhanced-path="M 0 0 L 21600 0 21600 21600 0 21600 0 0 Z N"/>
        </draw:custom-shape>
        <draw:custom-shape draw:style-name="gr47" draw:text-style-name="P3" xml:id="id40" draw:id="id40" draw:layer="layout" svg:width="3.809cm" svg:height="0.951cm" svg:x="88.311cm" svg:y="56.88cm">
          <text:p text:style-name="P1">REGEE</text:p>
          <draw:enhanced-geometry svg:viewBox="0 0 21600 21600" draw:type="rectangle" draw:enhanced-path="M 0 0 L 21600 0 21600 21600 0 21600 0 0 Z N"/>
        </draw:custom-shape>
        <draw:connector draw:style-name="gr48" draw:text-style-name="P5" draw:layer="layout" draw:type="curve" svg:x1="92.12cm" svg:y1="58.309cm" svg:x2="95.298cm" svg:y2="57.356cm" draw:start-shape="id39" draw:start-glue-point="1" draw:end-shape="id37" draw:end-glue-point="3" svg:d="M92120 58309c2383 0 795-953 3178-953" svg:viewBox="0 0 3179 954">
          <text:p/>
        </draw:connector>
        <draw:connector draw:style-name="gr49" draw:text-style-name="P5" draw:layer="layout" draw:type="curve" svg:x1="92.12cm" svg:y1="57.355cm" svg:x2="95.298cm" svg:y2="57.356cm" draw:start-shape="id40" draw:start-glue-point="1" draw:end-shape="id37" draw:end-glue-point="3" svg:d="M92120 57355c2383 0 795 1 3178 1" svg:viewBox="0 0 3179 2">
          <text:p/>
        </draw:connector>
        <draw:custom-shape draw:style-name="gr46" draw:text-style-name="P3" xml:id="id42" draw:id="id42" draw:layer="layout" svg:width="3.809cm" svg:height="0.952cm" svg:x="95.296cm" svg:y="59.739cm">
          <text:p text:style-name="P1">REGEFB</text:p>
          <draw:enhanced-geometry svg:viewBox="0 0 21600 21600" draw:type="rectangle" draw:enhanced-path="M 0 0 L 21600 0 21600 21600 0 21600 0 0 Z N"/>
        </draw:custom-shape>
        <draw:custom-shape draw:style-name="gr47" draw:text-style-name="P3" xml:id="id41" draw:id="id41" draw:layer="layout" svg:width="3.809cm" svg:height="0.951cm" svg:x="95.296cm" svg:y="58.786cm">
          <text:p text:style-name="P1">REGEEB</text:p>
          <draw:enhanced-geometry svg:viewBox="0 0 21600 21600" draw:type="rectangle" draw:enhanced-path="M 0 0 L 21600 0 21600 21600 0 21600 0 0 Z N"/>
        </draw:custom-shape>
        <draw:connector draw:style-name="gr50" draw:text-style-name="P5" draw:layer="layout" draw:type="curve" svg:x1="92.12cm" svg:y1="57.355cm" svg:x2="95.296cm" svg:y2="59.261cm" draw:start-shape="id40" draw:start-glue-point="1" draw:end-shape="id41" draw:end-glue-point="3" svg:d="M92120 57355c2380 0 793 1906 3176 1906" svg:viewBox="0 0 3177 1907">
          <text:p/>
        </draw:connector>
        <draw:connector draw:style-name="gr51" draw:text-style-name="P5" draw:layer="layout" draw:type="curve" svg:x1="92.12cm" svg:y1="58.309cm" svg:x2="95.296cm" svg:y2="60.215cm" draw:start-shape="id39" draw:start-glue-point="1" draw:end-shape="id42" draw:end-glue-point="3" svg:d="M92120 58309c2380 0 793 1906 3176 1906" svg:viewBox="0 0 3177 1907">
          <text:p/>
        </draw:connector>
        <draw:custom-shape draw:style-name="gr52" draw:text-style-name="P7" xml:id="id43" draw:id="id43" draw:layer="layout" svg:width="3.809cm" svg:height="1.588cm" svg:x="81.328cm" svg:y="54.975cm">
          <draw:glue-point draw:id="4" svg:x="-5.001cm" svg:y="-2.997cm"/>
          <draw:glue-point draw:id="5" svg:x="-5.001cm" svg:y="2.997cm"/>
          <text:p text:style-name="P1">+ ACCE</text:p>
          <draw:enhanced-geometry svg:viewBox="0 0 21600 21600" draw:type="rectangle" draw:enhanced-path="M 0 0 L 21600 0 21600 21600 0 21600 0 0 Z N"/>
        </draw:custom-shape>
        <draw:connector draw:style-name="gr53" draw:text-style-name="P5" draw:layer="layout" draw:type="curve" svg:x1="85.137cm" svg:y1="55.769cm" svg:x2="88.311cm" svg:y2="57.355cm" draw:start-shape="id43" draw:start-glue-point="1" draw:end-shape="id40" draw:end-glue-point="3" svg:d="M85137 55769c2379 0 792 1586 3174 1586" svg:viewBox="0 0 3175 1587">
          <text:p/>
        </draw:connector>
        <draw:connector draw:style-name="gr54" draw:text-style-name="P5" draw:layer="layout" draw:type="curve" svg:x1="85.137cm" svg:y1="55.769cm" svg:x2="88.311cm" svg:y2="58.309cm" draw:start-shape="id43" draw:start-glue-point="1" draw:end-shape="id39" draw:end-glue-point="3" svg:d="M85137 55769c2379 0 792 2540 3174 2540" svg:viewBox="0 0 3175 2541">
          <text:p/>
        </draw:connector>
        <draw:custom-shape draw:style-name="gr46" draw:text-style-name="P3" xml:id="id44" draw:id="id44" draw:layer="layout" svg:width="3.809cm" svg:height="0.952cm" svg:x="88.313cm" svg:y="52.118cm">
          <text:p text:style-name="P1">REGEA</text:p>
          <draw:enhanced-geometry svg:viewBox="0 0 21600 21600" draw:type="rectangle" draw:enhanced-path="M 0 0 L 21600 0 21600 21600 0 21600 0 0 Z N"/>
        </draw:custom-shape>
        <draw:custom-shape draw:style-name="gr46" draw:text-style-name="P3" xml:id="id45" draw:id="id45" draw:layer="layout" svg:width="3.809cm" svg:height="0.952cm" svg:x="88.313cm" svg:y="53.07cm">
          <text:p text:style-name="P1">REGEB</text:p>
          <draw:enhanced-geometry svg:viewBox="0 0 21600 21600" draw:type="rectangle" draw:enhanced-path="M 0 0 L 21600 0 21600 21600 0 21600 0 0 Z N"/>
        </draw:custom-shape>
        <draw:custom-shape draw:style-name="gr46" draw:text-style-name="P3" xml:id="id46" draw:id="id46" draw:layer="layout" svg:width="3.809cm" svg:height="0.952cm" svg:x="88.313cm" svg:y="54.023cm">
          <text:p text:style-name="P1">REGEC</text:p>
          <draw:enhanced-geometry svg:viewBox="0 0 21600 21600" draw:type="rectangle" draw:enhanced-path="M 0 0 L 21600 0 21600 21600 0 21600 0 0 Z N"/>
        </draw:custom-shape>
        <draw:custom-shape draw:style-name="gr46" draw:text-style-name="P3" xml:id="id47" draw:id="id47" draw:layer="layout" svg:width="3.809cm" svg:height="0.952cm" svg:x="88.313cm" svg:y="54.975cm">
          <text:p text:style-name="P1">REGED</text:p>
          <draw:enhanced-geometry svg:viewBox="0 0 21600 21600" draw:type="rectangle" draw:enhanced-path="M 0 0 L 21600 0 21600 21600 0 21600 0 0 Z N"/>
        </draw:custom-shape>
        <draw:connector draw:style-name="gr55" draw:text-style-name="P5" draw:layer="layout" draw:type="curve" svg:x1="85.137cm" svg:y1="55.769cm" svg:x2="88.313cm" svg:y2="52.594cm" draw:start-shape="id43" draw:start-glue-point="1" draw:end-shape="id44" draw:end-glue-point="3" svg:d="M85137 55769c2380 0 793-3175 3176-3175" svg:viewBox="0 0 3177 3176">
          <text:p/>
        </draw:connector>
        <draw:connector draw:style-name="gr56" draw:text-style-name="P5" draw:layer="layout" draw:type="curve" svg:x1="85.137cm" svg:y1="55.769cm" svg:x2="88.313cm" svg:y2="53.546cm" draw:start-shape="id43" draw:start-glue-point="1" draw:end-shape="id45" draw:end-glue-point="3" svg:d="M85137 55769c2380 0 793-2223 3176-2223" svg:viewBox="0 0 3177 2224">
          <text:p/>
        </draw:connector>
        <draw:connector draw:style-name="gr57" draw:text-style-name="P5" draw:layer="layout" draw:type="curve" svg:x1="85.137cm" svg:y1="55.769cm" svg:x2="88.313cm" svg:y2="54.499cm" draw:start-shape="id43" draw:start-glue-point="1" draw:end-shape="id46" draw:end-glue-point="3" svg:d="M85137 55769c2380 0 793-1270 3176-1270" svg:viewBox="0 0 3177 1271">
          <text:p/>
        </draw:connector>
        <draw:connector draw:style-name="gr58" draw:text-style-name="P5" draw:layer="layout" draw:type="curve" svg:x1="85.137cm" svg:y1="55.769cm" svg:x2="88.313cm" svg:y2="55.451cm" draw:start-shape="id43" draw:start-glue-point="1" draw:end-shape="id47" draw:end-glue-point="3" svg:d="M85137 55769c2380 0 793-318 3176-318" svg:viewBox="0 0 3177 319">
          <text:p/>
        </draw:connector>
        <draw:custom-shape draw:style-name="gr59" draw:text-style-name="P8" xml:id="id50" draw:id="id50" draw:layer="layout" svg:width="3.809cm" svg:height="1.588cm" svg:x="71.801cm" svg:y="57.515cm">
          <draw:glue-point draw:id="4" svg:x="-5.001cm" svg:y="-2.997cm"/>
          <draw:glue-point draw:id="5" svg:x="-5.001cm" svg:y="2.997cm"/>
          <text:p text:style-name="P1">MULB</text:p>
          <draw:enhanced-geometry svg:viewBox="0 0 21600 21600" draw:type="rectangle" draw:enhanced-path="M 0 0 L 21600 0 21600 21600 0 21600 0 0 Z N"/>
        </draw:custom-shape>
        <draw:connector draw:style-name="gr60" draw:text-style-name="P5" draw:layer="layout" draw:type="curve" svg:x1="78.786cm" svg:y1="58.309cm" svg:x2="81.328cm" svg:y2="56.244cm" draw:start-shape="id48" draw:start-glue-point="1" draw:end-shape="id43" draw:end-glue-point="5" svg:d="M78786 58309c1905 0 634-2065 2542-2065" svg:viewBox="0 0 2543 2066">
          <text:p/>
        </draw:connector>
        <draw:custom-shape draw:style-name="gr61" draw:text-style-name="P3" xml:id="id49" draw:id="id49" draw:layer="layout" svg:width="3.175cm" svg:height="4.445cm" svg:x="75.612cm" svg:y="52.118cm">
          <draw:glue-point draw:id="4" svg:x="-5cm" svg:y="-3.57cm"/>
          <draw:glue-point draw:id="5" svg:x="-4.998cm" svg:y="-2.141cm"/>
          <draw:glue-point draw:id="6" svg:x="-4.998cm" svg:y="-0.713cm"/>
          <draw:glue-point draw:id="7" svg:x="-4.998cm" svg:y="0.715cm"/>
          <draw:glue-point draw:id="8" svg:x="-4.998cm" svg:y="2.143cm"/>
          <draw:glue-point draw:id="9" svg:x="-4.998cm" svg:y="3.572cm"/>
          <text:p text:style-name="P1">MUX6</text:p>
          <text:p text:style-name="P1">MUXE</text:p>
          <draw:enhanced-geometry svg:viewBox="0 0 21600 21600" draw:type="rectangle" draw:enhanced-path="M 0 0 L 21600 0 21600 21600 0 21600 0 0 Z N"/>
        </draw:custom-shape>
        <draw:connector draw:style-name="gr62" draw:text-style-name="P5" draw:layer="layout" draw:type="curve" svg:x1="78.787cm" svg:y1="54.34cm" svg:x2="81.328cm" svg:y2="55.294cm" draw:start-shape="id49" draw:start-glue-point="1" draw:end-shape="id43" draw:end-glue-point="4" svg:d="M78787 54340c1905 0 635 954 2541 954" svg:viewBox="0 0 2542 955">
          <text:p/>
        </draw:connector>
        <draw:connector draw:style-name="gr63" draw:text-style-name="P5" draw:layer="layout" draw:type="curve" draw:line-skew="0cm -2.038cm" svg:x1="92.122cm" svg:y1="52.594cm" svg:x2="75.612cm" svg:y2="52.754cm" draw:start-shape="id44" draw:start-glue-point="1" draw:end-shape="id49" draw:end-glue-point="4" svg:d="M92122 52594c250 0 500-754 500-1508s-4378-1508-8756-1508-8756 794-8756 1588 251 1588 502 1588" svg:viewBox="0 0 17513 3177">
          <text:p/>
        </draw:connector>
        <draw:connector draw:style-name="gr64" draw:text-style-name="P5" draw:layer="layout" draw:type="curve" draw:line-skew="0cm -1.403cm" svg:x1="92.122cm" svg:y1="53.546cm" svg:x2="75.613cm" svg:y2="53.389cm" draw:start-shape="id45" draw:start-glue-point="1" draw:end-shape="id49" draw:end-glue-point="5" svg:d="M92122 53546c250 0 500-833 500-1667 0-833-4378-1666-8756-1666s-8756 794-8756 1588 252 1588 503 1588" svg:viewBox="0 0 17513 3334">
          <text:p/>
        </draw:connector>
        <draw:connector draw:style-name="gr65" draw:text-style-name="P5" draw:layer="layout" draw:type="curve" draw:line-skew="0cm -6.215cm" svg:x1="92.122cm" svg:y1="54.499cm" svg:x2="75.613cm" svg:y2="54.024cm" draw:start-shape="id46" draw:start-glue-point="1" draw:end-shape="id49" draw:end-glue-point="6" svg:d="M92122 54499c250 0 500-913 500-1826 0-912-4378-1825-8756-1825s-8756 794-8756 1588 252 1588 503 1588" svg:viewBox="0 0 17513 3652">
          <text:p/>
        </draw:connector>
        <draw:connector draw:style-name="gr66" draw:text-style-name="P5" draw:layer="layout" draw:type="curve" draw:line-skew="0cm -5.58cm" svg:x1="92.122cm" svg:y1="55.451cm" svg:x2="75.613cm" svg:y2="54.657cm" draw:start-shape="id47" draw:start-glue-point="1" draw:end-shape="id49" draw:end-glue-point="7" svg:d="M92122 55451c250 0 500-992 500-1984s-4378-1984-8756-1984-8756 794-8756 1587c0 794 252 1587 503 1587" svg:viewBox="0 0 17513 3969">
          <text:p/>
        </draw:connector>
        <draw:connector draw:style-name="gr67" draw:text-style-name="P5" draw:layer="layout" draw:type="curve" draw:line-skew="0cm -1.768cm" svg:x1="92.12cm" svg:y1="57.355cm" svg:x2="75.613cm" svg:y2="55.292cm" draw:start-shape="id40" draw:start-glue-point="1" draw:end-shape="id49" draw:end-glue-point="8" svg:d="M92120 57355c250 0 500-198 500-396s-4378-396-8755-396c-4378 0-8755-318-8755-636 0-317 252-635 503-635" svg:viewBox="0 0 17511 2064">
          <text:p/>
        </draw:connector>
        <draw:connector draw:style-name="gr68" draw:text-style-name="P5" draw:layer="layout" draw:type="curve" svg:x1="92.12cm" svg:y1="58.309cm" svg:x2="75.613cm" svg:y2="55.927cm" draw:start-shape="id39" draw:start-glue-point="1" draw:end-shape="id49" draw:end-glue-point="9" svg:d="M92120 58309c250 0 500-278 500-556 0-277-4378-555-8755-555-4378 0-8755-318-8755-636 0-317 252-635 503-635" svg:viewBox="0 0 17511 2383">
          <text:p/>
        </draw:connector>
        <draw:custom-shape draw:style-name="gr21" draw:text-style-name="P3" xml:id="id48" draw:id="id48" draw:layer="layout" svg:width="1.905cm" svg:height="0.952cm" svg:x="76.881cm" svg:y="57.83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69" draw:text-style-name="P5" draw:layer="layout" draw:type="curve" svg:x1="75.61cm" svg:y1="58.309cm" svg:x2="76.881cm" svg:y2="58.309cm" draw:start-shape="id50" draw:start-glue-point="1" draw:end-shape="id48" draw:end-glue-point="3" svg:d="M75610 58309h1271" svg:viewBox="0 0 1272 1">
          <text:p/>
        </draw:connector>
        <draw:custom-shape draw:style-name="gr21" draw:text-style-name="P3" xml:id="id51" draw:id="id51" draw:layer="layout" svg:width="1.905cm" svg:height="0.952cm" svg:x="76.881cm" svg:y="60.05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69" draw:text-style-name="P5" draw:layer="layout" draw:type="curve" svg:x1="75.61cm" svg:y1="58.309cm" svg:x2="76.881cm" svg:y2="60.531cm" draw:start-shape="id50" draw:start-glue-point="1" draw:end-shape="id51" draw:end-glue-point="3" svg:d="M75610 58309c952 0 317 2222 1271 2222" svg:viewBox="0 0 1272 2223">
          <text:p/>
        </draw:connector>
        <draw:custom-shape draw:style-name="gr52" draw:text-style-name="P7" xml:id="id52" draw:id="id52" draw:layer="layout" svg:width="3.809cm" svg:height="1.588cm" svg:x="81.327cm" svg:y="61.325cm">
          <draw:glue-point draw:id="4" svg:x="-5.001cm" svg:y="-2.997cm"/>
          <draw:glue-point draw:id="5" svg:x="-5.001cm" svg:y="2.997cm"/>
          <text:p text:style-name="P1">+ ACCD</text:p>
          <draw:enhanced-geometry svg:viewBox="0 0 21600 21600" draw:type="rectangle" draw:enhanced-path="M 0 0 L 21600 0 21600 21600 0 21600 0 0 Z N"/>
        </draw:custom-shape>
        <draw:connector draw:style-name="gr70" draw:text-style-name="P5" draw:layer="layout" draw:type="curve" svg:x1="78.786cm" svg:y1="60.531cm" svg:x2="81.327cm" svg:y2="61.644cm" draw:start-shape="id51" draw:start-glue-point="1" draw:end-shape="id52" draw:end-glue-point="4" svg:d="M78786 60531c1905 0 635 1113 2541 1113" svg:viewBox="0 0 2542 1114">
          <text:p/>
        </draw:connector>
        <draw:connector draw:style-name="gr71" draw:text-style-name="P5" draw:layer="layout" draw:type="curve" svg:x1="66.882cm" svg:y1="51.165cm" svg:x2="81.327cm" svg:y2="62.594cm" draw:start-shape="id8" draw:start-glue-point="2" draw:end-shape="id52" draw:end-glue-point="5" svg:d="M66882 51165c0 7620 4815 11429 14445 11429" svg:viewBox="0 0 14446 11430">
          <text:p/>
        </draw:connector>
        <draw:connector draw:style-name="gr72" draw:text-style-name="P5" draw:layer="layout" draw:type="curve" svg:x1="71.962cm" svg:y1="51.165cm" svg:x2="81.327cm" svg:y2="62.594cm" draw:start-shape="id10" draw:start-glue-point="2" draw:end-shape="id52" draw:end-glue-point="5" svg:d="M71962 51165c0 7620 3121 11429 9365 11429" svg:viewBox="0 0 9366 11430">
          <text:p/>
        </draw:connector>
        <draw:custom-shape draw:style-name="gr61" draw:text-style-name="P3" xml:id="id53" draw:id="id53" draw:layer="layout" svg:width="3.175cm" svg:height="4.445cm" svg:x="102.599cm" svg:y="58.786cm">
          <draw:glue-point draw:id="4" svg:x="-5cm" svg:y="-3.57cm"/>
          <draw:glue-point draw:id="5" svg:x="-4.998cm" svg:y="-2.141cm"/>
          <draw:glue-point draw:id="6" svg:x="-4.998cm" svg:y="-0.713cm"/>
          <draw:glue-point draw:id="7" svg:x="-4.998cm" svg:y="0.715cm"/>
          <draw:glue-point draw:id="8" svg:x="-4.998cm" svg:y="2.143cm"/>
          <draw:glue-point draw:id="9" svg:x="-4.998cm" svg:y="3.572cm"/>
          <text:p text:style-name="P1">MUX6</text:p>
          <draw:enhanced-geometry svg:viewBox="0 0 21600 21600" draw:type="rectangle" draw:enhanced-path="M 0 0 L 21600 0 21600 21600 0 21600 0 0 Z N"/>
        </draw:custom-shape>
        <draw:custom-shape draw:style-name="gr73" draw:text-style-name="P4" xml:id="id54" draw:id="id54" draw:layer="layout" svg:width="4.128cm" svg:height="1.27cm" svg:x="107.044cm" svg:y="60.374cm">
          <text:p text:style-name="P1">RD BUS</text:p>
          <draw:enhanced-geometry svg:viewBox="0 0 21600 21600" draw:type="rectangle" draw:enhanced-path="M 0 0 L 21600 0 21600 21600 0 21600 0 0 Z N"/>
        </draw:custom-shape>
        <draw:connector draw:style-name="gr74" draw:text-style-name="P5" draw:layer="layout" draw:type="curve" svg:x1="105.774cm" svg:y1="61.008cm" svg:x2="107.044cm" svg:y2="61.009cm" draw:start-shape="id53" draw:start-glue-point="1" draw:end-shape="id54" draw:end-glue-point="3" svg:d="M105774 61008c952 0 318 1 1270 1" svg:viewBox="0 0 1271 2">
          <text:p/>
        </draw:connector>
        <draw:connector draw:style-name="gr75" draw:text-style-name="P5" draw:layer="layout" draw:type="curve" svg:x1="99.105cm" svg:y1="59.261cm" svg:x2="102.599cm" svg:y2="59.422cm" draw:start-shape="id41" draw:start-glue-point="1" draw:end-shape="id53" draw:end-glue-point="4" svg:d="M99105 59261c2619 0 872 161 3494 161" svg:viewBox="0 0 3495 162">
          <text:p/>
        </draw:connector>
        <draw:connector draw:style-name="gr76" draw:text-style-name="P5" draw:layer="layout" draw:type="curve" svg:x1="99.105cm" svg:y1="59.261cm" svg:x2="102.6cm" svg:y2="60.057cm" draw:start-shape="id41" draw:start-glue-point="1" draw:end-shape="id53" draw:end-glue-point="5" svg:d="M99105 59261c2619 0 872 796 3495 796" svg:viewBox="0 0 3496 797">
          <text:p/>
        </draw:connector>
        <draw:connector draw:style-name="gr77" draw:text-style-name="P5" draw:layer="layout" draw:type="curve" svg:x1="99.105cm" svg:y1="60.215cm" svg:x2="102.6cm" svg:y2="60.692cm" draw:start-shape="id42" draw:start-glue-point="1" draw:end-shape="id53" draw:end-glue-point="6" svg:d="M99105 60215c2619 0 872 477 3495 477" svg:viewBox="0 0 3496 478">
          <text:p/>
        </draw:connector>
        <draw:connector draw:style-name="gr78" draw:text-style-name="P5" draw:layer="layout" draw:type="curve" svg:x1="99.105cm" svg:y1="60.215cm" svg:x2="102.6cm" svg:y2="61.325cm" draw:start-shape="id42" draw:start-glue-point="1" draw:end-shape="id53" draw:end-glue-point="7" svg:d="M99105 60215c2619 0 872 1110 3495 1110" svg:viewBox="0 0 3496 1111">
          <text:p/>
        </draw:connector>
        <draw:custom-shape draw:style-name="gr43" draw:text-style-name="P4" xml:id="id56" draw:id="id56" draw:layer="layout" svg:width="5.08cm" svg:height="0.951cm" svg:x="102.599cm" svg:y="54.975cm">
          <text:p text:style-name="P1">PIN_FRDL</text:p>
          <draw:enhanced-geometry svg:viewBox="0 0 21600 21600" draw:type="rectangle" draw:enhanced-path="M 0 0 L 21600 0 21600 21600 0 21600 0 0 Z N"/>
        </draw:custom-shape>
        <draw:custom-shape draw:style-name="gr44" draw:text-style-name="P3" xml:id="id55" draw:id="id55" draw:layer="layout" svg:width="6.032cm" svg:height="0.951cm" svg:x="95.298cm" svg:y="54.975cm">
          <text:p text:style-name="P1">FRDL_SR[15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3cm" svg:y1="55.45cm" svg:x2="102.599cm" svg:y2="55.45cm" draw:start-shape="id55" draw:start-glue-point="1" draw:end-shape="id56" draw:end-glue-point="3" svg:d="M101330 55450h1269" svg:viewBox="0 0 1270 1">
          <text:p/>
        </draw:connector>
        <draw:connector draw:style-name="gr79" draw:text-style-name="P5" draw:layer="layout" draw:type="curve" svg:x1="92.122cm" svg:y1="55.451cm" svg:x2="95.298cm" svg:y2="55.45cm" draw:start-shape="id47" draw:start-glue-point="1" draw:end-shape="id55" draw:end-glue-point="3" svg:d="M92122 55451c2382 0 794-1 3176-1" svg:viewBox="0 0 3177 2">
          <text:p/>
        </draw:connector>
        <draw:custom-shape draw:style-name="gr43" draw:text-style-name="P4" xml:id="id58" draw:id="id58" draw:layer="layout" svg:width="5.08cm" svg:height="0.951cm" svg:x="102.598cm" svg:y="53.071cm">
          <text:p text:style-name="P1">PIN_FRDT</text:p>
          <draw:enhanced-geometry svg:viewBox="0 0 21600 21600" draw:type="rectangle" draw:enhanced-path="M 0 0 L 21600 0 21600 21600 0 21600 0 0 Z N"/>
        </draw:custom-shape>
        <draw:custom-shape draw:style-name="gr44" draw:text-style-name="P3" xml:id="id57" draw:id="id57" draw:layer="layout" svg:width="6.032cm" svg:height="0.951cm" svg:x="95.297cm" svg:y="53.071cm">
          <text:p text:style-name="P1">FRDT_SR[15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29cm" svg:y1="53.546cm" svg:x2="102.598cm" svg:y2="53.546cm" draw:start-shape="id57" draw:start-glue-point="1" draw:end-shape="id58" draw:end-glue-point="3" svg:d="M101329 53546h1269" svg:viewBox="0 0 1270 1">
          <text:p/>
        </draw:connector>
        <draw:connector draw:style-name="gr80" draw:text-style-name="P5" draw:layer="layout" draw:type="curve" svg:x1="92.122cm" svg:y1="53.546cm" svg:x2="95.297cm" svg:y2="53.546cm" draw:start-shape="id45" draw:start-glue-point="1" draw:end-shape="id57" draw:end-glue-point="3" svg:d="M92122 53546h3175" svg:viewBox="0 0 3176 1">
          <text:p/>
        </draw:connector>
        <draw:custom-shape draw:style-name="gr43" draw:text-style-name="P4" xml:id="id60" draw:id="id60" draw:layer="layout" svg:width="5.08cm" svg:height="0.951cm" svg:x="102.599cm" svg:y="54.024cm">
          <text:p text:style-name="P1">PIN_REDL</text:p>
          <draw:enhanced-geometry svg:viewBox="0 0 21600 21600" draw:type="rectangle" draw:enhanced-path="M 0 0 L 21600 0 21600 21600 0 21600 0 0 Z N"/>
        </draw:custom-shape>
        <draw:custom-shape draw:style-name="gr44" draw:text-style-name="P3" xml:id="id59" draw:id="id59" draw:layer="layout" svg:width="6.032cm" svg:height="0.951cm" svg:x="95.298cm" svg:y="54.024cm">
          <text:p text:style-name="P1">REDL_SR[15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3cm" svg:y1="54.499cm" svg:x2="102.599cm" svg:y2="54.499cm" draw:start-shape="id59" draw:start-glue-point="1" draw:end-shape="id60" draw:end-glue-point="3" svg:d="M101330 54499h1269" svg:viewBox="0 0 1270 1">
          <text:p/>
        </draw:connector>
        <draw:connector draw:style-name="gr81" draw:text-style-name="P5" draw:layer="layout" draw:type="curve" svg:x1="92.122cm" svg:y1="54.499cm" svg:x2="95.298cm" svg:y2="54.499cm" draw:start-shape="id46" draw:start-glue-point="1" draw:end-shape="id59" draw:end-glue-point="3" svg:d="M92122 54499h3176" svg:viewBox="0 0 3177 1">
          <text:p/>
        </draw:connector>
        <draw:custom-shape draw:style-name="gr43" draw:text-style-name="P4" xml:id="id62" draw:id="id62" draw:layer="layout" svg:width="5.08cm" svg:height="0.951cm" svg:x="102.598cm" svg:y="52.119cm">
          <text:p text:style-name="P1">PIN_REDT</text:p>
          <draw:enhanced-geometry svg:viewBox="0 0 21600 21600" draw:type="rectangle" draw:enhanced-path="M 0 0 L 21600 0 21600 21600 0 21600 0 0 Z N"/>
        </draw:custom-shape>
        <draw:custom-shape draw:style-name="gr44" draw:text-style-name="P3" xml:id="id61" draw:id="id61" draw:layer="layout" svg:width="6.032cm" svg:height="0.951cm" svg:x="95.297cm" svg:y="52.119cm">
          <text:p text:style-name="P1">REDT_SR[15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29cm" svg:y1="52.594cm" svg:x2="102.598cm" svg:y2="52.594cm" draw:start-shape="id61" draw:start-glue-point="1" draw:end-shape="id62" draw:end-glue-point="3" svg:d="M101329 52594h1269" svg:viewBox="0 0 1270 1">
          <text:p/>
        </draw:connector>
        <draw:connector draw:style-name="gr82" draw:text-style-name="P5" draw:layer="layout" draw:type="curve" svg:x1="92.122cm" svg:y1="52.594cm" svg:x2="95.297cm" svg:y2="52.594cm" draw:start-shape="id44" draw:start-glue-point="1" draw:end-shape="id61" draw:end-glue-point="3" svg:d="M92122 52594h3175" svg:viewBox="0 0 3176 1">
          <text:p/>
        </draw:connector>
        <draw:custom-shape draw:style-name="gr21" draw:text-style-name="P3" xml:id="id63" draw:id="id63" draw:layer="layout" svg:width="1.905cm" svg:height="0.952cm" svg:x="97.202cm" svg:y="61.327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64" draw:id="id64" draw:layer="layout" svg:width="1.905cm" svg:height="0.952cm" svg:x="97.202cm" svg:y="62.279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83" draw:text-style-name="P5" draw:layer="layout" draw:type="curve" svg:x1="99.107cm" svg:y1="61.803cm" svg:x2="102.6cm" svg:y2="61.96cm" draw:start-shape="id63" draw:start-glue-point="1" draw:end-shape="id53" draw:end-glue-point="8" svg:d="M99107 61803c2617 0 871 157 3493 157" svg:viewBox="0 0 3494 158">
          <text:p/>
        </draw:connector>
        <draw:connector draw:style-name="gr84" draw:text-style-name="P5" draw:layer="layout" draw:type="curve" svg:x1="99.107cm" svg:y1="62.755cm" svg:x2="102.6cm" svg:y2="62.595cm" draw:start-shape="id64" draw:start-glue-point="1" draw:end-shape="id53" draw:end-glue-point="9" svg:d="M99107 62755c2617 0 871-160 3493-160" svg:viewBox="0 0 3494 161">
          <text:p/>
        </draw:connector>
        <draw:connector draw:style-name="gr85" draw:text-style-name="P5" draw:layer="layout" draw:type="curve" svg:x1="85.136cm" svg:y1="62.119cm" svg:x2="97.202cm" svg:y2="61.803cm" draw:start-shape="id52" draw:start-glue-point="1" draw:end-shape="id63" draw:end-glue-point="3" svg:d="M85136 62119c9048 0 3015-316 12066-316" svg:viewBox="0 0 12067 317">
          <text:p/>
        </draw:connector>
        <draw:connector draw:style-name="gr86" draw:text-style-name="P5" draw:layer="layout" draw:type="curve" svg:x1="85.136cm" svg:y1="62.119cm" svg:x2="97.202cm" svg:y2="62.755cm" draw:start-shape="id52" draw:start-glue-point="1" draw:end-shape="id64" draw:end-glue-point="3" svg:d="M85136 62119c9048 0 3015 636 12066 636" svg:viewBox="0 0 12067 637">
          <text:p/>
        </draw:connector>
        <draw:custom-shape draw:style-name="gr21" draw:text-style-name="P3" xml:id="id65" draw:id="id65" draw:layer="layout" svg:width="1.905cm" svg:height="0.952cm" svg:x="68.31cm" svg:y="56.56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87" draw:text-style-name="P5" draw:layer="layout" draw:type="curve" svg:x1="70.215cm" svg:y1="57.039cm" svg:x2="71.801cm" svg:y2="57.834cm" draw:start-shape="id65" draw:start-glue-point="1" draw:end-shape="id50" draw:end-glue-point="4" svg:d="M70215 57039c1188 0 395 795 1586 795" svg:viewBox="0 0 1587 796">
          <text:p/>
        </draw:connector>
        <draw:custom-shape draw:style-name="gr88" draw:text-style-name="P3" xml:id="id66" draw:id="id66" draw:layer="layout" svg:width="3.175cm" svg:height="2.858cm" svg:x="63.548cm" svg:y="55.61cm">
          <draw:glue-point draw:id="4" svg:x="-4.998cm" svg:y="-2.778cm"/>
          <draw:glue-point draw:id="5" svg:x="-4.998cm" svg:y="2.778cm"/>
          <text:p text:style-name="P1">MUX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9" draw:text-style-name="P5" draw:layer="layout" draw:type="curve" svg:x1="66.723cm" svg:y1="57.039cm" svg:x2="68.31cm" svg:y2="57.039cm" draw:start-shape="id66" draw:start-glue-point="1" draw:end-shape="id65" draw:end-glue-point="3" svg:d="M66723 57039h1587" svg:viewBox="0 0 1588 1">
          <text:p/>
        </draw:connector>
        <draw:custom-shape draw:style-name="gr90" draw:text-style-name="P9" xml:id="id67" draw:id="id67" draw:layer="layout" svg:width="3.81cm" svg:height="1.588cm" svg:x="57.515cm" svg:y="54.975cm">
          <text:p text:style-name="P1">ROMB</text:p>
          <draw:enhanced-geometry svg:viewBox="0 0 21600 21600" draw:type="rectangle" draw:enhanced-path="M 0 0 L 21600 0 21600 21600 0 21600 0 0 Z N"/>
        </draw:custom-shape>
        <draw:connector draw:style-name="gr91" draw:text-style-name="P5" draw:layer="layout" draw:type="curve" svg:x1="61.325cm" svg:y1="55.769cm" svg:x2="63.549cm" svg:y2="56.246cm" draw:start-shape="id67" draw:start-glue-point="1" draw:end-shape="id66" draw:end-glue-point="4" svg:d="M61325 55769c1666 0 555 477 2224 477" svg:viewBox="0 0 2225 478">
          <text:p/>
        </draw:connector>
        <draw:custom-shape draw:style-name="gr92" draw:text-style-name="P10" xml:id="id68" draw:id="id68" draw:layer="layout" svg:width="3.809cm" svg:height="0.952cm" svg:x="57.516cm" svg:y="57.198cm">
          <text:p text:style-name="P1">REG21A</text:p>
          <draw:enhanced-geometry svg:viewBox="0 0 21600 21600" draw:type="rectangle" draw:enhanced-path="M 0 0 L 21600 0 21600 21600 0 21600 0 0 Z N"/>
        </draw:custom-shape>
        <draw:connector draw:style-name="gr93" draw:text-style-name="P5" draw:layer="layout" draw:type="curve" svg:x1="61.325cm" svg:y1="57.674cm" svg:x2="63.548cm" svg:y2="57.039cm" draw:start-shape="id68" draw:start-glue-point="1" draw:end-shape="id66" draw:end-glue-point="3" svg:d="M61325 57674c1666 0 555-635 2223-635" svg:viewBox="0 0 2224 636">
          <text:p/>
        </draw:connector>
        <draw:custom-shape draw:style-name="gr92" draw:text-style-name="P10" xml:id="id69" draw:id="id69" draw:layer="layout" svg:width="3.809cm" svg:height="0.952cm" svg:x="57.516cm" svg:y="58.151cm">
          <text:p text:style-name="P1">REG221</text:p>
          <draw:enhanced-geometry svg:viewBox="0 0 21600 21600" draw:type="rectangle" draw:enhanced-path="M 0 0 L 21600 0 21600 21600 0 21600 0 0 Z N"/>
        </draw:custom-shape>
        <draw:connector draw:style-name="gr94" draw:text-style-name="P5" draw:layer="layout" draw:type="curve" svg:x1="61.325cm" svg:y1="58.627cm" svg:x2="63.549cm" svg:y2="57.832cm" draw:start-shape="id69" draw:start-glue-point="1" draw:end-shape="id66" draw:end-glue-point="5" svg:d="M61325 58627c1666 0 555-795 2224-795" svg:viewBox="0 0 2225 796">
          <text:p/>
        </draw:connector>
        <draw:custom-shape draw:style-name="gr21" draw:text-style-name="P3" xml:id="id70" draw:id="id70" draw:layer="layout" svg:width="1.905cm" svg:height="0.952cm" svg:x="68.31cm" svg:y="63.2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95" draw:text-style-name="P5" draw:layer="layout" draw:type="curve" svg:x1="70.215cm" svg:y1="63.706cm" svg:x2="71.801cm" svg:y2="58.784cm" draw:start-shape="id70" draw:start-glue-point="1" draw:end-shape="id50" draw:end-glue-point="5" svg:d="M70215 63706c1188 0 395-4922 1586-4922" svg:viewBox="0 0 1587 4923">
          <text:p/>
        </draw:connector>
        <draw:custom-shape draw:style-name="gr88" draw:text-style-name="P3" xml:id="id71" draw:id="id71" draw:layer="layout" svg:width="3.175cm" svg:height="2.858cm" svg:x="63.547cm" svg:y="62.277cm">
          <draw:glue-point draw:id="4" svg:x="-4.998cm" svg:y="-2.778cm"/>
          <draw:glue-point draw:id="5" svg:x="-4.998cm" svg:y="2.778cm"/>
          <text:p text:style-name="P1">MUX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6" draw:text-style-name="P5" draw:layer="layout" draw:type="curve" svg:x1="66.722cm" svg:y1="63.706cm" svg:x2="68.31cm" svg:y2="63.706cm" draw:start-shape="id71" draw:start-glue-point="1" draw:end-shape="id70" draw:end-glue-point="3" svg:d="M66722 63706h1588" svg:viewBox="0 0 1589 1">
          <text:p/>
        </draw:connector>
        <draw:connector draw:style-name="gr97" draw:text-style-name="P5" draw:layer="layout" draw:type="curve" svg:x1="66.882cm" svg:y1="51.165cm" svg:x2="63.548cm" svg:y2="62.913cm" draw:start-shape="id8" draw:start-glue-point="2" draw:end-shape="id71" draw:end-glue-point="4" svg:d="M66882 51165c0 8334-1919 6944-2941 7798s-1147 3950-393 3950" svg:viewBox="0 0 3819 11749">
          <text:p/>
        </draw:connector>
        <draw:connector draw:style-name="gr98" draw:text-style-name="P5" draw:layer="layout" draw:type="curve" svg:x1="71.962cm" svg:y1="51.165cm" svg:x2="63.548cm" svg:y2="62.913cm" draw:start-shape="id10" draw:start-glue-point="2" draw:end-shape="id71" draw:end-glue-point="4" svg:d="M71962 51165c0 8334-4459 6944-6751 7798s-2417 3950-1663 3950" svg:viewBox="0 0 8829 11749">
          <text:p/>
        </draw:connector>
        <draw:custom-shape draw:style-name="gr21" draw:text-style-name="P3" xml:id="id72" draw:id="id72" draw:layer="layout" svg:width="1.905cm" svg:height="0.952cm" svg:x="60.372cm" svg:y="69.263cm">
          <text:p text:style-name="P1">RE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5" draw:layer="layout" draw:type="curve" svg:x1="62.277cm" svg:y1="69.739cm" svg:x2="63.548cm" svg:y2="64.499cm" draw:start-shape="id72" draw:start-glue-point="1" draw:end-shape="id71" draw:end-glue-point="5" svg:d="M62277 69739c951 0 316-5240 1271-5240" svg:viewBox="0 0 1272 5241">
          <text:p/>
        </draw:connector>
        <draw:custom-shape draw:style-name="gr100" draw:text-style-name="P3" xml:id="id73" draw:id="id73" draw:layer="layout" svg:width="3.175cm" svg:height="3.175cm" svg:x="57.514cm" svg:y="61.96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C</text:p>
          <draw:enhanced-geometry svg:viewBox="0 0 21600 21600" draw:type="rectangle" draw:enhanced-path="M 0 0 L 21600 0 21600 21600 0 21600 0 0 Z N"/>
        </draw:custom-shape>
        <draw:connector draw:style-name="gr101" draw:text-style-name="P5" draw:layer="layout" draw:type="curve" svg:x1="60.689cm" svg:y1="63.547cm" svg:x2="63.547cm" svg:y2="63.706cm" draw:start-shape="id73" draw:start-glue-point="1" draw:end-shape="id71" draw:end-glue-point="3" svg:d="M60689 63547c2142 0 713 159 2858 159" svg:viewBox="0 0 2859 160">
          <text:p/>
        </draw:connector>
        <draw:custom-shape draw:style-name="gr102" draw:text-style-name="P3" xml:id="id74" draw:id="id74" draw:layer="layout" svg:width="6.667cm" svg:height="0.952cm" svg:x="48.942cm" svg:y="61.643cm">
          <text:p text:style-name="P1">REG MUXC_PRE_A</text:p>
          <draw:enhanced-geometry svg:viewBox="0 0 21600 21600" draw:type="rectangle" draw:enhanced-path="M 0 0 L 21600 0 21600 21600 0 21600 0 0 Z N"/>
        </draw:custom-shape>
        <draw:custom-shape draw:style-name="gr102" draw:text-style-name="P3" xml:id="id75" draw:id="id75" draw:layer="layout" svg:width="6.667cm" svg:height="0.952cm" svg:x="48.942cm" svg:y="62.595cm">
          <text:p text:style-name="P11">REG MUXC_PRE_B</text:p>
          <draw:enhanced-geometry svg:viewBox="0 0 21600 21600" draw:type="rectangle" draw:enhanced-path="M 0 0 L 21600 0 21600 21600 0 21600 0 0 Z N"/>
        </draw:custom-shape>
        <draw:custom-shape draw:style-name="gr102" draw:text-style-name="P3" xml:id="id76" draw:id="id76" draw:layer="layout" svg:width="6.667cm" svg:height="0.952cm" svg:x="48.942cm" svg:y="63.548cm">
          <text:p text:style-name="P11">REG MUXC_PRE_C</text:p>
          <draw:enhanced-geometry svg:viewBox="0 0 21600 21600" draw:type="rectangle" draw:enhanced-path="M 0 0 L 21600 0 21600 21600 0 21600 0 0 Z N"/>
        </draw:custom-shape>
        <draw:custom-shape draw:style-name="gr102" draw:text-style-name="P3" xml:id="id77" draw:id="id77" draw:layer="layout" svg:width="6.667cm" svg:height="0.952cm" svg:x="48.942cm" svg:y="64.5cm">
          <text:p text:style-name="P11">REG MUXC_PRE_D</text:p>
          <draw:enhanced-geometry svg:viewBox="0 0 21600 21600" draw:type="rectangle" draw:enhanced-path="M 0 0 L 21600 0 21600 21600 0 21600 0 0 Z N"/>
        </draw:custom-shape>
        <draw:connector draw:style-name="gr103" draw:text-style-name="P5" draw:layer="layout" draw:type="curve" svg:x1="55.609cm" svg:y1="62.119cm" svg:x2="57.515cm" svg:y2="62.596cm" draw:start-shape="id74" draw:start-glue-point="1" draw:end-shape="id73" draw:end-glue-point="4" svg:d="M55609 62119c1428 0 475 477 1906 477" svg:viewBox="0 0 1907 478">
          <text:p/>
        </draw:connector>
        <draw:connector draw:style-name="gr104" draw:text-style-name="P5" draw:layer="layout" draw:type="curve" svg:x1="55.609cm" svg:y1="63.071cm" svg:x2="57.515cm" svg:y2="63.231cm" draw:start-shape="id75" draw:start-glue-point="1" draw:end-shape="id73" draw:end-glue-point="5" svg:d="M55609 63071c1428 0 475 160 1906 160" svg:viewBox="0 0 1907 161">
          <text:p/>
        </draw:connector>
        <draw:connector draw:style-name="gr105" draw:text-style-name="P5" draw:layer="layout" draw:type="curve" svg:x1="55.609cm" svg:y1="64.024cm" svg:x2="57.515cm" svg:y2="63.864cm" draw:start-shape="id76" draw:start-glue-point="1" draw:end-shape="id73" draw:end-glue-point="6" svg:d="M55609 64024c1428 0 475-160 1906-160" svg:viewBox="0 0 1907 161">
          <text:p/>
        </draw:connector>
        <draw:connector draw:style-name="gr106" draw:text-style-name="P5" draw:layer="layout" draw:type="curve" svg:x1="55.609cm" svg:y1="64.976cm" svg:x2="57.515cm" svg:y2="64.499cm" draw:start-shape="id77" draw:start-glue-point="1" draw:end-shape="id73" draw:end-glue-point="7" svg:d="M55609 64976c1428 0 475-477 1906-477" svg:viewBox="0 0 1907 478">
          <text:p/>
        </draw:connector>
        <draw:connector draw:style-name="gr107" draw:text-style-name="P5" draw:layer="layout" draw:type="curve" draw:line-skew="0cm -0.318cm" svg:x1="75.61cm" svg:y1="58.309cm" svg:x2="48.942cm" svg:y2="62.119cm" draw:start-shape="id50" draw:start-glue-point="1" draw:end-shape="id74" draw:end-glue-point="3" svg:d="M75610 58309c250 0 500 437 500 873 0 437-6918 873-13835 873-6918 0-13835 516-13835 1032s251 1032 502 1032" svg:viewBox="0 0 27671 3811">
          <text:p/>
        </draw:connector>
        <draw:connector draw:style-name="gr108" draw:text-style-name="P5" draw:layer="layout" draw:type="curve" draw:line-skew="0cm -0.159cm" svg:x1="75.61cm" svg:y1="58.309cm" svg:x2="48.942cm" svg:y2="63.071cm" draw:start-shape="id50" draw:start-glue-point="1" draw:end-shape="id75" draw:end-glue-point="3" svg:d="M75610 58309c250 0 500 595 500 1191 0 595-6918 1190-13835 1190-6918 0-13835 595-13835 1191 0 595 251 1190 502 1190" svg:viewBox="0 0 27671 4763">
          <text:p/>
        </draw:connector>
        <draw:connector draw:style-name="gr109" draw:text-style-name="P5" draw:layer="layout" draw:type="curve" draw:line-skew="0cm -0.001cm" svg:x1="75.61cm" svg:y1="58.309cm" svg:x2="48.942cm" svg:y2="64.024cm" draw:start-shape="id50" draw:start-glue-point="1" draw:end-shape="id76" draw:end-glue-point="3" svg:d="M75610 58309c250 0 500 754 500 1508s-6918 1508-13835 1508c-6918 0-13835 675-13835 1350 0 674 251 1349 502 1349" svg:viewBox="0 0 27671 5716">
          <text:p/>
        </draw:connector>
        <draw:connector draw:style-name="gr110" draw:text-style-name="P5" draw:layer="layout" draw:type="curve" draw:line-skew="0cm 0.158cm" svg:x1="75.61cm" svg:y1="58.309cm" svg:x2="48.942cm" svg:y2="64.976cm" draw:start-shape="id50" draw:start-glue-point="1" draw:end-shape="id77" draw:end-glue-point="3" svg:d="M75610 58309c250 0 500 913 500 1826 0 912-6918 1825-13835 1825-6918 0-13835 754-13835 1508s251 1508 502 1508" svg:viewBox="0 0 27671 6668">
          <text:p/>
        </draw:connector>
        <draw:custom-shape draw:style-name="gr88" draw:text-style-name="P3" xml:id="id78" draw:id="id78" draw:layer="layout" svg:width="3.175cm" svg:height="2.858cm" svg:x="55.927cm" svg:y="68.31cm">
          <draw:glue-point draw:id="4" svg:x="-4.998cm" svg:y="-2.778cm"/>
          <draw:glue-point draw:id="5" svg:x="-4.998cm" svg:y="2.778cm"/>
          <text:p text:style-name="P1">MUX3</text:p>
          <text:p text:style-name="P1">MUX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1" draw:text-style-name="P5" draw:layer="layout" draw:type="curve" svg:x1="59.102cm" svg:y1="69.739cm" svg:x2="60.372cm" svg:y2="69.739cm" draw:start-shape="id78" draw:start-glue-point="1" draw:end-shape="id72" draw:end-glue-point="3" svg:d="M59102 69739h1270" svg:viewBox="0 0 1271 1">
          <text:p/>
        </draw:connector>
        <draw:custom-shape draw:style-name="gr21" draw:text-style-name="P3" xml:id="id79" draw:id="id79" draw:layer="layout" svg:width="1.905cm" svg:height="0.952cm" svg:x="52.435cm" svg:y="67.99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12" draw:text-style-name="P5" draw:layer="layout" draw:type="curve" svg:x1="54.34cm" svg:y1="68.469cm" svg:x2="55.928cm" svg:y2="68.946cm" draw:start-shape="id79" draw:start-glue-point="1" draw:end-shape="id78" draw:end-glue-point="4" svg:d="M54340 68469c1189 0 396 477 1588 477" svg:viewBox="0 0 1589 478">
          <text:p/>
        </draw:connector>
        <draw:custom-shape draw:style-name="gr100" draw:text-style-name="P3" xml:id="id80" draw:id="id80" draw:layer="layout" svg:width="3.175cm" svg:height="3.175cm" svg:x="47.672cm" svg:y="66.723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F</text:p>
          <draw:enhanced-geometry svg:viewBox="0 0 21600 21600" draw:type="rectangle" draw:enhanced-path="M 0 0 L 21600 0 21600 21600 0 21600 0 0 Z N"/>
        </draw:custom-shape>
        <draw:connector draw:style-name="gr113" draw:text-style-name="P5" draw:layer="layout" draw:type="curve" svg:x1="50.847cm" svg:y1="68.31cm" svg:x2="52.435cm" svg:y2="68.469cm" draw:start-shape="id80" draw:start-glue-point="1" draw:end-shape="id79" draw:end-glue-point="3" svg:d="M50847 68310c1189 0 396 159 1588 159" svg:viewBox="0 0 1589 160">
          <text:p/>
        </draw:connector>
        <draw:custom-shape draw:style-name="gr100" draw:text-style-name="P3" xml:id="id81" draw:id="id81" draw:layer="layout" svg:width="3.175cm" svg:height="3.175cm" svg:x="12.748cm" svg:y="42.592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onnector draw:style-name="gr114" draw:text-style-name="P5" draw:layer="layout" draw:type="curve" draw:line-skew="0cm -0.5cm" svg:x1="59.103cm" svg:y1="44.974cm" svg:x2="12.749cm" svg:y2="43.228cm" draw:start-shape="id36" draw:start-glue-point="1" draw:end-shape="id81" draw:end-glue-point="4" svg:d="M59103 44974c250 0 500 198 500 397 0 198-11839 396-23679 396-11839 0-23678-635-23678-1270 0-634 252-1269 503-1269" svg:viewBox="0 0 47358 2540">
          <text:p/>
        </draw:connector>
        <draw:connector draw:style-name="gr115" draw:text-style-name="P5" draw:layer="layout" draw:type="curve" draw:line-skew="0cm 5.263cm" svg:x1="59.103cm" svg:y1="42.116cm" svg:x2="12.749cm" svg:y2="43.863cm" draw:start-shape="id33" draw:start-glue-point="1" draw:end-shape="id81" draw:end-glue-point="5" svg:d="M59103 42116c250 0 500 1072 500 2143 0 1072-11839 2143-23679 2143-11839 0-23678-635-23678-1270 0-634 252-1269 503-1269" svg:viewBox="0 0 47358 4287">
          <text:p/>
        </draw:connector>
        <draw:connector draw:style-name="gr116" draw:text-style-name="P5" draw:layer="layout" draw:type="curve" draw:line-skew="0cm 0.77cm" svg:x1="59.103cm" svg:y1="44.974cm" svg:x2="12.749cm" svg:y2="44.496cm" draw:start-shape="id36" draw:start-glue-point="1" draw:end-shape="id81" draw:end-glue-point="6" svg:d="M59103 44974c250 0 500 516 500 1032 0 515-11839 1031-23679 1031-11839 0-23678-635-23678-1271 0-635 252-1270 503-1270" svg:viewBox="0 0 47358 2542">
          <text:p/>
        </draw:connector>
        <draw:connector draw:style-name="gr117" draw:text-style-name="P5" draw:layer="layout" draw:type="curve" draw:line-skew="0cm 6.533cm" svg:x1="59.103cm" svg:y1="42.116cm" svg:x2="12.749cm" svg:y2="45.131cm" draw:start-shape="id33" draw:start-glue-point="1" draw:end-shape="id81" draw:end-glue-point="7" svg:d="M59103 42116c250 0 500 1389 500 2778s-11839 2778-23679 2778c-11839 0-23678-635-23678-1271 0-635 252-1270 503-1270" svg:viewBox="0 0 47358 5557">
          <text:p/>
        </draw:connector>
        <draw:connector draw:style-name="gr118" draw:text-style-name="P5" draw:layer="layout" draw:type="curve" svg:x1="15.923cm" svg:y1="44.179cm" svg:x2="18.463cm" svg:y2="42.909cm" draw:start-shape="id81" draw:start-glue-point="1" draw:end-shape="id82" draw:end-glue-point="5" svg:d="M15923 44179c1903 0 634-1270 2540-1270" svg:viewBox="0 0 2541 1271">
          <text:p/>
        </draw:connector>
        <draw:custom-shape draw:style-name="gr119" draw:text-style-name="P3" xml:id="id83" draw:id="id83" draw:layer="layout" svg:width="2.54cm" svg:height="0.952cm" svg:x="43.545cm" svg:y="67.358cm">
          <text:p text:style-name="P1">BLAT</text:p>
          <draw:enhanced-geometry svg:viewBox="0 0 21600 21600" draw:type="rectangle" draw:enhanced-path="M 0 0 L 21600 0 21600 21600 0 21600 0 0 Z N"/>
        </draw:custom-shape>
        <draw:connector draw:style-name="gr120" draw:text-style-name="P5" draw:layer="layout" draw:type="curve" svg:x1="59.103cm" svg:y1="42.116cm" svg:x2="47.673cm" svg:y2="67.359cm" draw:start-shape="id33" draw:start-glue-point="1" draw:end-shape="id80" draw:end-glue-point="4" svg:d="M59103 42116c250 0 500 3135 500 6271 0 3135-3108 6270-6217 6270-3108 0-6216 3176-6216 6351 0 3176 252 6351 503 6351" svg:viewBox="0 0 12434 25244">
          <text:p/>
        </draw:connector>
        <draw:connector draw:style-name="gr121" draw:text-style-name="P5" draw:layer="layout" draw:type="curve" svg:x1="46.085cm" svg:y1="67.834cm" svg:x2="47.673cm" svg:y2="67.994cm" draw:start-shape="id83" draw:start-glue-point="1" draw:end-shape="id80" draw:end-glue-point="5" svg:d="M46085 67834c1189 0 396 160 1588 160" svg:viewBox="0 0 1589 161">
          <text:p/>
        </draw:connector>
        <draw:connector draw:style-name="gr122" draw:text-style-name="P5" draw:layer="layout" draw:type="curve" svg:x1="59.103cm" svg:y1="43.069cm" svg:x2="47.673cm" svg:y2="68.627cm" draw:start-shape="id34" draw:start-glue-point="1" draw:end-shape="id80" draw:end-glue-point="6" svg:d="M59103 43069c250 0 500 3016 500 6033 0 3016-3108 6032-6217 6032-3108 0-6216 3373-6216 6747 0 3373 252 6746 503 6746" svg:viewBox="0 0 12434 25559">
          <text:p/>
        </draw:connector>
        <draw:connector draw:style-name="gr123" draw:text-style-name="P5" draw:layer="layout" draw:type="curve" svg:x1="59.103cm" svg:y1="44.021cm" svg:x2="47.673cm" svg:y2="69.262cm" draw:start-shape="id35" draw:start-glue-point="1" draw:end-shape="id80" draw:end-glue-point="7" svg:d="M59103 44021c250 0 500 2897 500 5795 0 2897-3108 5794-6217 5794-3108 0-6216 3413-6216 6826s252 6826 503 6826" svg:viewBox="0 0 12434 25242">
          <text:p/>
        </draw:connector>
        <draw:custom-shape draw:style-name="gr119" draw:text-style-name="P3" draw:layer="layout" svg:width="2.54cm" svg:height="0.952cm" svg:x="41.005cm" svg:y="67.358cm">
          <text:p text:style-name="P1">ALAT</text:p>
          <draw:enhanced-geometry svg:viewBox="0 0 21600 21600" draw:type="rectangle" draw:enhanced-path="M 0 0 L 21600 0 21600 21600 0 21600 0 0 Z N"/>
        </draw:custom-shape>
        <draw:custom-shape draw:style-name="gr4" draw:text-style-name="P3" xml:id="id84" draw:id="id84" draw:layer="layout" svg:width="3.175cm" svg:height="2.222cm" svg:x="47.672cm" svg:y="71.486cm">
          <draw:glue-point draw:id="4" svg:x="-4.998cm" svg:y="-2.142cm"/>
          <draw:glue-point draw:id="5" svg:x="-4.998cm" svg:y="2.142cm"/>
          <text:p text:style-name="P1">MUX2</text:p>
          <text:p text:style-name="P1"><text:span text:style-name="T1">AXWORD</text:span></text:p>
          <draw:enhanced-geometry svg:viewBox="0 0 21600 21600" draw:type="rectangle" draw:enhanced-path="M 0 0 L 21600 0 21600 21600 0 21600 0 0 Z N"/>
        </draw:custom-shape>
        <draw:connector draw:style-name="gr124" draw:text-style-name="P5" draw:layer="layout" draw:type="curve" svg:x1="50.847cm" svg:y1="72.597cm" svg:x2="55.927cm" svg:y2="69.739cm" draw:start-shape="id84" draw:start-glue-point="1" draw:end-shape="id78" draw:end-glue-point="3" svg:d="M50847 72597c3808 0 1269-2858 5080-2858" svg:viewBox="0 0 5081 2859">
          <text:p/>
        </draw:connector>
        <draw:custom-shape draw:style-name="gr21" draw:text-style-name="P3" xml:id="id86" draw:id="id86" draw:layer="layout" svg:width="1.905cm" svg:height="0.952cm" svg:x="44.18cm" svg:y="71.169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85" draw:id="id85" draw:layer="layout" svg:width="1.905cm" svg:height="0.952cm" svg:x="41.005cm" svg:y="71.169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25" draw:text-style-name="P5" draw:layer="layout" draw:type="curve" svg:x1="42.91cm" svg:y1="71.645cm" svg:x2="44.18cm" svg:y2="71.645cm" draw:start-shape="id85" draw:start-glue-point="1" draw:end-shape="id86" draw:end-glue-point="3" svg:d="M42910 71645h1270" svg:viewBox="0 0 1271 1">
          <text:p/>
        </draw:connector>
        <draw:connector draw:style-name="gr126" draw:text-style-name="P5" draw:layer="layout" draw:type="curve" svg:x1="46.085cm" svg:y1="71.645cm" svg:x2="47.673cm" svg:y2="72.122cm" draw:start-shape="id86" draw:start-glue-point="1" draw:end-shape="id84" draw:end-glue-point="4" svg:d="M46085 71645c1189 0 396 477 1588 477" svg:viewBox="0 0 1589 478">
          <text:p/>
        </draw:connector>
        <draw:custom-shape draw:style-name="gr21" draw:text-style-name="P3" xml:id="id88" draw:id="id88" draw:layer="layout" svg:width="1.905cm" svg:height="0.952cm" svg:x="44.18cm" svg:y="73.074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87" draw:id="id87" draw:layer="layout" svg:width="1.905cm" svg:height="0.952cm" svg:x="41.005cm" svg:y="73.074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25" draw:text-style-name="P5" draw:layer="layout" draw:type="curve" svg:x1="42.91cm" svg:y1="73.55cm" svg:x2="44.18cm" svg:y2="73.55cm" draw:start-shape="id87" draw:start-glue-point="1" draw:end-shape="id88" draw:end-glue-point="3" svg:d="M42910 73550h1270" svg:viewBox="0 0 1271 1">
          <text:p/>
        </draw:connector>
        <draw:connector draw:style-name="gr127" draw:text-style-name="P5" draw:layer="layout" draw:type="curve" svg:x1="46.085cm" svg:y1="73.55cm" svg:x2="47.673cm" svg:y2="73.072cm" draw:start-shape="id88" draw:start-glue-point="1" draw:end-shape="id84" draw:end-glue-point="5" svg:d="M46085 73550c1189 0 396-478 1588-478" svg:viewBox="0 0 1589 479">
          <text:p/>
        </draw:connector>
        <draw:custom-shape draw:style-name="gr100" draw:text-style-name="P3" xml:id="id89" draw:id="id89" draw:layer="layout" svg:width="3.175cm" svg:height="3.175cm" svg:x="47.672cm" svg:y="74.978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H</text:p>
          <draw:enhanced-geometry svg:viewBox="0 0 21600 21600" draw:type="rectangle" draw:enhanced-path="M 0 0 L 21600 0 21600 21600 0 21600 0 0 Z N"/>
        </draw:custom-shape>
        <draw:connector draw:style-name="gr128" draw:text-style-name="P5" draw:layer="layout" draw:type="curve" svg:x1="50.847cm" svg:y1="76.565cm" svg:x2="55.928cm" svg:y2="70.532cm" draw:start-shape="id89" draw:start-glue-point="1" draw:end-shape="id78" draw:end-glue-point="5" svg:d="M50847 76565c3808 0 1268-6033 5081-6033" svg:viewBox="0 0 5082 6034">
          <text:p/>
        </draw:connector>
        <draw:connector draw:style-name="gr129" draw:text-style-name="P5" draw:layer="layout" draw:type="curve" svg:x1="99.105cm" svg:y1="59.261cm" svg:x2="47.673cm" svg:y2="75.614cm" draw:start-shape="id41" draw:start-glue-point="1" draw:end-shape="id89" draw:end-glue-point="4" svg:d="M99105 59261c250 0 500 2024 500 4048s-13109 4048-26218 4048c-13108 0-26217 2064-26217 4129 0 2064 252 4128 503 4128" svg:viewBox="0 0 52436 16354">
          <text:p/>
        </draw:connector>
        <draw:connector draw:style-name="gr130" draw:text-style-name="P5" draw:layer="layout" draw:type="curve" svg:x1="99.105cm" svg:y1="60.215cm" svg:x2="47.673cm" svg:y2="76.249cm" draw:start-shape="id42" draw:start-glue-point="1" draw:end-shape="id89" draw:end-glue-point="5" svg:d="M99105 60215c250 0 500 1905 500 3810 0 1904-13109 3809-26218 3809-13108 0-26217 2104-26217 4208 0 2103 252 4207 503 4207" svg:viewBox="0 0 52436 16035">
          <text:p/>
        </draw:connector>
        <draw:custom-shape draw:style-name="gr21" draw:text-style-name="P3" xml:id="id90" draw:id="id90" draw:layer="layout" svg:width="1.905cm" svg:height="0.952cm" svg:x="44.18cm" svg:y="76.248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91" draw:id="id91" draw:layer="layout" svg:width="1.905cm" svg:height="0.952cm" svg:x="44.18cm" svg:y="77.518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31" draw:text-style-name="P5" draw:layer="layout" draw:type="curve" svg:x1="46.085cm" svg:y1="76.724cm" svg:x2="47.673cm" svg:y2="76.882cm" draw:start-shape="id90" draw:start-glue-point="1" draw:end-shape="id89" draw:end-glue-point="6" svg:d="M46085 76724c1189 0 396 158 1588 158" svg:viewBox="0 0 1589 159">
          <text:p/>
        </draw:connector>
        <draw:connector draw:style-name="gr132" draw:text-style-name="P5" draw:layer="layout" draw:type="curve" svg:x1="46.085cm" svg:y1="77.994cm" svg:x2="47.673cm" svg:y2="77.517cm" draw:start-shape="id91" draw:start-glue-point="1" draw:end-shape="id89" draw:end-glue-point="7" svg:d="M46085 77994c1189 0 396-477 1588-477" svg:viewBox="0 0 1589 478">
          <text:p/>
        </draw:connector>
        <draw:connector draw:style-name="gr133" draw:text-style-name="P5" draw:layer="layout" draw:type="curve" svg:x1="66.882cm" svg:y1="51.165cm" svg:x2="44.18cm" svg:y2="76.724cm" draw:start-shape="id8" draw:start-glue-point="2" draw:end-shape="id90" draw:end-glue-point="3" svg:d="M66882 51165c0 18811-11602 15676-17466 17363s-5989 8196-5236 8196" svg:viewBox="0 0 23027 25560">
          <text:p/>
        </draw:connector>
        <draw:connector draw:style-name="gr134" draw:text-style-name="P5" draw:layer="layout" draw:type="curve" svg:x1="71.962cm" svg:y1="51.165cm" svg:x2="44.18cm" svg:y2="77.994cm" draw:start-shape="id10" draw:start-glue-point="2" draw:end-shape="id91" draw:end-glue-point="3" svg:d="M71962 51165c0 19764-14142 16470-21276 18236s-7259 8593-6506 8593" svg:viewBox="0 0 28089 26830">
          <text:p/>
        </draw:connector>
        <draw:custom-shape draw:style-name="gr4" draw:text-style-name="P3" xml:id="id92" draw:id="id92" draw:layer="layout" svg:width="3.175cm" svg:height="2.222cm" svg:x="35.925cm" svg:y="71.485cm">
          <draw:glue-point draw:id="4" svg:x="-4.998cm" svg:y="-2.142cm"/>
          <draw:glue-point draw:id="5" svg:x="-4.998cm" svg:y="2.142cm"/>
          <text:p text:style-name="P1">MUX2</text:p>
          <text:p text:style-name="P1"><text:span text:style-name="T1">AXDMUX</text:span></text:p>
          <draw:enhanced-geometry svg:viewBox="0 0 21600 21600" draw:type="rectangle" draw:enhanced-path="M 0 0 L 21600 0 21600 21600 0 21600 0 0 Z N"/>
        </draw:custom-shape>
        <draw:connector draw:style-name="gr135" draw:text-style-name="P5" draw:layer="layout" draw:type="curve" svg:x1="39.1cm" svg:y1="72.596cm" svg:x2="41.005cm" svg:y2="71.645cm" draw:start-shape="id92" draw:start-glue-point="1" draw:end-shape="id85" draw:end-glue-point="3" svg:d="M39100 72596c1428 0 476-951 1905-951" svg:viewBox="0 0 1906 952">
          <text:p/>
        </draw:connector>
        <draw:connector draw:style-name="gr136" draw:text-style-name="P5" draw:layer="layout" draw:type="curve" svg:x1="39.1cm" svg:y1="72.596cm" svg:x2="41.005cm" svg:y2="73.55cm" draw:start-shape="id92" draw:start-glue-point="1" draw:end-shape="id87" draw:end-glue-point="3" svg:d="M39100 72596c1428 0 476 954 1905 954" svg:viewBox="0 0 1906 955">
          <text:p/>
        </draw:connector>
        <draw:custom-shape draw:style-name="gr137" draw:text-style-name="P2" xml:id="id93" draw:id="id93" draw:layer="layout" svg:width="3.492cm" svg:height="0.952cm" svg:x="26.083cm" svg:y="71.168cm">
          <text:p text:style-name="P1">SIPO AX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8" draw:text-style-name="P5" draw:layer="layout" draw:type="curve" svg:x1="29.575cm" svg:y1="71.644cm" svg:x2="35.926cm" svg:y2="72.121cm" draw:start-shape="id93" draw:start-glue-point="1" draw:end-shape="id92" draw:end-glue-point="4" svg:d="M29575 71644c4762 0 1587 477 6351 477" svg:viewBox="0 0 6352 478">
          <text:p/>
        </draw:connector>
        <draw:custom-shape draw:style-name="gr139" draw:text-style-name="P3" xml:id="id94" draw:id="id94" draw:layer="layout" svg:width="3.492cm" svg:height="1.905cm" svg:x="31.163cm" svg:y="72.755cm">
          <text:p text:style-name="P1">YM<text:line-break/>DECO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0" draw:text-style-name="P5" draw:layer="layout" draw:type="curve" svg:x1="34.655cm" svg:y1="73.707cm" svg:x2="35.926cm" svg:y2="73.071cm" draw:start-shape="id94" draw:start-glue-point="1" draw:end-shape="id92" draw:end-glue-point="5" svg:d="M34655 73707c952 0 317-636 1271-636" svg:viewBox="0 0 1272 637">
          <text:p/>
        </draw:connector>
        <draw:connector draw:style-name="gr141" draw:text-style-name="P5" draw:layer="layout" draw:type="curve" svg:x1="29.575cm" svg:y1="71.644cm" svg:x2="31.163cm" svg:y2="73.707cm" draw:start-shape="id93" draw:start-glue-point="1" draw:end-shape="id94" draw:end-glue-point="3" svg:d="M29575 71644c1191 0 397 2063 1588 2063" svg:viewBox="0 0 1589 2064">
          <text:p/>
        </draw:connector>
        <draw:connector draw:style-name="gr142" draw:text-style-name="P5" draw:layer="layout" draw:type="curve" svg:x1="76.247cm" svg:y1="13.223cm" svg:x2="80.059cm" svg:y2="32.43cm" draw:start-shape="id14" draw:start-glue-point="1" draw:end-shape="id25" draw:end-glue-point="5" svg:d="M76247 13223c2857 0 952 19207 3812 19207" svg:viewBox="0 0 3813 19208">
          <text:p/>
        </draw:connector>
        <draw:custom-shape draw:style-name="gr143" draw:text-style-name="P3" xml:id="id95" draw:id="id95" draw:layer="layout" svg:width="3.175cm" svg:height="5.715cm" svg:x="47.355cm" svg:y="52.117cm">
          <draw:glue-point draw:id="4" svg:x="-4.998cm" svg:y="-0.554cm"/>
          <draw:glue-point draw:id="5" svg:x="-4.998cm" svg:y="0.556cm"/>
          <draw:glue-point draw:id="6" svg:x="-4.998cm" svg:y="1.667cm"/>
          <draw:glue-point draw:id="7" svg:x="-4.998cm" svg:y="2.778cm"/>
          <draw:glue-point draw:id="8" svg:x="-4.998cm" svg:y="3.889cm"/>
          <draw:glue-point draw:id="9" svg:x="-4.998cm" svg:y="-1.665cm"/>
          <draw:glue-point draw:id="10" svg:x="-4.998cm" svg:y="-2.776cm"/>
          <draw:glue-point draw:id="11" svg:x="-4.998cm" svg:y="-3.888cm"/>
          <text:p text:style-name="P1">MUX8</text:p>
          <draw:enhanced-geometry svg:viewBox="0 0 21600 21600" draw:type="rectangle" draw:enhanced-path="M 0 0 L 21600 0 21600 21600 0 21600 0 0 Z N"/>
        </draw:custom-shape>
        <draw:connector draw:style-name="gr144" draw:text-style-name="P5" draw:layer="layout" draw:type="curve" svg:x1="50.53cm" svg:y1="54.974cm" svg:x2="57.515cm" svg:y2="55.769cm" draw:start-shape="id95" draw:start-glue-point="1" draw:end-shape="id67" draw:end-glue-point="3" svg:d="M50530 54974c5238 0 1746 795 6985 795" svg:viewBox="0 0 6986 796">
          <text:p/>
        </draw:connector>
        <draw:custom-shape draw:style-name="gr145" draw:text-style-name="P3" xml:id="id96" draw:id="id96" draw:layer="layout" svg:width="8.573cm" svg:height="0.952cm" svg:x="35.925cm" svg:y="52.752cm">
          <text:p text:style-name="P1">ROMB_B_RAMA_REG,1111</text:p>
          <draw:enhanced-geometry svg:viewBox="0 0 21600 21600" draw:type="rectangle" draw:enhanced-path="M 0 0 L 21600 0 21600 21600 0 21600 0 0 Z N"/>
        </draw:custom-shape>
        <draw:connector draw:style-name="gr146" draw:text-style-name="P5" draw:layer="layout" draw:type="curve" svg:x1="44.498cm" svg:y1="53.228cm" svg:x2="47.356cm" svg:y2="52.753cm" draw:start-shape="id96" draw:start-glue-point="1" draw:end-shape="id95" draw:end-glue-point="11" svg:d="M44498 53228c2142 0 713-475 2858-475" svg:viewBox="0 0 2859 476">
          <text:p/>
        </draw:connector>
        <draw:connector draw:style-name="gr147" draw:text-style-name="P5" draw:layer="layout" draw:type="curve" svg:x1="44.498cm" svg:y1="53.228cm" svg:x2="47.356cm" svg:y2="53.388cm" draw:start-shape="id96" draw:start-glue-point="1" draw:end-shape="id95" draw:end-glue-point="10" svg:d="M44498 53228c2142 0 713 160 2858 160" svg:viewBox="0 0 2859 161">
          <text:p/>
        </draw:connector>
        <draw:custom-shape draw:style-name="gr21" draw:text-style-name="P3" xml:id="id98" draw:id="id98" draw:layer="layout" svg:width="1.905cm" svg:height="0.952cm" svg:x="42.593cm" svg:y="54.34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97" draw:id="id97" draw:layer="layout" svg:width="1.905cm" svg:height="0.952cm" svg:x="38.783cm" svg:y="54.34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48" draw:text-style-name="P5" draw:layer="layout" draw:type="curve" svg:x1="40.688cm" svg:y1="54.816cm" svg:x2="42.593cm" svg:y2="54.816cm" draw:start-shape="id97" draw:start-glue-point="1" draw:end-shape="id98" draw:end-glue-point="3" svg:d="M40688 54816h1905" svg:viewBox="0 0 1906 1">
          <text:p/>
        </draw:connector>
        <draw:connector draw:style-name="gr149" draw:text-style-name="P5" draw:layer="layout" draw:type="curve" svg:x1="44.498cm" svg:y1="54.816cm" svg:x2="47.356cm" svg:y2="54.023cm" draw:start-shape="id98" draw:start-glue-point="1" draw:end-shape="id95" draw:end-glue-point="9" svg:d="M44498 54816c2142 0 713-793 2858-793" svg:viewBox="0 0 2859 794">
          <text:p/>
        </draw:connector>
        <draw:connector draw:style-name="gr150" draw:text-style-name="P5" draw:layer="layout" draw:type="curve" draw:line-skew="0cm 10.795cm" svg:x1="88.63cm" svg:y1="20.526cm" svg:x2="38.783cm" svg:y2="54.816cm" draw:start-shape="id11" draw:start-glue-point="1" draw:end-shape="id97" draw:end-glue-point="3" svg:d="M88630 20526c251 0 501 7025 501 14050 0 7024-12713 14049-25425 14049-12713 0-25425 1548-25425 3096 0 1547 251 3095 502 3095" svg:viewBox="0 0 50851 34291">
          <text:p/>
        </draw:connector>
        <draw:custom-shape draw:style-name="gr92" draw:text-style-name="P10" xml:id="id99" draw:id="id99" draw:layer="layout" svg:width="3.809cm" svg:height="0.952cm" svg:x="40.688cm" svg:y="56.881cm">
          <text:p text:style-name="P1">REG228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00" draw:id="id100" draw:layer="layout" svg:width="3.809cm" svg:height="0.952cm" svg:x="40.689cm" svg:y="57.833cm">
          <text:p text:style-name="P1">REG229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01" draw:id="id101" draw:layer="layout" svg:width="3.809cm" svg:height="0.952cm" svg:x="40.689cm" svg:y="58.786cm">
          <text:p text:style-name="P1">REG22A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02" draw:id="id102" draw:layer="layout" svg:width="3.809cm" svg:height="0.952cm" svg:x="40.689cm" svg:y="59.738cm">
          <text:p text:style-name="P1">REG22B</text:p>
          <draw:enhanced-geometry svg:viewBox="0 0 21600 21600" draw:type="rectangle" draw:enhanced-path="M 0 0 L 21600 0 21600 21600 0 21600 0 0 Z N"/>
        </draw:custom-shape>
        <draw:connector draw:style-name="gr151" draw:text-style-name="P5" draw:layer="layout" draw:type="curve" svg:x1="44.497cm" svg:y1="57.357cm" svg:x2="47.356cm" svg:y2="55.291cm" draw:start-shape="id99" draw:start-glue-point="1" draw:end-shape="id95" draw:end-glue-point="5" svg:d="M44497 57357c2142 0 713-2066 2859-2066" svg:viewBox="0 0 2860 2067">
          <text:p/>
        </draw:connector>
        <draw:connector draw:style-name="gr152" draw:text-style-name="P5" draw:layer="layout" draw:type="curve" svg:x1="44.498cm" svg:y1="58.309cm" svg:x2="47.356cm" svg:y2="55.926cm" draw:start-shape="id100" draw:start-glue-point="1" draw:end-shape="id95" draw:end-glue-point="6" svg:d="M44498 58309c2142 0 713-2383 2858-2383" svg:viewBox="0 0 2859 2384">
          <text:p/>
        </draw:connector>
        <draw:connector draw:style-name="gr153" draw:text-style-name="P5" draw:layer="layout" draw:type="curve" svg:x1="44.498cm" svg:y1="59.262cm" svg:x2="47.356cm" svg:y2="56.561cm" draw:start-shape="id101" draw:start-glue-point="1" draw:end-shape="id95" draw:end-glue-point="7" svg:d="M44498 59262c2142 0 713-2701 2858-2701" svg:viewBox="0 0 2859 2702">
          <text:p/>
        </draw:connector>
        <draw:connector draw:style-name="gr154" draw:text-style-name="P5" draw:layer="layout" draw:type="curve" svg:x1="44.498cm" svg:y1="60.214cm" svg:x2="47.356cm" svg:y2="57.196cm" draw:start-shape="id102" draw:start-glue-point="1" draw:end-shape="id95" draw:end-glue-point="8" svg:d="M44498 60214c2142 0 713-3018 2858-3018" svg:viewBox="0 0 2859 3019">
          <text:p/>
        </draw:connector>
        <draw:custom-shape draw:style-name="gr21" draw:text-style-name="P3" xml:id="id103" draw:id="id103" draw:layer="layout" svg:width="1.905cm" svg:height="0.952cm" svg:x="33.068cm" svg:y="52.752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155" draw:text-style-name="P5" draw:layer="layout" draw:type="curve" svg:x1="34.973cm" svg:y1="53.228cm" svg:x2="35.925cm" svg:y2="53.228cm" draw:start-shape="id103" draw:start-glue-point="1" draw:end-shape="id96" draw:end-glue-point="3" svg:d="M34973 53228h952" svg:viewBox="0 0 953 1">
          <text:p/>
        </draw:connector>
        <draw:connector draw:style-name="gr156" draw:text-style-name="P5" draw:layer="layout" draw:type="curve" draw:line-skew="0cm 3.969cm" svg:x1="88.63cm" svg:y1="31.955cm" svg:x2="33.068cm" svg:y2="53.228cm" draw:start-shape="id12" draw:start-glue-point="1" draw:end-shape="id103" draw:end-glue-point="3" svg:d="M88630 31955c251 0 501 3691 501 7383 0 3691-14141 7382-28283 7382-14141 0-28282 1627-28282 3254s251 3254 502 3254" svg:viewBox="0 0 56566 21274">
          <text:p/>
        </draw:connector>
        <draw:custom-shape draw:style-name="gr59" draw:text-style-name="P8" xml:id="id82" draw:id="id82" draw:layer="layout" svg:width="3.809cm" svg:height="1.588cm" svg:x="18.463cm" svg:y="41.64cm">
          <draw:glue-point draw:id="4" svg:x="-5.001cm" svg:y="-2.997cm"/>
          <draw:glue-point draw:id="5" svg:x="-5.001cm" svg:y="2.997cm"/>
          <text:p text:style-name="P1">MULA</text:p>
          <draw:enhanced-geometry svg:viewBox="0 0 21600 21600" draw:type="rectangle" draw:enhanced-path="M 0 0 L 21600 0 21600 21600 0 21600 0 0 Z N"/>
        </draw:custom-shape>
        <draw:custom-shape draw:style-name="gr4" draw:text-style-name="P3" xml:id="id104" draw:id="id104" draw:layer="layout" svg:width="3.175cm" svg:height="2.222cm" svg:x="12.748cm" svg:y="38.783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57" draw:text-style-name="P5" draw:layer="layout" draw:type="curve" svg:x1="15.923cm" svg:y1="39.894cm" svg:x2="18.463cm" svg:y2="41.959cm" draw:start-shape="id104" draw:start-glue-point="1" draw:end-shape="id82" draw:end-glue-point="4" svg:d="M15923 39894c1903 0 634 2065 2540 2065" svg:viewBox="0 0 2541 2066">
          <text:p/>
        </draw:connector>
        <draw:custom-shape draw:style-name="gr21" draw:text-style-name="P3" xml:id="id105" draw:id="id105" draw:layer="layout" svg:width="1.905cm" svg:height="0.952cm" svg:x="9.255cm" svg:y="38.465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106" draw:id="id106" draw:layer="layout" svg:width="1.905cm" svg:height="0.952cm" svg:x="9.255cm" svg:y="40.371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158" draw:text-style-name="P5" draw:layer="layout" draw:type="curve" svg:x1="11.16cm" svg:y1="38.941cm" svg:x2="12.749cm" svg:y2="39.419cm" draw:start-shape="id105" draw:start-glue-point="1" draw:end-shape="id104" draw:end-glue-point="4" svg:d="M11160 38941c1189 0 395 478 1589 478" svg:viewBox="0 0 1590 479">
          <text:p/>
        </draw:connector>
        <draw:connector draw:style-name="gr159" draw:text-style-name="P5" draw:layer="layout" draw:type="curve" svg:x1="11.16cm" svg:y1="40.847cm" svg:x2="12.749cm" svg:y2="40.369cm" draw:start-shape="id106" draw:start-glue-point="1" draw:end-shape="id104" draw:end-glue-point="5" svg:d="M11160 40847c1189 0 395-478 1589-478" svg:viewBox="0 0 1590 479">
          <text:p/>
        </draw:connector>
        <draw:connector draw:style-name="gr160" draw:text-style-name="P5" draw:layer="layout" draw:type="curve" draw:line-skew="0cm 5.079cm" svg:x1="88.63cm" svg:y1="20.526cm" svg:x2="9.255cm" svg:y2="38.941cm" draw:start-shape="id11" draw:start-glue-point="1" draw:end-shape="id105" draw:end-glue-point="3" svg:d="M88630 20526c251 0 501 3612 501 7223 0 3612-20095 7223-40189 7223-20095 0-40189 992-40189 1985 0 992 251 1984 502 1984" svg:viewBox="0 0 80379 18416">
          <text:p/>
        </draw:connector>
        <draw:connector draw:style-name="gr161" draw:text-style-name="P5" draw:layer="layout" draw:type="curve" svg:x1="88.63cm" svg:y1="31.955cm" svg:x2="9.255cm" svg:y2="40.847cm" draw:start-shape="id12" draw:start-glue-point="1" draw:end-shape="id106" draw:end-glue-point="3" svg:d="M88630 31955c251 0 501 1151 501 2303 0 1151-20095 2302-40189 2302-20095 0-40189 1072-40189 2144 0 1071 251 2143 502 2143" svg:viewBox="0 0 80379 8893">
          <text:p/>
        </draw:connector>
        <draw:custom-shape draw:style-name="gr52" draw:text-style-name="P7" xml:id="id108" draw:id="id108" draw:layer="layout" svg:width="3.809cm" svg:height="1.588cm" svg:x="28.624cm" svg:y="41.639cm">
          <draw:glue-point draw:id="4" svg:x="-5.001cm" svg:y="-2.997cm"/>
          <draw:glue-point draw:id="5" svg:x="-5.001cm" svg:y="2.997cm"/>
          <text:p text:style-name="P1">+ ADDE</text:p>
          <draw:enhanced-geometry svg:viewBox="0 0 21600 21600" draw:type="rectangle" draw:enhanced-path="M 0 0 L 21600 0 21600 21600 0 21600 0 0 Z N"/>
        </draw:custom-shape>
        <draw:custom-shape draw:style-name="gr21" draw:text-style-name="P3" xml:id="id107" draw:id="id107" draw:layer="layout" svg:width="1.905cm" svg:height="0.952cm" svg:x="24.178cm" svg:y="40.37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62" draw:text-style-name="P5" draw:layer="layout" draw:type="curve" svg:x1="26.083cm" svg:y1="40.846cm" svg:x2="28.624cm" svg:y2="41.958cm" draw:start-shape="id107" draw:start-glue-point="1" draw:end-shape="id108" draw:end-glue-point="4" svg:d="M26083 40846c1905 0 635 1112 2541 1112" svg:viewBox="0 0 2542 1113">
          <text:p/>
        </draw:connector>
        <draw:connector draw:style-name="gr163" draw:text-style-name="P5" draw:layer="layout" draw:type="curve" svg:x1="22.272cm" svg:y1="42.434cm" svg:x2="24.178cm" svg:y2="40.846cm" draw:start-shape="id82" draw:start-glue-point="1" draw:end-shape="id107" draw:end-glue-point="3" svg:d="M22272 42434c1428 0 475-1588 1906-1588" svg:viewBox="0 0 1907 1589">
          <text:p/>
        </draw:connector>
        <draw:connector draw:style-name="gr164" draw:text-style-name="P5" draw:layer="layout" draw:type="curve" svg:x1="22.272cm" svg:y1="42.434cm" svg:x2="28.624cm" svg:y2="42.908cm" draw:start-shape="id82" draw:start-glue-point="1" draw:end-shape="id108" draw:end-glue-point="5" svg:d="M22272 42434c4762 0 1587 474 6352 474" svg:viewBox="0 0 6353 475">
          <text:p/>
        </draw:connector>
        <draw:custom-shape draw:style-name="gr21" draw:text-style-name="P3" xml:id="id109" draw:id="id109" draw:layer="layout" svg:width="1.905cm" svg:height="0.952cm" svg:x="34.021cm" svg:y="39.73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65" draw:text-style-name="P5" draw:layer="layout" draw:type="curve" svg:x1="32.433cm" svg:y1="42.433cm" svg:x2="34.021cm" svg:y2="40.211cm" draw:start-shape="id108" draw:start-glue-point="1" draw:end-shape="id109" draw:end-glue-point="3" svg:d="M32433 42433c1189 0 396-2222 1588-2222" svg:viewBox="0 0 1589 2223">
          <text:p/>
        </draw:connector>
        <draw:connector draw:style-name="gr166" draw:text-style-name="P5" draw:layer="layout" draw:type="curve" svg:x1="22.272cm" svg:y1="42.434cm" svg:x2="34.021cm" svg:y2="40.211cm" draw:start-shape="id82" draw:start-glue-point="1" draw:end-shape="id109" draw:end-glue-point="3" svg:d="M22272 42434c8811 0 2937-2223 11749-2223" svg:viewBox="0 0 11750 2224">
          <text:p/>
        </draw:connector>
        <draw:custom-shape draw:style-name="gr52" draw:text-style-name="P7" xml:id="id21" draw:id="id21" draw:layer="layout" svg:width="3.809cm" svg:height="1.588cm" svg:x="49.895cm" svg:y="40.369cm">
          <draw:glue-point draw:id="4" svg:x="-5.001cm" svg:y="-2.997cm"/>
          <draw:glue-point draw:id="5" svg:x="-5.001cm" svg:y="2.997cm"/>
          <text:p text:style-name="P1">+ ADDD</text:p>
          <draw:enhanced-geometry svg:viewBox="0 0 21600 21600" draw:type="rectangle" draw:enhanced-path="M 0 0 L 21600 0 21600 21600 0 21600 0 0 Z N"/>
        </draw:custom-shape>
        <draw:custom-shape draw:style-name="gr100" draw:text-style-name="P3" xml:id="id110" draw:id="id110" draw:layer="layout" svg:width="3.175cm" svg:height="3.175cm" svg:x="41.958cm" svg:y="42.592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ustom-shape draw:style-name="gr119" draw:text-style-name="P3" xml:id="id111" draw:id="id111" draw:layer="layout" svg:width="2.54cm" svg:height="0.952cm" svg:x="36.561cm" svg:y="44.18cm">
          <text:p text:style-name="P1">B2LAT</text:p>
          <draw:enhanced-geometry svg:viewBox="0 0 21600 21600" draw:type="rectangle" draw:enhanced-path="M 0 0 L 21600 0 21600 21600 0 21600 0 0 Z N"/>
        </draw:custom-shape>
        <draw:connector draw:style-name="gr114" draw:text-style-name="P5" draw:layer="layout" draw:type="curve" draw:line-skew="0cm 4.312cm" svg:x1="59.103cm" svg:y1="43.069cm" svg:x2="41.959cm" svg:y2="43.228cm" draw:start-shape="id34" draw:start-glue-point="1" draw:end-shape="id110" draw:end-glue-point="4" svg:d="M59103 43069c250 0 500 833 500 1667 0 833-4537 1666-9074 1666-4536 0-9073-794-9073-1587 0-794 252-1587 503-1587" svg:viewBox="0 0 18148 3334">
          <text:p/>
        </draw:connector>
        <draw:connector draw:style-name="gr115" draw:text-style-name="P5" draw:layer="layout" draw:type="curve" svg:x1="39.101cm" svg:y1="44.656cm" svg:x2="41.959cm" svg:y2="43.863cm" draw:start-shape="id111" draw:start-glue-point="1" draw:end-shape="id110" draw:end-glue-point="5" svg:d="M39101 44656c2142 0 713-793 2858-793" svg:viewBox="0 0 2859 794">
          <text:p/>
        </draw:connector>
        <draw:connector draw:style-name="gr116" draw:text-style-name="P5" draw:layer="layout" draw:type="curve" draw:line-skew="0cm 5.265cm" svg:x1="59.103cm" svg:y1="44.021cm" svg:x2="41.959cm" svg:y2="44.496cm" draw:start-shape="id35" draw:start-glue-point="1" draw:end-shape="id110" draw:end-glue-point="6" svg:d="M59103 44021c250 0 500 834 500 1667 0 834-4537 1667-9074 1667-4536 0-9073-715-9073-1430 0-714 252-1429 503-1429" svg:viewBox="0 0 18148 3335">
          <text:p/>
        </draw:connector>
        <draw:connector draw:style-name="gr117" draw:text-style-name="P5" draw:layer="layout" draw:type="curve" svg:x1="35.926cm" svg:y1="40.211cm" svg:x2="41.959cm" svg:y2="45.131cm" draw:start-shape="id109" draw:start-glue-point="1" draw:end-shape="id110" draw:end-glue-point="7" svg:d="M35926 40211c4522 0 1506 4920 6033 4920" svg:viewBox="0 0 6034 4921">
          <text:p/>
        </draw:connector>
        <draw:custom-shape draw:style-name="gr119" draw:text-style-name="P3" draw:layer="layout" svg:width="2.54cm" svg:height="0.952cm" svg:x="34.021cm" svg:y="44.18cm">
          <text:p text:style-name="P1">A2LAT</text:p>
          <draw:enhanced-geometry svg:viewBox="0 0 21600 21600" draw:type="rectangle" draw:enhanced-path="M 0 0 L 21600 0 21600 21600 0 21600 0 0 Z N"/>
        </draw:custom-shape>
        <draw:custom-shape draw:style-name="gr119" draw:text-style-name="P3" draw:layer="layout" svg:width="2.54cm" svg:height="0.952cm" svg:x="31.481cm" svg:y="44.18cm">
          <text:p text:style-name="P1">BLAT</text:p>
          <draw:enhanced-geometry svg:viewBox="0 0 21600 21600" draw:type="rectangle" draw:enhanced-path="M 0 0 L 21600 0 21600 21600 0 21600 0 0 Z N"/>
        </draw:custom-shape>
        <draw:custom-shape draw:style-name="gr119" draw:text-style-name="P3" draw:layer="layout" svg:width="2.54cm" svg:height="0.952cm" svg:x="28.941cm" svg:y="44.18cm">
          <text:p text:style-name="P1">A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112" draw:id="id112" draw:layer="layout" svg:width="1.905cm" svg:height="0.952cm" svg:x="46.72cm" svg:y="41.641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167" draw:text-style-name="P5" draw:layer="layout" draw:type="curve" svg:x1="45.133cm" svg:y1="44.179cm" svg:x2="46.72cm" svg:y2="42.117cm" draw:start-shape="id110" draw:start-glue-point="1" draw:end-shape="id112" draw:end-glue-point="3" svg:d="M45133 44179c1189 0 396-2062 1587-2062" svg:viewBox="0 0 1588 2063">
          <text:p/>
        </draw:connector>
        <draw:connector draw:style-name="gr168" draw:text-style-name="P5" draw:layer="layout" draw:type="curve" svg:x1="48.625cm" svg:y1="42.117cm" svg:x2="49.895cm" svg:y2="41.638cm" draw:start-shape="id112" draw:start-glue-point="1" draw:end-shape="id21" draw:end-glue-point="5" svg:d="M48625 42117c951 0 316-479 1270-479" svg:viewBox="0 0 1271 480">
          <text:p/>
        </draw:connector>
        <draw:custom-shape draw:style-name="gr21" draw:text-style-name="P3" xml:id="id113" draw:id="id113" draw:layer="layout" svg:width="1.905cm" svg:height="0.952cm" svg:x="46.72cm" svg:y="39.736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169" draw:text-style-name="P5" draw:layer="layout" draw:type="curve" svg:x1="48.625cm" svg:y1="40.212cm" svg:x2="49.895cm" svg:y2="40.688cm" draw:start-shape="id113" draw:start-glue-point="1" draw:end-shape="id21" draw:end-glue-point="4" svg:d="M48625 40212c951 0 316 476 1270 476" svg:viewBox="0 0 1271 477">
          <text:p/>
        </draw:connector>
        <draw:custom-shape draw:style-name="gr100" draw:text-style-name="P3" xml:id="id114" draw:id="id114" draw:layer="layout" svg:width="3.175cm" svg:height="3.175cm" svg:x="41.959cm" svg:y="36.56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onnector draw:style-name="gr170" draw:text-style-name="P5" draw:layer="layout" draw:type="curve" svg:x1="45.134cm" svg:y1="38.147cm" svg:x2="46.72cm" svg:y2="40.212cm" draw:start-shape="id114" draw:start-glue-point="1" draw:end-shape="id113" draw:end-glue-point="3" svg:d="M45134 38147c1188 0 395 2065 1586 2065" svg:viewBox="0 0 1587 2066">
          <text:p/>
        </draw:connector>
        <draw:connector draw:style-name="gr171" draw:text-style-name="P5" draw:layer="layout" draw:type="curve" svg:x1="35.926cm" svg:y1="40.211cm" svg:x2="41.96cm" svg:y2="38.464cm" draw:start-shape="id109" draw:start-glue-point="1" draw:end-shape="id114" draw:end-glue-point="6" svg:d="M35926 40211c4524 0 1507-1747 6034-1747" svg:viewBox="0 0 6035 1748">
          <text:p/>
        </draw:connector>
        <draw:connector draw:style-name="gr172" draw:text-style-name="P5" draw:layer="layout" draw:type="curve" svg:x1="59.103cm" svg:y1="44.974cm" svg:x2="41.96cm" svg:y2="39.099cm" draw:start-shape="id36" draw:start-glue-point="1" draw:end-shape="id114" draw:end-glue-point="7" svg:d="M59103 44974c250 0 500-715 500-1429 0-715-4537-1429-9073-1429-4537 0-9073-754-9073-1509 0-754 252-1508 503-1508" svg:viewBox="0 0 18147 5876">
          <text:p/>
        </draw:connector>
        <draw:connector draw:style-name="gr173" draw:text-style-name="P5" draw:layer="layout" draw:type="curve" svg:x1="88.63cm" svg:y1="31.955cm" svg:x2="37.831cm" svg:y2="33.385cm" draw:start-shape="id12" draw:start-glue-point="1" draw:end-shape="id115" draw:end-glue-point="0" svg:d="M88630 31955c751 0 627-647-12261-1311s-38538-1346-38538 2741" svg:viewBox="0 0 51052 3244">
          <text:p/>
        </draw:connector>
        <draw:connector draw:style-name="gr174" draw:text-style-name="P5" draw:layer="layout" draw:type="curve" svg:x1="88.63cm" svg:y1="20.526cm" svg:x2="37.831cm" svg:y2="33.385cm" draw:start-shape="id11" draw:start-glue-point="1" draw:end-shape="id115" draw:end-glue-point="0" svg:d="M88630 20526c751 0 627 3414-12261 4367s-38538-556-38538 8492" svg:viewBox="0 0 51052 12860">
          <text:p/>
        </draw:connector>
        <draw:custom-shape draw:style-name="gr119" draw:text-style-name="P3" xml:id="id116" draw:id="id116" draw:layer="layout" svg:width="2.54cm" svg:height="0.952cm" svg:x="34.021cm" svg:y="33.385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119" draw:text-style-name="P3" xml:id="id115" draw:id="id115" draw:layer="layout" svg:width="2.54cm" svg:height="0.952cm" svg:x="36.561cm" svg:y="33.385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175" draw:text-style-name="P5" draw:layer="layout" draw:type="curve" svg:x1="88.63cm" svg:y1="20.526cm" svg:x2="35.291cm" svg:y2="33.385cm" draw:start-shape="id11" draw:start-glue-point="1" draw:end-shape="id116" draw:end-glue-point="0" svg:d="M88630 20526c751 0 627 3414-12896 4367s-40443-556-40443 8492" svg:viewBox="0 0 53588 12860">
          <text:p/>
        </draw:connector>
        <draw:connector draw:style-name="gr176" draw:text-style-name="P5" draw:layer="layout" draw:type="curve" svg:x1="88.63cm" svg:y1="31.955cm" svg:x2="35.291cm" svg:y2="33.385cm" draw:start-shape="id12" draw:start-glue-point="1" draw:end-shape="id116" draw:end-glue-point="0" svg:d="M88630 31955c751 0 627-647-12896-1311s-40443-1346-40443 2741" svg:viewBox="0 0 53588 3244">
          <text:p/>
        </draw:connector>
        <draw:custom-shape draw:style-name="gr119" draw:text-style-name="P3" xml:id="id117" draw:id="id117" draw:layer="layout" svg:width="2.54cm" svg:height="0.952cm" svg:x="32.751cm" svg:y="35.29cm">
          <text:p text:style-name="P1">LAT,0</text:p>
          <draw:enhanced-geometry svg:viewBox="0 0 21600 21600" draw:type="rectangle" draw:enhanced-path="M 0 0 L 21600 0 21600 21600 0 21600 0 0 Z N"/>
        </draw:custom-shape>
        <draw:connector draw:style-name="gr177" draw:text-style-name="P5" draw:layer="layout" draw:type="curve" svg:x1="35.291cm" svg:y1="35.766cm" svg:x2="41.96cm" svg:y2="37.831cm" draw:start-shape="id117" draw:start-glue-point="1" draw:end-shape="id114" draw:end-glue-point="5" svg:d="M35291 35766c5001 0 1667 2065 6669 2065" svg:viewBox="0 0 6670 2066">
          <text:p/>
        </draw:connector>
        <draw:custom-shape draw:style-name="gr88" draw:text-style-name="P3" xml:id="id22" draw:id="id22" draw:layer="layout" svg:width="3.175cm" svg:height="2.858cm" svg:x="27.036cm" svg:y="30.845cm">
          <draw:glue-point draw:id="4" svg:x="-4.998cm" svg:y="-2.778cm"/>
          <draw:glue-point draw:id="5" svg:x="-4.998cm" svg:y="2.778cm"/>
          <text:p text:style-name="P1">MUX3</text:p>
          <text:p text:style-name="P1">MUX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5" draw:layer="layout" draw:type="curve" svg:x1="30.211cm" svg:y1="32.274cm" svg:x2="32.751cm" svg:y2="35.766cm" draw:start-shape="id22" draw:start-glue-point="1" draw:end-shape="id117" draw:end-glue-point="3" svg:d="M30211 32274c1905 0 635 3492 2540 3492" svg:viewBox="0 0 2541 3493">
          <text:p/>
        </draw:connector>
        <draw:custom-shape draw:style-name="gr21" draw:text-style-name="P3" xml:id="id118" draw:id="id118" draw:layer="layout" svg:width="1.905cm" svg:height="0.952cm" svg:x="23.226cm" svg:y="33.703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179" draw:text-style-name="P5" draw:layer="layout" draw:type="curve" svg:x1="25.131cm" svg:y1="34.179cm" svg:x2="27.037cm" svg:y2="33.067cm" draw:start-shape="id118" draw:start-glue-point="1" draw:end-shape="id22" draw:end-glue-point="5" svg:d="M25131 34179c1428 0 475-1112 1906-1112" svg:viewBox="0 0 1907 1113">
          <text:p/>
        </draw:connector>
        <draw:connector draw:style-name="gr180" draw:text-style-name="P5" draw:layer="layout" draw:type="curve" svg:x1="23.384cm" svg:y1="22.59cm" svg:x2="27.037cm" svg:y2="31.481cm" draw:start-shape="id7" draw:start-glue-point="2" draw:end-shape="id22" draw:end-glue-point="4" svg:d="M23384 22590c0 5928 1217 8891 3653 8891" svg:viewBox="0 0 3654 8892">
          <text:p/>
        </draw:connector>
        <draw:connector draw:style-name="gr181" draw:text-style-name="P5" draw:layer="layout" draw:type="curve" svg:x1="28.464cm" svg:y1="22.59cm" svg:x2="27.037cm" svg:y2="31.481cm" draw:start-shape="id9" draw:start-glue-point="2" draw:end-shape="id22" draw:end-glue-point="4" svg:d="M28464 22590c0 6190-966 5157-1511 5833s-670 3058 84 3058" svg:viewBox="0 0 1957 8892">
          <text:p/>
        </draw:connector>
        <draw:custom-shape draw:style-name="gr52" draw:text-style-name="P7" xml:id="id119" draw:id="id119" draw:layer="layout" svg:width="3.809cm" svg:height="1.588cm" svg:x="21.322cm" svg:y="31.48cm">
          <draw:glue-point draw:id="4" svg:x="-5.001cm" svg:y="-2.997cm"/>
          <draw:glue-point draw:id="5" svg:x="-5.001cm" svg:y="2.997cm"/>
          <text:p text:style-name="P1">+ ADDC</text:p>
          <draw:enhanced-geometry svg:viewBox="0 0 21600 21600" draw:type="rectangle" draw:enhanced-path="M 0 0 L 21600 0 21600 21600 0 21600 0 0 Z N"/>
        </draw:custom-shape>
        <draw:connector draw:style-name="gr182" draw:text-style-name="P5" draw:layer="layout" draw:type="curve" svg:x1="25.131cm" svg:y1="32.274cm" svg:x2="27.036cm" svg:y2="32.274cm" draw:start-shape="id119" draw:start-glue-point="1" draw:end-shape="id22" draw:end-glue-point="3" svg:d="M25131 32274h1905" svg:viewBox="0 0 1906 1">
          <text:p/>
        </draw:connector>
        <draw:custom-shape draw:style-name="gr21" draw:text-style-name="P3" xml:id="id120" draw:id="id120" draw:layer="layout" svg:width="1.905cm" svg:height="0.952cm" svg:x="18.146cm" svg:y="31.16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83" draw:text-style-name="P5" draw:layer="layout" draw:type="curve" svg:x1="20.051cm" svg:y1="31.639cm" svg:x2="21.322cm" svg:y2="31.799cm" draw:start-shape="id120" draw:start-glue-point="1" draw:end-shape="id119" draw:end-glue-point="4" svg:d="M20051 31639c952 0 317 160 1271 160" svg:viewBox="0 0 1272 161">
          <text:p/>
        </draw:connector>
        <draw:connector draw:style-name="gr184" draw:text-style-name="P5" draw:layer="layout" draw:type="curve" svg:x1="88.63cm" svg:y1="20.526cm" svg:x2="18.146cm" svg:y2="31.639cm" draw:start-shape="id11" draw:start-glue-point="1" draw:end-shape="id120" draw:end-glue-point="3" svg:d="M88630 20526c251 0 501 1429 501 2858s-17872 2858-35744 2858c-17871 0-35743 1349-35743 2699 0 1349 251 2698 502 2698" svg:viewBox="0 0 71488 11114">
          <text:p/>
        </draw:connector>
        <draw:connector draw:style-name="gr185" draw:text-style-name="P5" draw:layer="layout" draw:type="curve" draw:line-skew="0cm -6.533cm" svg:x1="88.63cm" svg:y1="31.955cm" svg:x2="18.146cm" svg:y2="31.639cm" draw:start-shape="id12" draw:start-glue-point="1" draw:end-shape="id120" draw:end-glue-point="3" svg:d="M88630 31955c251 0 501-1957 501-3914s-17872-3914-35744-3914c-17871 0-35743 1878-35743 3756s251 3756 502 3756" svg:viewBox="0 0 71488 7829">
          <text:p/>
        </draw:connector>
        <draw:custom-shape draw:style-name="gr100" draw:text-style-name="P3" xml:id="id121" draw:id="id121" draw:layer="layout" svg:width="3.175cm" svg:height="3.175cm" svg:x="12.113cm" svg:y="30.845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text:line-break/>STEP<text:line-break/>TYPE</text:p>
          <draw:enhanced-geometry svg:viewBox="0 0 21600 21600" draw:type="rectangle" draw:enhanced-path="M 0 0 L 21600 0 21600 21600 0 21600 0 0 Z N"/>
        </draw:custom-shape>
        <draw:connector draw:style-name="gr186" draw:text-style-name="P5" draw:layer="layout" draw:type="curve" svg:x1="15.288cm" svg:y1="32.432cm" svg:x2="21.322cm" svg:y2="32.749cm" draw:start-shape="id121" draw:start-glue-point="1" draw:end-shape="id119" draw:end-glue-point="5" svg:d="M15288 32432c4524 0 1507 317 6034 317" svg:viewBox="0 0 6035 318">
          <text:p/>
        </draw:connector>
        <draw:connector draw:style-name="gr187" draw:text-style-name="P5" draw:layer="layout" draw:type="curve" svg:x1="23.384cm" svg:y1="22.59cm" svg:x2="12.114cm" svg:y2="31.481cm" draw:start-shape="id7" draw:start-glue-point="2" draw:end-shape="id121" draw:end-glue-point="4" svg:d="M23384 22590c0 6190-5887 5157-8893 5833s-3131 3058-2377 3058" svg:viewBox="0 0 11659 8892">
          <text:p/>
        </draw:connector>
        <draw:connector draw:style-name="gr188" draw:text-style-name="P5" draw:layer="layout" draw:type="curve" svg:x1="28.464cm" svg:y1="22.59cm" svg:x2="12.114cm" svg:y2="31.481cm" draw:start-shape="id9" draw:start-glue-point="2" draw:end-shape="id121" draw:end-glue-point="4" svg:d="M28464 22590c0 6190-8427 5157-12703 5833s-4401 3058-3647 3058" svg:viewBox="0 0 16706 8892">
          <text:p/>
        </draw:connector>
        <draw:custom-shape draw:style-name="gr189" draw:text-style-name="P3" xml:id="id122" draw:id="id122" draw:layer="layout" svg:width="3.175cm" svg:height="2.223cm" svg:x="7.033cm" svg:y="31.48cm">
          <text:p text:style-name="P1">DPCM</text:p>
          <text:p text:style-name="P1">STEP</text:p>
          <draw:enhanced-geometry svg:viewBox="0 0 21600 21600" draw:type="rectangle" draw:enhanced-path="M 0 0 L 21600 0 21600 21600 0 21600 0 0 Z N"/>
        </draw:custom-shape>
        <draw:connector draw:style-name="gr190" draw:text-style-name="P5" draw:layer="layout" draw:type="curve" svg:x1="10.208cm" svg:y1="32.591cm" svg:x2="12.114cm" svg:y2="32.116cm" draw:start-shape="id122" draw:start-glue-point="1" draw:end-shape="id121" draw:end-glue-point="5" svg:d="M10208 32591c1428 0 475-475 1906-475" svg:viewBox="0 0 1907 476">
          <text:p/>
        </draw:connector>
        <draw:connector draw:style-name="gr191" draw:text-style-name="P5" draw:layer="layout" draw:type="curve" svg:x1="10.208cm" svg:y1="32.591cm" svg:x2="12.114cm" svg:y2="32.749cm" draw:start-shape="id122" draw:start-glue-point="1" draw:end-shape="id121" draw:end-glue-point="6" svg:d="M10208 32591c1428 0 475 158 1906 158" svg:viewBox="0 0 1907 159">
          <text:p/>
        </draw:connector>
        <draw:connector draw:style-name="gr192" draw:text-style-name="P5" draw:layer="layout" draw:type="curve" svg:x1="10.208cm" svg:y1="32.591cm" svg:x2="12.114cm" svg:y2="33.384cm" draw:start-shape="id122" draw:start-glue-point="1" draw:end-shape="id121" draw:end-glue-point="7" svg:d="M10208 32591c1428 0 475 793 1906 793" svg:viewBox="0 0 1907 794">
          <text:p/>
        </draw:connector>
        <draw:connector draw:style-name="gr193" draw:text-style-name="P5" draw:layer="layout" draw:type="curve" draw:line-skew="-2.549cm" svg:x1="23.384cm" svg:y1="22.59cm" svg:x2="7.033cm" svg:y2="32.591cm" draw:start-shape="id7" draw:start-glue-point="2" draw:end-shape="id122" draw:end-glue-point="3" svg:d="M23384 22590c0 2842-8427 2368-12703 4158s-4401 5843-3648 5843" svg:viewBox="0 0 16706 10002">
          <text:p/>
        </draw:connector>
        <draw:custom-shape draw:style-name="gr52" draw:text-style-name="P7" xml:id="id23" draw:id="id23" draw:layer="layout" svg:width="3.809cm" svg:height="1.588cm" svg:x="61.643cm" svg:y="7.35cm">
          <draw:glue-point draw:id="4" svg:x="-5.001cm" svg:y="-2.997cm"/>
          <draw:glue-point draw:id="5" svg:x="-5.001cm" svg:y="2.997cm"/>
          <text:p text:style-name="P1">+ ADDA</text:p>
          <draw:enhanced-geometry svg:viewBox="0 0 21600 21600" draw:type="rectangle" draw:enhanced-path="M 0 0 L 21600 0 21600 21600 0 21600 0 0 Z N"/>
        </draw:custom-shape>
        <draw:custom-shape draw:style-name="gr21" draw:text-style-name="P3" xml:id="id123" draw:id="id123" draw:layer="layout" svg:width="1.905cm" svg:height="0.952cm" svg:x="58.468cm" svg:y="6.715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124" draw:id="id124" draw:layer="layout" svg:width="1.905cm" svg:height="0.952cm" svg:x="58.468cm" svg:y="8.62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94" draw:text-style-name="P5" draw:layer="layout" draw:type="curve" svg:x1="60.373cm" svg:y1="7.191cm" svg:x2="61.643cm" svg:y2="7.669cm" draw:start-shape="id123" draw:start-glue-point="1" draw:end-shape="id23" draw:end-glue-point="4" svg:d="M60373 7191c951 0 316 478 1270 478" svg:viewBox="0 0 1271 479">
          <text:p/>
        </draw:connector>
        <draw:connector draw:style-name="gr195" draw:text-style-name="P5" draw:layer="layout" draw:type="curve" svg:x1="60.373cm" svg:y1="9.096cm" svg:x2="61.643cm" svg:y2="8.619cm" draw:start-shape="id124" draw:start-glue-point="1" draw:end-shape="id23" draw:end-glue-point="5" svg:d="M60373 9096c951 0 316-477 1270-477" svg:viewBox="0 0 1271 478">
          <text:p/>
        </draw:connector>
        <draw:connector draw:style-name="gr196" draw:text-style-name="P5" draw:layer="layout" draw:type="curve" draw:line-skew="0cm -2.858cm" svg:x1="88.63cm" svg:y1="20.526cm" svg:x2="58.468cm" svg:y2="7.191cm" draw:start-shape="id11" draw:start-glue-point="1" draw:end-shape="id123" draw:end-glue-point="3" svg:d="M88630 20526c251 0 501-2421 501-4842s-7791-4842-15583-4842c-7791 0-15582-913-15582-1826 0-912 251-1825 502-1825" svg:viewBox="0 0 31166 13336">
          <text:p/>
        </draw:connector>
        <draw:connector draw:style-name="gr197" draw:text-style-name="P5" draw:layer="layout" draw:type="curve" draw:line-skew="0cm -8.89cm" svg:x1="88.63cm" svg:y1="31.955cm" svg:x2="58.468cm" svg:y2="9.096cm" draw:start-shape="id12" draw:start-glue-point="1" draw:end-shape="id124" draw:end-glue-point="3" svg:d="M88630 31955c251 0 501-5120 501-10239 0-5120-7791-10239-15583-10239-7791 0-15582-595-15582-1191 0-595 251-1190 502-1190" svg:viewBox="0 0 31166 22860">
          <text:p/>
        </draw:connector>
        <draw:custom-shape draw:style-name="gr198" draw:text-style-name="P3" xml:id="id24" draw:id="id24" draw:layer="layout" svg:width="6.35cm" svg:height="0.952cm" svg:x="56.246cm" svg:y="11.795cm">
          <text:p text:style-name="P1">LAT BASE[15:8]</text:p>
          <draw:enhanced-geometry svg:viewBox="0 0 21600 21600" draw:type="rectangle" draw:enhanced-path="M 0 0 L 21600 0 21600 21600 0 21600 0 0 Z N"/>
        </draw:custom-shape>
        <draw:custom-shape draw:style-name="gr199" draw:text-style-name="P3" xml:id="id32" draw:id="id32" draw:layer="layout" svg:width="6.35cm" svg:height="1.905cm" svg:x="56.246cm" svg:y="12.747cm">
          <text:p text:style-name="P1">LAT BASE[23:16]</text:p>
          <text:p text:style-name="P11">BASE[0:7]</text:p>
          <draw:enhanced-geometry svg:viewBox="0 0 21600 21600" draw:type="rectangle" draw:enhanced-path="M 0 0 L 21600 0 21600 21600 0 21600 0 0 Z N"/>
        </draw:custom-shape>
        <draw:connector draw:style-name="gr200" draw:text-style-name="P5" draw:layer="layout" draw:type="curve" draw:line-skew="0cm 0.635cm" svg:x1="88.63cm" svg:y1="20.526cm" svg:x2="56.246cm" svg:y2="12.271cm" draw:start-shape="id11" draw:start-glue-point="1" draw:end-shape="id24" draw:end-glue-point="3" svg:d="M88630 20526c251 0 501-913 501-1826 0-912-8347-1825-16693-1825-8347 0-16693-1151-16693-2302s251-2302 501-2302" svg:viewBox="0 0 33387 8256">
          <text:p/>
        </draw:connector>
        <draw:connector draw:style-name="gr201" draw:text-style-name="P5" draw:layer="layout" draw:type="curve" svg:x1="88.63cm" svg:y1="20.526cm" svg:x2="56.246cm" svg:y2="13.699cm" draw:start-shape="id11" draw:start-glue-point="1" draw:end-shape="id32" draw:end-glue-point="3" svg:d="M88630 20526c251 0 501-834 501-1667 0-834-8347-1667-16693-1667-8347 0-16693-873-16693-1747 0-873 251-1746 501-1746" svg:viewBox="0 0 33387 6828">
          <text:p/>
        </draw:connector>
        <draw:connector draw:style-name="gr202" draw:text-style-name="P5" draw:layer="layout" draw:type="curve" draw:line-skew="0cm 2.541cm" svg:x1="88.63cm" svg:y1="31.955cm" svg:x2="56.246cm" svg:y2="13.699cm" draw:start-shape="id12" draw:start-glue-point="1" draw:end-shape="id32" draw:end-glue-point="3" svg:d="M88630 31955c251 0 501-1627 501-3254s-8347-3254-16693-3254c-8347 0-16693-2937-16693-5874s251-5874 501-5874" svg:viewBox="0 0 33387 18257">
          <text:p/>
        </draw:connector>
        <draw:connector draw:style-name="gr203" draw:text-style-name="P5" draw:layer="layout" draw:type="curve" svg:x1="44.573cm" svg:y1="55.902cm" svg:x2="47.356cm" svg:y2="54.658cm" draw:end-shape="id95" draw:end-glue-point="4" svg:d="M44573 55902c1710 0 319-1244 2783-1244" svg:viewBox="0 0 2784 1245">
          <text:p/>
        </draw:connector>
        <draw:connector draw:style-name="gr204" draw:text-style-name="P5" draw:layer="layout" draw:type="curve" svg:x1="39.101cm" svg:y1="33.861cm" svg:x2="41.96cm" svg:y2="37.196cm" draw:start-shape="id115" draw:start-glue-point="1" draw:end-shape="id114" draw:end-glue-point="4" svg:d="M39101 33861c2143 0 714 3335 2859 3335" svg:viewBox="0 0 2860 3336">
          <text:p/>
        </draw:connector>
        <draw:custom-shape draw:style-name="gr90" draw:text-style-name="P9" xml:id="id125" draw:id="id125" draw:layer="layout" svg:width="3.81cm" svg:height="1.588cm" svg:x="79.422cm" svg:y="36.56cm">
          <text:p text:style-name="P1">ROMA</text:p>
          <draw:enhanced-geometry svg:viewBox="0 0 21600 21600" draw:type="rectangle" draw:enhanced-path="M 0 0 L 21600 0 21600 21600 0 21600 0 0 Z N"/>
        </draw:custom-shape>
        <draw:connector draw:style-name="gr205" draw:text-style-name="P5" draw:layer="layout" draw:type="curve" svg:x1="83.232cm" svg:y1="37.354cm" svg:x2="86.725cm" svg:y2="32.749cm" draw:start-shape="id125" draw:start-glue-point="1" draw:end-shape="id12" draw:end-glue-point="2" svg:d="M83232 37354c2329 0 3493-1535 3493-4605" svg:viewBox="0 0 3494 4606">
          <text:p/>
        </draw:connector>
        <draw:connector draw:style-name="gr206" draw:text-style-name="P5" draw:layer="layout" draw:type="curve" svg:x1="83.232cm" svg:y1="37.354cm" svg:x2="86.725cm" svg:y2="21.32cm" draw:start-shape="id125" draw:start-glue-point="1" draw:end-shape="id11" draw:end-glue-point="2" svg:d="M83232 37354c2329 0 3493-5344 3493-16034" svg:viewBox="0 0 3494 16035">
          <text:p/>
        </draw:connector>
        <draw:custom-shape draw:style-name="gr207" draw:text-style-name="P3" xml:id="id126" draw:id="id126" draw:layer="layout" svg:width="3.175cm" svg:height="0.953cm" svg:x="91.488cm" svg:y="22.59cm">
          <text:p text:style-name="P1">ACTIVE</text:p>
          <draw:enhanced-geometry svg:viewBox="0 0 21600 21600" draw:type="rectangle" draw:enhanced-path="M 0 0 L 21600 0 21600 21600 0 21600 0 0 Z N"/>
        </draw:custom-shape>
        <draw:connector draw:style-name="gr208" draw:text-style-name="P5" draw:layer="layout" draw:type="curve" svg:x1="94.663cm" svg:y1="23.066cm" svg:x2="96.251cm" svg:y2="23.226cm" draw:start-shape="id126" draw:start-glue-point="1" draw:end-shape="id4" draw:end-glue-point="4" svg:d="M94663 23066c1189 0 396 160 1588 160" svg:viewBox="0 0 1589 161">
          <text:p/>
        </draw:connector>
        <draw:custom-shape draw:style-name="gr3" draw:text-style-name="P4" xml:id="id128" draw:id="id128" draw:layer="layout" svg:width="4.128cm" svg:height="1.587cm" svg:x="105.776cm" svg:y="38.465cm">
          <text:p text:style-name="P1">RA BUS</text:p>
          <draw:enhanced-geometry svg:viewBox="0 0 21600 21600" draw:type="rectangle" draw:enhanced-path="M 0 0 L 21600 0 21600 21600 0 21600 0 0 Z N"/>
        </draw:custom-shape>
        <draw:custom-shape draw:style-name="gr52" draw:text-style-name="P7" xml:id="id129" draw:id="id129" draw:layer="layout" svg:width="3.809cm" svg:height="1.588cm" svg:x="90.537cm" svg:y="41.004cm">
          <draw:glue-point draw:id="4" svg:x="-5.001cm" svg:y="-2.997cm"/>
          <draw:glue-point draw:id="5" svg:x="-5.001cm" svg:y="2.997cm"/>
          <text:p text:style-name="P1">+ ADDB</text:p>
          <draw:enhanced-geometry svg:viewBox="0 0 21600 21600" draw:type="rectangle" draw:enhanced-path="M 0 0 L 21600 0 21600 21600 0 21600 0 0 Z N"/>
        </draw:custom-shape>
        <draw:custom-shape draw:style-name="gr100" draw:text-style-name="P3" xml:id="id127" draw:id="id127" draw:layer="layout" svg:width="3.175cm" svg:height="3.175cm" svg:x="101.013cm" svg:y="37.512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onnector draw:style-name="gr209" draw:text-style-name="P5" draw:layer="layout" draw:type="curve" svg:x1="104.188cm" svg:y1="39.099cm" svg:x2="105.776cm" svg:y2="39.258cm" draw:start-shape="id127" draw:start-glue-point="1" draw:end-shape="id128" draw:end-glue-point="3" svg:d="M104188 39099c1191 0 397 159 1588 159" svg:viewBox="0 0 1589 160">
          <text:p/>
        </draw:connector>
        <draw:connector draw:style-name="gr210" draw:text-style-name="P5" draw:layer="layout" draw:type="curve" svg:x1="94.346cm" svg:y1="41.798cm" svg:x2="101.014cm" svg:y2="39.416cm" draw:start-shape="id129" draw:start-glue-point="1" draw:end-shape="id127" draw:end-glue-point="6" svg:d="M94346 41798c4999 0 1666-2382 6668-2382" svg:viewBox="0 0 6669 2383">
          <text:p/>
        </draw:connector>
        <draw:custom-shape draw:style-name="gr211" draw:text-style-name="P3" xml:id="id130" draw:id="id130" draw:layer="layout" svg:width="4.445cm" svg:height="0.953cm" svg:x="92.123cm" svg:y="36.242cm">
          <text:p text:style-name="P1">COUNTER</text:p>
          <draw:enhanced-geometry svg:viewBox="0 0 21600 21600" draw:type="rectangle" draw:enhanced-path="M 0 0 L 21600 0 21600 21600 0 21600 0 0 Z N"/>
        </draw:custom-shape>
        <draw:connector draw:style-name="gr212" draw:text-style-name="P5" draw:layer="layout" draw:type="curve" svg:x1="96.568cm" svg:y1="36.718cm" svg:x2="101.014cm" svg:y2="38.783cm" draw:start-shape="id130" draw:start-glue-point="1" draw:end-shape="id127" draw:end-glue-point="5" svg:d="M96568 36718c3333 0 1110 2065 4446 2065" svg:viewBox="0 0 4447 2066">
          <text:p/>
        </draw:connector>
        <draw:custom-shape draw:style-name="gr211" draw:text-style-name="P3" xml:id="id131" draw:id="id131" draw:layer="layout" svg:width="4.445cm" svg:height="0.953cm" svg:x="92.123cm" svg:y="34.972cm">
          <text:p text:style-name="P1">TEST</text:p>
          <draw:enhanced-geometry svg:viewBox="0 0 21600 21600" draw:type="rectangle" draw:enhanced-path="M 0 0 L 21600 0 21600 21600 0 21600 0 0 Z N"/>
        </draw:custom-shape>
        <draw:connector draw:style-name="gr213" draw:text-style-name="P5" draw:layer="layout" draw:type="curve" svg:x1="96.568cm" svg:y1="35.448cm" svg:x2="101.014cm" svg:y2="38.148cm" draw:start-shape="id131" draw:start-glue-point="1" draw:end-shape="id127" draw:end-glue-point="4" svg:d="M96568 35448c3333 0 1110 2700 4446 2700" svg:viewBox="0 0 4447 2701">
          <text:p/>
        </draw:connector>
        <draw:connector draw:style-name="gr214" draw:text-style-name="P5" draw:layer="layout" draw:type="curve" svg:x1="62.596cm" svg:y1="13.699cm" svg:x2="90.537cm" svg:y2="41.323cm" draw:start-shape="id32" draw:start-glue-point="1" draw:end-shape="id129" draw:end-glue-point="4" svg:d="M62596 13699c20955 0 6985 27624 27941 27624" svg:viewBox="0 0 27942 27625">
          <text:p/>
        </draw:connector>
        <draw:connector draw:style-name="gr215" draw:text-style-name="P5" draw:layer="layout" draw:type="curve" svg:x1="62.596cm" svg:y1="12.271cm" svg:x2="90.537cm" svg:y2="41.323cm" draw:start-shape="id24" draw:start-glue-point="1" draw:end-shape="id129" draw:end-glue-point="4" svg:d="M62596 12271c20955 0 6985 29052 27941 29052" svg:viewBox="0 0 27942 29053">
          <text:p/>
        </draw:connector>
        <draw:custom-shape draw:style-name="gr21" draw:text-style-name="P3" xml:id="id132" draw:id="id132" draw:layer="layout" svg:width="1.905cm" svg:height="0.952cm" svg:x="87.043cm" svg:y="41.957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216" draw:text-style-name="P5" draw:layer="layout" draw:type="curve" svg:x1="88.948cm" svg:y1="42.433cm" svg:x2="90.537cm" svg:y2="42.273cm" draw:start-shape="id132" draw:start-glue-point="1" draw:end-shape="id129" draw:end-glue-point="5" svg:d="M88948 42433c1191 0 397-160 1589-160" svg:viewBox="0 0 1590 161">
          <text:p/>
        </draw:connector>
        <draw:custom-shape draw:style-name="gr88" draw:text-style-name="P3" xml:id="id133" draw:id="id133" draw:layer="layout" svg:width="3.175cm" svg:height="2.858cm" svg:x="82.281cm" svg:y="41.004cm">
          <draw:glue-point draw:id="4" svg:x="-4.998cm" svg:y="-2.778cm"/>
          <draw:glue-point draw:id="5" svg:x="-4.998cm" svg:y="2.778cm"/>
          <text:p text:style-name="P1">MUX3</text:p>
          <text:p text:style-name="P1">OF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5" draw:layer="layout" draw:type="curve" svg:x1="85.456cm" svg:y1="42.433cm" svg:x2="87.043cm" svg:y2="42.433cm" draw:start-shape="id133" draw:start-glue-point="1" draw:end-shape="id132" draw:end-glue-point="3" svg:d="M85456 42433h1587" svg:viewBox="0 0 1588 1">
          <text:p/>
        </draw:connector>
        <draw:connector draw:style-name="gr218" draw:text-style-name="P5" draw:layer="layout" draw:type="curve" svg:x1="60.373cm" svg:y1="9.096cm" svg:x2="82.282cm" svg:y2="41.64cm" draw:start-shape="id124" draw:start-glue-point="1" draw:end-shape="id133" draw:end-glue-point="4" svg:d="M60373 9096c16429 0 5475 32544 21909 32544" svg:viewBox="0 0 21910 32545">
          <text:p/>
        </draw:connector>
        <draw:connector draw:style-name="gr219" draw:text-style-name="P5" draw:layer="layout" draw:type="curve" svg:x1="60.373cm" svg:y1="9.096cm" svg:x2="82.281cm" svg:y2="42.433cm" draw:start-shape="id124" draw:start-glue-point="1" draw:end-shape="id133" draw:end-glue-point="3" svg:d="M60373 9096c16429 0 5476 33337 21908 33337" svg:viewBox="0 0 21909 33338">
          <text:p/>
        </draw:connector>
        <draw:connector draw:style-name="gr220" draw:text-style-name="P5" draw:layer="layout" draw:type="curve" svg:x1="60.373cm" svg:y1="9.096cm" svg:x2="82.282cm" svg:y2="43.226cm" draw:start-shape="id124" draw:start-glue-point="1" draw:end-shape="id133" draw:end-glue-point="5" svg:d="M60373 9096c16429 0 5475 34130 21909 34130" svg:viewBox="0 0 21910 34131">
          <text:p/>
        </draw:connector>
        <draw:custom-shape draw:style-name="gr52" draw:text-style-name="P7" xml:id="id136" draw:id="id136" draw:layer="layout" svg:width="3.809cm" svg:height="1.588cm" svg:x="87.044cm" svg:y="45.45cm">
          <draw:glue-point draw:id="4" svg:x="-5.001cm" svg:y="-2.997cm"/>
          <draw:glue-point draw:id="5" svg:x="-5.001cm" svg:y="2.997cm"/>
          <text:p text:style-name="P1">+ ACC C</text:p>
          <draw:enhanced-geometry svg:viewBox="0 0 21600 21600" draw:type="rectangle" draw:enhanced-path="M 0 0 L 21600 0 21600 21600 0 21600 0 0 Z N"/>
        </draw:custom-shape>
        <draw:connector draw:style-name="gr221" draw:text-style-name="P5" draw:layer="layout" draw:type="curve" svg:x1="94.346cm" svg:y1="46.244cm" svg:x2="95.616cm" svg:y2="46.244cm" draw:start-shape="id134" draw:start-glue-point="1" draw:end-shape="id135" draw:end-glue-point="3" svg:d="M94346 46244h1270" svg:viewBox="0 0 1271 1">
          <text:p/>
        </draw:connector>
        <draw:custom-shape draw:style-name="gr21" draw:text-style-name="P3" xml:id="id135" draw:id="id135" draw:layer="layout" svg:width="1.905cm" svg:height="0.952cm" svg:x="95.616cm" svg:y="45.768cm">
          <text:p text:style-name="P1">RE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2" draw:text-style-name="P5" draw:layer="layout" draw:type="curve" svg:x1="97.521cm" svg:y1="46.244cm" svg:x2="101.014cm" svg:y2="40.051cm" draw:start-shape="id135" draw:start-glue-point="1" draw:end-shape="id127" draw:end-glue-point="7" svg:d="M97521 46244c2617 0 871-6193 3493-6193" svg:viewBox="0 0 3494 6194">
          <text:p/>
        </draw:connector>
        <draw:custom-shape draw:style-name="gr21" draw:text-style-name="P3" xml:id="id134" draw:id="id134" draw:layer="layout" svg:width="1.905cm" svg:height="0.952cm" svg:x="92.441cm" svg:y="45.768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23" draw:text-style-name="P5" draw:layer="layout" draw:type="curve" svg:x1="90.853cm" svg:y1="46.244cm" svg:x2="92.441cm" svg:y2="46.244cm" draw:start-shape="id136" draw:start-glue-point="1" draw:end-shape="id134" draw:end-glue-point="3" svg:d="M90853 46244h1588" svg:viewBox="0 0 1589 1">
          <text:p/>
        </draw:connector>
        <draw:connector draw:style-name="gr224" draw:text-style-name="P5" draw:layer="layout" draw:type="curve" draw:line-skew="0cm -0.452cm" svg:x1="94.346cm" svg:y1="46.244cm" svg:x2="87.044cm" svg:y2="45.769cm" draw:start-shape="id134" draw:start-glue-point="1" draw:end-shape="id136" draw:end-glue-point="4" svg:d="M94346 46244c250 0 500-437 500-874 0-436-2076-873-4152-873s-4152 318-4152 636 251 636 502 636" svg:viewBox="0 0 8305 1748">
          <text:p/>
        </draw:connector>
        <draw:custom-shape draw:style-name="gr21" draw:text-style-name="P3" xml:id="id137" draw:id="id137" draw:layer="layout" svg:width="1.905cm" svg:height="0.952cm" svg:x="83.868cm" svg:y="46.403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225" draw:text-style-name="P5" draw:layer="layout" draw:type="curve" svg:x1="85.773cm" svg:y1="46.879cm" svg:x2="87.044cm" svg:y2="46.719cm" draw:start-shape="id137" draw:start-glue-point="1" draw:end-shape="id136" draw:end-glue-point="5" svg:d="M85773 46879c952 0 317-160 1271-160" svg:viewBox="0 0 1272 161">
          <text:p/>
        </draw:connector>
        <draw:custom-shape draw:style-name="gr226" draw:text-style-name="P3" xml:id="id138" draw:id="id138" draw:layer="layout" svg:width="3.175cm" svg:height="6.985cm" svg:x="77.518cm" svg:y="41.957cm">
          <draw:glue-point draw:id="4" svg:x="-4.998cm" svg:y="-1.362cm"/>
          <draw:glue-point draw:id="5" svg:x="-4.998cm" svg:y="1.364cm"/>
          <draw:glue-point draw:id="6" svg:x="-4.998cm" svg:y="2.273cm"/>
          <draw:glue-point draw:id="7" svg:x="-4.998cm" svg:y="3.182cm"/>
          <draw:glue-point draw:id="8" svg:x="-4.998cm" svg:y="4.091cm"/>
          <draw:glue-point draw:id="9" svg:x="-4.998cm" svg:y="-2.272cm"/>
          <draw:glue-point draw:id="10" svg:x="-4.998cm" svg:y="-3.181cm"/>
          <draw:glue-point draw:id="11" svg:x="-4.998cm" svg:y="-4.09cm"/>
          <draw:glue-point draw:id="12" svg:x="-4.998cm" svg:y="-0.453cm"/>
          <draw:glue-point draw:id="13" svg:x="-4.998cm" svg:y="0.455cm"/>
          <text:p text:style-name="P1">MUX10</text:p>
          <draw:enhanced-geometry svg:viewBox="0 0 21600 21600" draw:type="rectangle" draw:enhanced-path="M 0 0 L 21600 0 21600 21600 0 21600 0 0 Z N"/>
        </draw:custom-shape>
        <draw:connector draw:style-name="gr227" draw:text-style-name="P5" draw:layer="layout" draw:type="curve" svg:x1="80.693cm" svg:y1="45.449cm" svg:x2="83.868cm" svg:y2="46.879cm" draw:start-shape="id138" draw:start-glue-point="1" draw:end-shape="id137" draw:end-glue-point="3" svg:d="M80693 45449c2380 0 793 1430 3175 1430" svg:viewBox="0 0 3176 1431">
          <text:p/>
        </draw:connector>
        <draw:custom-shape draw:style-name="gr92" draw:text-style-name="P10" xml:id="id139" draw:id="id139" draw:layer="layout" svg:width="3.809cm" svg:height="0.952cm" svg:x="70.851cm" svg:y="41.957cm">
          <text:p text:style-name="P1">REG216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40" draw:id="id140" draw:layer="layout" svg:width="3.809cm" svg:height="0.952cm" svg:x="70.852cm" svg:y="42.909cm">
          <text:p text:style-name="P1">REG218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3.809cm" svg:height="0.952cm" svg:x="67.041cm" svg:y="41.958cm">
          <text:p text:style-name="P1">REG217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3.809cm" svg:height="0.952cm" svg:x="67.042cm" svg:y="42.91cm">
          <text:p text:style-name="P1">REG219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41" draw:id="id141" draw:layer="layout" svg:width="3.809cm" svg:height="0.952cm" svg:x="70.851cm" svg:y="43.862cm">
          <text:p text:style-name="P1">REG21D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3.809cm" svg:height="0.952cm" svg:x="67.041cm" svg:y="43.863cm">
          <text:p text:style-name="P1">REG21E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42" draw:id="id142" draw:layer="layout" svg:width="3.809cm" svg:height="0.952cm" svg:x="70.851cm" svg:y="44.814cm">
          <text:p text:style-name="P1">REG21F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3.809cm" svg:height="0.952cm" svg:x="67.041cm" svg:y="44.815cm">
          <text:p text:style-name="P1">REG220</text:p>
          <draw:enhanced-geometry svg:viewBox="0 0 21600 21600" draw:type="rectangle" draw:enhanced-path="M 0 0 L 21600 0 21600 21600 0 21600 0 0 Z N"/>
        </draw:custom-shape>
        <draw:custom-shape draw:style-name="gr211" draw:text-style-name="P3" xml:id="id145" draw:id="id145" draw:layer="layout" svg:width="4.445cm" svg:height="0.953cm" svg:x="70.216cm" svg:y="47.672cm">
          <text:p text:style-name="P1">CNTC</text:p>
          <draw:enhanced-geometry svg:viewBox="0 0 21600 21600" draw:type="rectangle" draw:enhanced-path="M 0 0 L 21600 0 21600 21600 0 21600 0 0 Z N"/>
        </draw:custom-shape>
        <draw:connector draw:style-name="gr228" draw:text-style-name="P5" draw:layer="layout" draw:type="curve" svg:x1="74.66cm" svg:y1="42.433cm" svg:x2="77.519cm" svg:y2="42.593cm" draw:start-shape="id139" draw:start-glue-point="1" draw:end-shape="id138" draw:end-glue-point="11" svg:d="M74660 42433c2142 0 713 160 2859 160" svg:viewBox="0 0 2860 161">
          <text:p/>
        </draw:connector>
        <draw:connector draw:style-name="gr229" draw:text-style-name="P5" draw:layer="layout" draw:type="curve" svg:x1="74.661cm" svg:y1="43.385cm" svg:x2="77.519cm" svg:y2="43.228cm" draw:start-shape="id140" draw:start-glue-point="1" draw:end-shape="id138" draw:end-glue-point="10" svg:d="M74661 43385c2142 0 713-157 2858-157" svg:viewBox="0 0 2859 158">
          <text:p/>
        </draw:connector>
        <draw:connector draw:style-name="gr230" draw:text-style-name="P5" draw:layer="layout" draw:type="curve" svg:x1="74.66cm" svg:y1="44.338cm" svg:x2="77.519cm" svg:y2="43.863cm" draw:start-shape="id141" draw:start-glue-point="1" draw:end-shape="id138" draw:end-glue-point="9" svg:d="M74660 44338c2142 0 713-475 2859-475" svg:viewBox="0 0 2860 476">
          <text:p/>
        </draw:connector>
        <draw:connector draw:style-name="gr231" draw:text-style-name="P5" draw:layer="layout" draw:type="curve" svg:x1="74.66cm" svg:y1="45.29cm" svg:x2="77.519cm" svg:y2="44.498cm" draw:start-shape="id142" draw:start-glue-point="1" draw:end-shape="id138" draw:end-glue-point="4" svg:d="M74660 45290c2142 0 713-792 2859-792" svg:viewBox="0 0 2860 793">
          <text:p/>
        </draw:connector>
        <draw:connector draw:style-name="gr232" draw:text-style-name="P5" draw:layer="layout" draw:type="curve" svg:x1="70.851cm" svg:y1="37.353cm" svg:x2="77.519cm" svg:y2="45.133cm" draw:start-shape="id143" draw:start-glue-point="1" draw:end-shape="id138" draw:end-glue-point="12" svg:d="M70851 37353c4999 0 1666 7780 6668 7780" svg:viewBox="0 0 6669 7781">
          <text:p/>
        </draw:connector>
        <draw:connector draw:style-name="gr233" draw:text-style-name="P5" draw:layer="layout" draw:type="curve" svg:x1="70.851cm" svg:y1="37.353cm" svg:x2="77.519cm" svg:y2="45.766cm" draw:start-shape="id143" draw:start-glue-point="1" draw:end-shape="id138" draw:end-glue-point="13" svg:d="M70851 37353c4999 0 1666 8413 6668 8413" svg:viewBox="0 0 6669 8414">
          <text:p/>
        </draw:connector>
        <draw:connector draw:style-name="gr234" draw:text-style-name="P5" draw:layer="layout" draw:type="curve" svg:x1="70.851cm" svg:y1="39.893cm" svg:x2="77.519cm" svg:y2="46.401cm" draw:start-shape="id144" draw:start-glue-point="1" draw:end-shape="id138" draw:end-glue-point="5" svg:d="M70851 39893c4999 0 1666 6508 6668 6508" svg:viewBox="0 0 6669 6509">
          <text:p/>
        </draw:connector>
        <draw:connector draw:style-name="gr235" draw:text-style-name="P5" draw:layer="layout" draw:type="curve" svg:x1="70.851cm" svg:y1="39.893cm" svg:x2="77.519cm" svg:y2="47.036cm" draw:start-shape="id144" draw:start-glue-point="1" draw:end-shape="id138" draw:end-glue-point="6" svg:d="M70851 39893c4999 0 1666 7143 6668 7143" svg:viewBox="0 0 6669 7144">
          <text:p/>
        </draw:connector>
        <draw:connector draw:style-name="gr236" draw:text-style-name="P5" draw:layer="layout" draw:type="curve" svg:x1="74.661cm" svg:y1="48.148cm" svg:x2="77.519cm" svg:y2="47.671cm" draw:start-shape="id145" draw:start-glue-point="1" draw:end-shape="id138" draw:end-glue-point="7" svg:d="M74661 48148c2142 0 713-477 2858-477" svg:viewBox="0 0 2859 478">
          <text:p/>
        </draw:connector>
        <draw:connector draw:style-name="gr237" draw:text-style-name="P5" draw:layer="layout" draw:type="curve" svg:x1="74.661cm" svg:y1="48.148cm" svg:x2="77.519cm" svg:y2="48.306cm" draw:start-shape="id145" draw:start-glue-point="1" draw:end-shape="id138" draw:end-glue-point="8" svg:d="M74661 48148c2142 0 713 158 2858 158" svg:viewBox="0 0 2859 159">
          <text:p/>
        </draw:connector>
        <draw:custom-shape draw:style-name="gr52" draw:text-style-name="P7" xml:id="id143" draw:id="id143" draw:layer="layout" svg:width="3.809cm" svg:height="1.588cm" svg:x="67.042cm" svg:y="36.559cm">
          <draw:glue-point draw:id="4" svg:x="-5.001cm" svg:y="-2.997cm"/>
          <draw:glue-point draw:id="5" svg:x="-5.001cm" svg:y="2.997cm"/>
          <text:p text:style-name="P1">LFO B</text:p>
          <draw:enhanced-geometry svg:viewBox="0 0 21600 21600" draw:type="rectangle" draw:enhanced-path="M 0 0 L 21600 0 21600 21600 0 21600 0 0 Z N"/>
        </draw:custom-shape>
        <draw:custom-shape draw:style-name="gr52" draw:text-style-name="P7" xml:id="id144" draw:id="id144" draw:layer="layout" svg:width="3.809cm" svg:height="1.588cm" svg:x="67.042cm" svg:y="39.099cm">
          <draw:glue-point draw:id="4" svg:x="-5.001cm" svg:y="-2.997cm"/>
          <draw:glue-point draw:id="5" svg:x="-5.001cm" svg:y="2.997cm"/>
          <text:p text:style-name="P1">LFO A</text:p>
          <draw:enhanced-geometry svg:viewBox="0 0 21600 21600" draw:type="rectangle" draw:enhanced-path="M 0 0 L 21600 0 21600 21600 0 21600 0 0 Z N"/>
        </draw:custom-shape>
        <draw:connector draw:style-name="gr238" draw:text-style-name="P5" draw:layer="layout" draw:type="curve" svg:x1="70.851cm" svg:y1="37.353cm" svg:x2="67.042cm" svg:y2="36.878cm" draw:start-shape="id143" draw:start-glue-point="1" draw:end-shape="id143" draw:end-glue-point="4" svg:d="M70851 37353c250 0 500-324 500-648 0-323-1203-647-2406-647-1202 0-2405 205-2405 410s251 410 502 410" svg:viewBox="0 0 4812 1296">
          <text:p/>
        </draw:connector>
        <draw:connector draw:style-name="gr239" draw:text-style-name="P5" draw:layer="layout" draw:type="curve" svg:x1="70.851cm" svg:y1="39.893cm" svg:x2="67.042cm" svg:y2="39.418cm" draw:start-shape="id144" draw:start-glue-point="1" draw:end-shape="id144" draw:end-glue-point="4" svg:d="M70851 39893c250 0 500-324 500-648 0-323-1203-647-2406-647-1202 0-2405 205-2405 410s251 410 502 410" svg:viewBox="0 0 4812 1296">
          <text:p/>
        </draw:connector>
        <draw:custom-shape draw:style-name="gr92" draw:text-style-name="P10" xml:id="id146" draw:id="id146" draw:layer="layout" svg:width="3.809cm" svg:height="0.952cm" svg:x="58.786cm" svg:y="37.195cm">
          <text:p text:style-name="P1">REG223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48" draw:id="id148" draw:layer="layout" svg:width="3.809cm" svg:height="0.952cm" svg:x="58.787cm" svg:y="39.735cm">
          <text:p text:style-name="P1">REG21C</text:p>
          <draw:enhanced-geometry svg:viewBox="0 0 21600 21600" draw:type="rectangle" draw:enhanced-path="M 0 0 L 21600 0 21600 21600 0 21600 0 0 Z N"/>
        </draw:custom-shape>
        <draw:custom-shape draw:style-name="gr21" draw:text-style-name="P3" xml:id="id149" draw:id="id149" draw:layer="layout" svg:width="1.905cm" svg:height="0.952cm" svg:x="63.866cm" svg:y="39.735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147" draw:id="id147" draw:layer="layout" svg:width="1.905cm" svg:height="0.952cm" svg:x="63.866cm" svg:y="37.19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40" draw:text-style-name="P5" draw:layer="layout" draw:type="curve" svg:x1="62.595cm" svg:y1="37.671cm" svg:x2="63.866cm" svg:y2="37.671cm" draw:start-shape="id146" draw:start-glue-point="1" draw:end-shape="id147" draw:end-glue-point="3" svg:d="M62595 37671h1271" svg:viewBox="0 0 1272 1">
          <text:p/>
        </draw:connector>
        <draw:connector draw:style-name="gr241" draw:text-style-name="P5" draw:layer="layout" draw:type="curve" svg:x1="65.771cm" svg:y1="37.671cm" svg:x2="67.042cm" svg:y2="37.828cm" draw:start-shape="id147" draw:start-glue-point="1" draw:end-shape="id143" draw:end-glue-point="5" svg:d="M65771 37671c952 0 317 157 1271 157" svg:viewBox="0 0 1272 158">
          <text:p/>
        </draw:connector>
        <draw:connector draw:style-name="gr242" draw:text-style-name="P5" draw:layer="layout" draw:type="curve" svg:x1="62.596cm" svg:y1="40.211cm" svg:x2="63.866cm" svg:y2="40.211cm" draw:start-shape="id148" draw:start-glue-point="1" draw:end-shape="id149" draw:end-glue-point="3" svg:d="M62596 40211h1270" svg:viewBox="0 0 1271 1">
          <text:p/>
        </draw:connector>
        <draw:connector draw:style-name="gr243" draw:text-style-name="P5" draw:layer="layout" draw:type="curve" svg:x1="65.771cm" svg:y1="40.211cm" svg:x2="67.042cm" svg:y2="40.368cm" draw:start-shape="id149" draw:start-glue-point="1" draw:end-shape="id144" draw:end-glue-point="5" svg:d="M65771 40211c952 0 317 157 1271 157" svg:viewBox="0 0 1272 158">
          <text:p/>
        </draw:connector>
        <draw:custom-shape draw:style-name="gr244" draw:text-style-name="P3" xml:id="id150" draw:id="id150" draw:layer="layout" svg:width="3.81cm" svg:height="0.953cm" svg:x="58.786cm" svg:y="36.241cm">
          <text:p text:style-name="P1">CNTB TIM</text:p>
          <draw:enhanced-geometry svg:viewBox="0 0 21600 21600" draw:type="rectangle" draw:enhanced-path="M 0 0 L 21600 0 21600 21600 0 21600 0 0 Z N"/>
        </draw:custom-shape>
        <draw:custom-shape draw:style-name="gr244" draw:text-style-name="P3" xml:id="id151" draw:id="id151" draw:layer="layout" svg:width="3.81cm" svg:height="0.953cm" svg:x="58.786cm" svg:y="38.782cm">
          <text:p text:style-name="P1">CNTA TIM</text:p>
          <draw:enhanced-geometry svg:viewBox="0 0 21600 21600" draw:type="rectangle" draw:enhanced-path="M 0 0 L 21600 0 21600 21600 0 21600 0 0 Z N"/>
        </draw:custom-shape>
        <draw:connector draw:style-name="gr245" draw:text-style-name="P5" draw:layer="layout" draw:type="curve" svg:x1="62.596cm" svg:y1="36.717cm" svg:x2="64.818cm" svg:y2="37.195cm" draw:start-shape="id150" draw:start-glue-point="1" draw:end-shape="id147" draw:end-glue-point="0" svg:d="M62596 36717c952 0 793-11 1111-79s1111-194 1111 557" svg:viewBox="0 0 2223 611">
          <text:p/>
        </draw:connector>
        <draw:connector draw:style-name="gr246" draw:text-style-name="P5" draw:layer="layout" draw:type="curve" svg:x1="62.596cm" svg:y1="39.258cm" svg:x2="64.818cm" svg:y2="39.735cm" draw:start-shape="id151" draw:start-glue-point="1" draw:end-shape="id149" draw:end-glue-point="0" svg:d="M62596 39258c952 0 793-11 1111-80s1111-194 1111 557" svg:viewBox="0 0 2223 6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" draw:display-name="Arrowheads 12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4" draw:display-name="Arrowheads 124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" draw:display-name="Arrowheads 13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" draw:display-name="Arrowheads 14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45" draw:display-name="Arrowheads 145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Arrowheads_20_148" draw:display-name="Arrowheads 148" svg:viewBox="0 0 20 20" svg:d="M0 20l10-20 10 20z"/>
    <draw:marker draw:name="Arrowheads_20_149" draw:display-name="Arrowheads 149" svg:viewBox="0 0 20 20" svg:d="M0 20l10-20 10 20z"/>
    <draw:marker draw:name="Arrowheads_20_15" draw:display-name="Arrowheads 15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3" draw:display-name="Arrowheads 153" svg:viewBox="0 0 20 20" svg:d="M0 20l10-20 10 20z"/>
    <draw:marker draw:name="Arrowheads_20_154" draw:display-name="Arrowheads 154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" draw:display-name="Arrowheads 16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2" draw:display-name="Arrowheads 162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7" draw:display-name="Arrowheads 167" svg:viewBox="0 0 20 20" svg:d="M0 20l10-20 10 20z"/>
    <draw:marker draw:name="Arrowheads_20_168" draw:display-name="Arrowheads 168" svg:viewBox="0 0 20 20" svg:d="M0 20l10-20 10 20z"/>
    <draw:marker draw:name="Arrowheads_20_169" draw:display-name="Arrowheads 169" svg:viewBox="0 0 20 20" svg:d="M0 20l10-20 10 20z"/>
    <draw:marker draw:name="Arrowheads_20_170" draw:display-name="Arrowheads 170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3" draw:display-name="Arrowheads 173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" draw:display-name="Arrowheads 18" svg:viewBox="0 0 20 20" svg:d="M0 20l10-20 10 20z"/>
    <draw:marker draw:name="Arrowheads_20_180" draw:display-name="Arrowheads 180" svg:viewBox="0 0 20 20" svg:d="M0 20l10-20 10 20z"/>
    <draw:marker draw:name="Arrowheads_20_181" draw:display-name="Arrowheads 181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0" draw:display-name="Arrowheads 190" svg:viewBox="0 0 20 20" svg:d="M0 20l10-20 10 20z"/>
    <draw:marker draw:name="Arrowheads_20_191" draw:display-name="Arrowheads 191" svg:viewBox="0 0 20 20" svg:d="M0 20l10-20 10 20z"/>
    <draw:marker draw:name="Arrowheads_20_192" draw:display-name="Arrowheads 192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198" draw:display-name="Arrowheads 198" svg:viewBox="0 0 20 20" svg:d="M0 20l10-20 10 20z"/>
    <draw:marker draw:name="Arrowheads_20_199" draw:display-name="Arrowheads 19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3" draw:display-name="Arrowheads 203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7" draw:display-name="Arrowheads 217" svg:viewBox="0 0 20 20" svg:d="M0 20l10-20 10 20z"/>
    <draw:marker draw:name="Arrowheads_20_218" draw:display-name="Arrowheads 218" svg:viewBox="0 0 20 20" svg:d="M0 20l10-20 10 20z"/>
    <draw:marker draw:name="Arrowheads_20_219" draw:display-name="Arrowheads 219" svg:viewBox="0 0 20 20" svg:d="M0 20l10-20 10 20z"/>
    <draw:marker draw:name="Arrowheads_20_22" draw:display-name="Arrowheads 22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2" draw:display-name="Arrowheads 222" svg:viewBox="0 0 20 20" svg:d="M0 20l10-20 10 20z"/>
    <draw:marker draw:name="Arrowheads_20_223" draw:display-name="Arrowheads 223" svg:viewBox="0 0 20 20" svg:d="M0 20l10-20 10 20z"/>
    <draw:marker draw:name="Arrowheads_20_224" draw:display-name="Arrowheads 224" svg:viewBox="0 0 20 20" svg:d="M0 20l10-20 10 20z"/>
    <draw:marker draw:name="Arrowheads_20_225" draw:display-name="Arrowheads 225" svg:viewBox="0 0 20 20" svg:d="M0 20l10-20 10 20z"/>
    <draw:marker draw:name="Arrowheads_20_226" draw:display-name="Arrowheads 226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" draw:display-name="Arrowheads 23" svg:viewBox="0 0 20 20" svg:d="M0 20l10-20 10 20z"/>
    <draw:marker draw:name="Arrowheads_20_230" draw:display-name="Arrowheads 230" svg:viewBox="0 0 20 20" svg:d="M0 20l10-20 10 20z"/>
    <draw:marker draw:name="Arrowheads_20_231" draw:display-name="Arrowheads 231" svg:viewBox="0 0 20 20" svg:d="M0 20l10-20 10 20z"/>
    <draw:marker draw:name="Arrowheads_20_232" draw:display-name="Arrowheads 232" svg:viewBox="0 0 20 20" svg:d="M0 20l10-20 10 20z"/>
    <draw:marker draw:name="Arrowheads_20_233" draw:display-name="Arrowheads 23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8T00:15:58.120620300</meta:creation-date>
    <meta:generator>LibreOffice/25.2.6.2$Windows_X86_64 LibreOffice_project/729c5bfe710f5eb71ed3bbde9e06a6065e9c6c5d</meta:generator>
    <dc:date>2025-11-18T21:17:47.167088900</dc:date>
    <meta:editing-duration>P8DT15H53M7S</meta:editing-duration>
    <meta:editing-cycles>194</meta:editing-cycles>
    <meta:document-statistic meta:object-count="396"/>
  </office:meta>
</office:document-meta>
</file>